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59.84pt"/>
    </style:style>
    <style:style style:name="co10" style:family="table-column">
      <style:table-column-properties fo:break-before="auto" style:column-width="34.64pt"/>
    </style:style>
    <style:style style:name="co11" style:family="table-column">
      <style:table-column-properties fo:break-before="auto" style:column-width="384.24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358.95pt"/>
    </style:style>
    <style:style style:name="co14" style:family="table-column">
      <style:table-column-properties fo:break-before="auto" style:column-width="22.51pt"/>
    </style:style>
    <style:style style:name="co15" style:family="table-column">
      <style:table-column-properties fo:break-before="auto" style:column-width="115.46pt"/>
    </style:style>
    <style:style style:name="co16" style:family="table-column">
      <style:table-column-properties fo:break-before="auto" style:column-width="60.15pt"/>
    </style:style>
    <style:style style:name="co17" style:family="table-column">
      <style:table-column-properties fo:break-before="auto" style:column-width="446.14pt"/>
    </style:style>
    <style:style style:name="co18" style:family="table-column">
      <style:table-column-properties fo:break-before="auto" style:column-width="166.99pt"/>
    </style:style>
    <style:style style:name="co19" style:family="table-column">
      <style:table-column-properties fo:break-before="auto" style:column-width="329.84pt"/>
    </style:style>
    <style:style style:name="co20" style:family="table-column">
      <style:table-column-properties fo:break-before="auto" style:column-width="21.46pt"/>
    </style:style>
    <style:style style:name="co21" style:family="table-column">
      <style:table-column-properties fo:break-before="auto" style:column-width="108.4pt"/>
    </style:style>
    <style:style style:name="co22" style:family="table-column">
      <style:table-column-properties fo:break-before="auto" style:column-width="102.64pt"/>
    </style:style>
    <style:style style:name="co23" style:family="table-column">
      <style:table-column-properties fo:break-before="auto" style:column-width="538.04pt"/>
    </style:style>
    <style:style style:name="co24" style:family="table-column">
      <style:table-column-properties fo:break-before="auto" style:column-width="149.36pt"/>
    </style:style>
    <style:style style:name="co25" style:family="table-column">
      <style:table-column-properties fo:break-before="auto" style:column-width="306.96pt"/>
    </style:style>
    <style:style style:name="co26" style:family="table-column">
      <style:table-column-properties fo:break-before="auto" style:column-width="35.49pt"/>
    </style:style>
    <style:style style:name="co27" style:family="table-column">
      <style:table-column-properties fo:break-before="auto" style:column-width="332.96pt"/>
    </style:style>
    <style:style style:name="co28" style:family="table-column">
      <style:table-column-properties fo:break-before="auto" style:column-width="49.44pt"/>
    </style:style>
    <style:style style:name="co29" style:family="table-column">
      <style:table-column-properties fo:break-before="auto" style:column-width="182.95pt"/>
    </style:style>
    <style:style style:name="co30" style:family="table-column">
      <style:table-column-properties fo:break-before="auto" style:column-width="61.71pt"/>
    </style:style>
    <style:style style:name="co31" style:family="table-column">
      <style:table-column-properties fo:break-before="auto" style:column-width="200.64pt"/>
    </style:style>
    <style:style style:name="co32" style:family="table-column">
      <style:table-column-properties fo:break-before="auto" style:column-width="54.79pt"/>
    </style:style>
    <style:style style:name="co33" style:family="table-column">
      <style:table-column-properties fo:break-before="auto" style:column-width="83.96pt"/>
    </style:style>
    <style:style style:name="ro3" style:family="table-row">
      <style:table-row-properties style:row-height="14.4pt" fo:break-before="auto" style:use-optimal-row-height="true"/>
    </style:style>
    <style:style style:name="ro1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5.65pt" fo:break-before="auto" style:use-optimal-row-height="true"/>
    </style:style>
    <style:style style:name="ro6" style:family="table-row">
      <style:table-row-properties style:row-height="28.3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2" style:family="table" style:master-page-name="PageStyle_5f_domain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anti-CV">
      <style:table-properties table:display="true" style:writing-mode="lr-tb"/>
    </style:style>
    <style:style style:name="ta5" style:family="table" style:master-page-name="PageStyle_5f_WP-group">
      <style:table-properties table:display="true" style:writing-mode="lr-tb"/>
    </style:style>
    <style:style style:name="ta6" style:family="table" style:master-page-name="PageStyle_5f_filter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30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135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'to-check'.F1"/>
    </style:style>
    <style:style style:name="ce149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 style:data-style-name="N4">
      <style:map style:condition="cell-content()=&quot;1&quot;" style:apply-style-name="Good" style:base-cell-address="'to-check'.C3"/>
      <style:map style:condition="cell-content()=&quot;1.5&quot;" style:apply-style-name="Neutral" style:base-cell-address="'to-check'.C3"/>
    </style:style>
    <style:style style:name="ce163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164" style:family="table-cell" style:parent-style-name="Default" style:data-style-name="N100">
      <style:table-cell-properties fo:border-bottom="none" fo:background-color="#fff200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'to-check'.B6"/>
    </style:style>
    <style:style style:name="ce166" style:family="table-cell" style:parent-style-name="Default" style:data-style-name="N4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'to-check'.C1"/>
      <style:map style:condition="cell-content()=&quot;BLOCK&quot;" style:apply-style-name="Good" style:base-cell-address="'to-check'.C1"/>
    </style:style>
    <style:style style:name="ce167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168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169" style:family="table-cell" style:parent-style-name="Default" style:data-style-name="N4">
      <style:map style:condition="cell-content()=&quot;1&quot;" style:apply-style-name="Good" style:base-cell-address="'to-check'.C41"/>
      <style:map style:condition="cell-content()=&quot;1.5&quot;" style:apply-style-name="Neutral" style:base-cell-address="'to-check'.C41"/>
    </style:style>
    <style:style style:name="ce170" style:family="table-cell" style:parent-style-name="Default" style:data-style-name="N4"/>
    <style:style style:name="ce17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45"/>
      <style:map style:condition="cell-content()=&quot;no&quot;" style:apply-style-name="Bad" style:base-cell-address="'to-check'.E45"/>
      <style:map style:condition="cell-content()=&quot;revert&quot;" style:apply-style-name="Accent_20_2" style:base-cell-address="'to-check'.E45"/>
    </style:style>
    <style:style style:name="ce17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18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18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18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19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19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19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19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19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style:rotation-align="none"/>
    </style:style>
    <style:style style:name="ce34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4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6" style:family="table-cell" style:parent-style-name="Default" style:data-style-name="N100">
      <style:table-cell-properties fo:border-bottom="none" fo:background-color="#fff685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7" style:family="table-cell" style:parent-style-name="Default" style:data-style-name="N100">
      <style:table-cell-properties fo:border-bottom="none" fo:background-color="#add58a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8" style:family="table-cell" style:parent-style-name="Default" style:data-style-name="N100">
      <style:table-cell-properties fo:border-bottom="none" fo:background-color="#59c5c7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9" style:family="table-cell" style:parent-style-name="Default" style:data-style-name="N100">
      <style:table-cell-properties fo:border-bottom="none" fo:background-color="#826aaf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0" style:family="table-cell" style:parent-style-name="Default" style:data-style-name="N100">
      <style:table-cell-properties fo:border-bottom="none" fo:background-color="#f04e4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1" style:family="table-cell" style:parent-style-name="Default" style:data-style-name="N100">
      <style:table-cell-properties fo:border-bottom="none" fo:background-color="#f9a870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2" style:family="table-cell" style:parent-style-name="Default" style:data-style-name="N100">
      <style:table-cell-properties fo:border-bottom="none" fo:background-color="#00599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58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58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15"/>
      <style:map style:condition="cell-content()=&quot;ACCEPT&quot;" style:apply-style-name="Neutral" style:base-cell-address="'anti-CV'.C15"/>
      <style:map style:condition="cell-content()=&quot;TEST&quot;" style:apply-style-name="Accent_20_2" style:base-cell-address="'anti-CV'.C15"/>
      <style:map style:condition="cell-content()=&quot;PROBLEM&quot;" style:apply-style-name="Bad" style:base-cell-address="'anti-CV'.C15"/>
    </style:style>
    <style:style style:name="ce58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1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4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4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0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1" style:family="table-cell" style:parent-style-name="Default" style:data-style-name="N10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6" style:family="table-cell" style:parent-style-name="Default" style:data-style-name="N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7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0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1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6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6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18"/>
      <style:map style:condition="cell-content()=&quot;TO SUBMIT&quot;" style:apply-style-name="Neutral" style:base-cell-address="'WP-group'.D18"/>
      <style:map style:condition="cell-content()=&quot;ADVERT&quot;" style:apply-style-name="Error" style:base-cell-address="'WP-group'.D18"/>
      <style:map style:condition="cell-content()=&quot;NO ADS BY DEFAULT&quot;" style:apply-style-name="Accent_20_2" style:base-cell-address="'WP-group'.D18"/>
    </style:style>
    <style:style style:name="ce465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4"/>
      <style:map style:condition="cell-content()=&quot;TO SUBMIT&quot;" style:apply-style-name="Neutral" style:base-cell-address="'WP-group'.D34"/>
      <style:map style:condition="cell-content()=&quot;ADVERT&quot;" style:apply-style-name="Error" style:base-cell-address="'WP-group'.D34"/>
      <style:map style:condition="cell-content()=&quot;NO ADS BY DEFAULT&quot;" style:apply-style-name="Accent_20_2" style:base-cell-address="'WP-group'.D34"/>
    </style:style>
    <style:style style:name="ce46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5"/>
      <style:map style:condition="cell-content()=&quot;TO SUBMIT&quot;" style:apply-style-name="Neutral" style:base-cell-address="'WP-group'.D35"/>
      <style:map style:condition="cell-content()=&quot;ADVERT&quot;" style:apply-style-name="Error" style:base-cell-address="'WP-group'.D35"/>
      <style:map style:condition="cell-content()=&quot;NO ADS BY DEFAULT&quot;" style:apply-style-name="Accent_20_2" style:base-cell-address="'WP-group'.D35"/>
    </style:style>
    <style:style style:name="ce46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6"/>
      <style:map style:condition="cell-content()=&quot;TO SUBMIT&quot;" style:apply-style-name="Neutral" style:base-cell-address="'WP-group'.D36"/>
      <style:map style:condition="cell-content()=&quot;ADVERT&quot;" style:apply-style-name="Error" style:base-cell-address="'WP-group'.D36"/>
      <style:map style:condition="cell-content()=&quot;NO ADS BY DEFAULT&quot;" style:apply-style-name="Accent_20_2" style:base-cell-address="'WP-group'.D36"/>
    </style:style>
    <style:style style:name="ce46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6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7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3"/>
      <style:map style:condition="cell-content()=&quot;TO SUBMIT&quot;" style:apply-style-name="Neutral" style:base-cell-address="'WP-group'.D43"/>
      <style:map style:condition="cell-content()=&quot;ADVERT&quot;" style:apply-style-name="Error" style:base-cell-address="'WP-group'.D43"/>
      <style:map style:condition="cell-content()=&quot;NO ADS BY DEFAULT&quot;" style:apply-style-name="Accent_20_2" style:base-cell-address="'WP-group'.D43"/>
    </style:style>
    <style:style style:name="ce47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4"/>
      <style:map style:condition="cell-content()=&quot;TO SUBMIT&quot;" style:apply-style-name="Neutral" style:base-cell-address="'WP-group'.D44"/>
      <style:map style:condition="cell-content()=&quot;ADVERT&quot;" style:apply-style-name="Error" style:base-cell-address="'WP-group'.D44"/>
      <style:map style:condition="cell-content()=&quot;NO ADS BY DEFAULT&quot;" style:apply-style-name="Accent_20_2" style:base-cell-address="'WP-group'.D44"/>
    </style:style>
    <style:style style:name="ce47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5"/>
      <style:map style:condition="cell-content()=&quot;TO SUBMIT&quot;" style:apply-style-name="Neutral" style:base-cell-address="'WP-group'.D45"/>
      <style:map style:condition="cell-content()=&quot;ADVERT&quot;" style:apply-style-name="Error" style:base-cell-address="'WP-group'.D45"/>
      <style:map style:condition="cell-content()=&quot;NO ADS BY DEFAULT&quot;" style:apply-style-name="Accent_20_2" style:base-cell-address="'WP-group'.D45"/>
    </style:style>
    <style:style style:name="ce47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7"/>
      <style:map style:condition="cell-content()=&quot;TO SUBMIT&quot;" style:apply-style-name="Neutral" style:base-cell-address="'WP-group'.D47"/>
      <style:map style:condition="cell-content()=&quot;ADVERT&quot;" style:apply-style-name="Error" style:base-cell-address="'WP-group'.D47"/>
      <style:map style:condition="cell-content()=&quot;NO ADS BY DEFAULT&quot;" style:apply-style-name="Accent_20_2" style:base-cell-address="'WP-group'.D47"/>
    </style:style>
    <style:style style:name="ce47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9"/>
      <style:map style:condition="cell-content()=&quot;TO SUBMIT&quot;" style:apply-style-name="Neutral" style:base-cell-address="'WP-group'.D49"/>
      <style:map style:condition="cell-content()=&quot;ADVERT&quot;" style:apply-style-name="Error" style:base-cell-address="'WP-group'.D49"/>
      <style:map style:condition="cell-content()=&quot;NO ADS BY DEFAULT&quot;" style:apply-style-name="Accent_20_2" style:base-cell-address="'WP-group'.D49"/>
    </style:style>
    <style:style style:name="ce47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1"/>
      <style:map style:condition="cell-content()=&quot;TO SUBMIT&quot;" style:apply-style-name="Neutral" style:base-cell-address="'WP-group'.D51"/>
      <style:map style:condition="cell-content()=&quot;ADVERT&quot;" style:apply-style-name="Error" style:base-cell-address="'WP-group'.D51"/>
      <style:map style:condition="cell-content()=&quot;NO ADS BY DEFAULT&quot;" style:apply-style-name="Accent_20_2" style:base-cell-address="'WP-group'.D51"/>
    </style:style>
    <style:style style:name="ce47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ce181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7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9"/>
      <style:map style:condition="cell-content()=&quot;TO SUBMIT&quot;" style:apply-style-name="Neutral" style:base-cell-address="'WP-group'.D59"/>
      <style:map style:condition="cell-content()=&quot;ADVERT&quot;" style:apply-style-name="Error" style:base-cell-address="'WP-group'.D59"/>
      <style:map style:condition="cell-content()=&quot;NO ADS BY DEFAULT&quot;" style:apply-style-name="Accent_20_2" style:base-cell-address="'WP-group'.D59"/>
    </style:style>
    <style:style style:name="ce47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0"/>
      <style:map style:condition="cell-content()=&quot;TO SUBMIT&quot;" style:apply-style-name="Neutral" style:base-cell-address="'WP-group'.D70"/>
      <style:map style:condition="cell-content()=&quot;ADVERT&quot;" style:apply-style-name="Error" style:base-cell-address="'WP-group'.D70"/>
      <style:map style:condition="cell-content()=&quot;NO ADS BY DEFAULT&quot;" style:apply-style-name="Accent_20_2" style:base-cell-address="'WP-group'.D70"/>
    </style:style>
    <style:style style:name="ce479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8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9"/>
      <style:map style:condition="cell-content()=&quot;TO SUBMIT&quot;" style:apply-style-name="Neutral" style:base-cell-address="'WP-group'.D79"/>
      <style:map style:condition="cell-content()=&quot;ADVERT&quot;" style:apply-style-name="Error" style:base-cell-address="'WP-group'.D79"/>
      <style:map style:condition="cell-content()=&quot;NO ADS BY DEFAULT&quot;" style:apply-style-name="Accent_20_2" style:base-cell-address="'WP-group'.D79"/>
    </style:style>
    <style:style style:name="ce481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82" style:family="table-cell" style:parent-style-name="Default">
      <style:table-cell-properties style:rotation-align="none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83" style:family="table-cell" style:parent-style-name="Default" style:data-style-name="N11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5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6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7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8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0.99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9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90" style:family="table-cell" style:parent-style-name="Default">
      <style:table-cell-properties fo:border-bottom="none" fo:border-left="0.06pt solid #000000" fo:border-right="none" style:rotation-align="none" fo:border-top="none"/>
      <style:text-properties fo:font-weight="bold" style:font-weight-asian="bold" style:font-weight-complex="bold"/>
    </style:style>
    <style:style style:name="ce49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92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3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4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5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0.99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6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4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6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fo:border-bottom="0.06pt solid #000000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no-wrap"/>
    </style:style>
    <style:style style:name="ce1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73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7"/>
      <style:map style:condition="cell-content()=&quot;BLOCK&quot;" style:apply-style-name="Good" style:base-cell-address="filters.C837"/>
    </style:style>
    <style:style style:name="ce8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8"/>
      <style:map style:condition="cell-content()=&quot;BLOCK&quot;" style:apply-style-name="Good" style:base-cell-address="filters.C838"/>
    </style:style>
    <style:style style:name="ce7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71"/>
      <style:map style:condition="cell-content()=&quot;BLOCK&quot;" style:apply-style-name="Good" style:base-cell-address="filters.C871"/>
    </style:style>
    <style:style style:name="ce2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80"/>
      <style:map style:condition="cell-content()=&quot;BLOCK&quot;" style:apply-style-name="Good" style:base-cell-address="filters.C880"/>
    </style:style>
    <style:style style:name="ce9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2"/>
      <style:map style:condition="cell-content()=&quot;BLOCK&quot;" style:apply-style-name="Good" style:base-cell-address="filters.C892"/>
    </style:style>
    <style:style style:name="ce9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3"/>
      <style:map style:condition="cell-content()=&quot;BLOCK&quot;" style:apply-style-name="Good" style:base-cell-address="filters.C893"/>
    </style:style>
    <style:style style:name="ce9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4"/>
      <style:map style:condition="cell-content()=&quot;BLOCK&quot;" style:apply-style-name="Good" style:base-cell-address="filters.C894"/>
    </style:style>
    <style:style style:name="ce9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41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Hyperlink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Explanatory_20_Text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6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1"/>
    </style:style>
    <style:style style:name="ce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2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1"/>
    </style:style>
    <style:style style:name="ce12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14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8"/>
    </style:style>
    <style:style style:name="ce55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61"/>
    </style:style>
    <style:style style:name="ce11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011"/>
    </style:style>
    <style:style style:name="ce12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022"/>
    </style:style>
    <style:style style:name="ce264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3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98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1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17"/>
      <style:map style:condition="cell-content()=&quot;no&quot;" style:apply-style-name="Bad" style:base-cell-address="filters.E817"/>
      <style:map style:condition="cell-content()=&quot;revert&quot;" style:apply-style-name="Accent_20_2" style:base-cell-address="filters.E817"/>
    </style:style>
    <style:style style:name="ce11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29"/>
      <style:map style:condition="cell-content()=&quot;no&quot;" style:apply-style-name="Bad" style:base-cell-address="filters.E829"/>
      <style:map style:condition="cell-content()=&quot;revert&quot;" style:apply-style-name="Accent_20_2" style:base-cell-address="filters.E829"/>
    </style:style>
    <style:style style:name="ce13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92"/>
      <style:map style:condition="cell-content()=&quot;no&quot;" style:apply-style-name="Bad" style:base-cell-address="filters.E892"/>
      <style:map style:condition="cell-content()=&quot;revert&quot;" style:apply-style-name="Accent_20_2" style:base-cell-address="filters.E892"/>
    </style:style>
    <style:style style:name="ce14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276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filters.F1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  <style:map style:condition="cell-content()=&quot;easylist&quot;" style:apply-style-name="Error" style:base-cell-address="filters.F1"/>
    </style:style>
    <style:style style:name="ce45" style:family="table-cell" style:parent-style-name="Default">
      <style:table-cell-properties style:rotation-align="none"/>
      <style:map style:condition="cell-content()=&quot;easylist&quot;" style:apply-style-name="Error" style:base-cell-address="filters.F1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4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12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0" style:family="table-cell" style:parent-style-name="Default">
      <style:table-cell-properties fo:background-color="#ef413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1" style:family="table-cell" style:parent-style-name="Default">
      <style:table-cell-properties fo:background-color="#ed1c2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892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287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20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892"/>
      <style:map style:condition="cell-content()=&quot;no&quot;" style:apply-style-name="Bad" style:base-cell-address="filters.G892"/>
    </style:style>
    <style:style style:name="ce5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7" style:family="table-cell" style:parent-style-name="Default" style:data-style-name="N100">
      <style:table-cell-properties fo:border-bottom="none" fo:background-color="#fff200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'to-check'.B6"/>
    </style:style>
    <style:style style:name="ce299" style:family="table-cell" style:parent-style-name="Default" style:data-style-name="N4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'to-check'.C1"/>
      <style:map style:condition="cell-content()=&quot;BLOCK&quot;" style:apply-style-name="Good" style:base-cell-address="'to-check'.C1"/>
    </style:style>
    <style:style style:name="ce300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03" style:family="table-cell" style:parent-style-name="Default" style:data-style-name="N4">
      <style:map style:condition="cell-content()=&quot;1&quot;" style:apply-style-name="Good" style:base-cell-address="'to-check'.C3"/>
      <style:map style:condition="cell-content()=&quot;1.5&quot;" style:apply-style-name="Neutral" style:base-cell-address="'to-check'.C3"/>
    </style:style>
    <style:style style:name="ce305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06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07" style:family="table-cell" style:parent-style-name="Default" style:data-style-name="N4">
      <style:map style:condition="cell-content()=&quot;1&quot;" style:apply-style-name="Good" style:base-cell-address="'to-check'.C41"/>
      <style:map style:condition="cell-content()=&quot;1.5&quot;" style:apply-style-name="Neutral" style:base-cell-address="'to-check'.C41"/>
    </style:style>
    <style:style style:name="ce308" style:family="table-cell" style:parent-style-name="Default" style:data-style-name="N4"/>
    <style:style style:name="ce126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3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31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45"/>
      <style:map style:condition="cell-content()=&quot;no&quot;" style:apply-style-name="Bad" style:base-cell-address="'to-check'.E45"/>
      <style:map style:condition="cell-content()=&quot;revert&quot;" style:apply-style-name="Accent_20_2" style:base-cell-address="'to-check'.E45"/>
    </style:style>
    <style:style style:name="ce139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'to-check'.F1"/>
    </style:style>
    <style:style style:name="ce3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31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31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3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152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3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32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32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32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32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4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6" style:family="table-cell" style:parent-style-name="Default" style:data-style-name="N100">
      <style:table-cell-properties fo:border-bottom="none" fo:background-color="#fff685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7" style:family="table-cell" style:parent-style-name="Default" style:data-style-name="N100">
      <style:table-cell-properties fo:border-bottom="none" fo:background-color="#add58a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8" style:family="table-cell" style:parent-style-name="Default" style:data-style-name="N100">
      <style:table-cell-properties fo:border-bottom="none" fo:background-color="#59c5c7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9" style:family="table-cell" style:parent-style-name="Default" style:data-style-name="N100">
      <style:table-cell-properties fo:border-bottom="none" fo:background-color="#826aaf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0" style:family="table-cell" style:parent-style-name="Default" style:data-style-name="N100">
      <style:table-cell-properties fo:border-bottom="none" fo:background-color="#f04e4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1" style:family="table-cell" style:parent-style-name="Default" style:data-style-name="N100">
      <style:table-cell-properties fo:border-bottom="none" fo:background-color="#f9a870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2" style:family="table-cell" style:parent-style-name="Default" style:data-style-name="N100">
      <style:table-cell-properties fo:border-bottom="none" fo:background-color="#00599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33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33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15"/>
      <style:map style:condition="cell-content()=&quot;ACCEPT&quot;" style:apply-style-name="Neutral" style:base-cell-address="'anti-CV'.C15"/>
      <style:map style:condition="cell-content()=&quot;TEST&quot;" style:apply-style-name="Accent_20_2" style:base-cell-address="'anti-CV'.C15"/>
      <style:map style:condition="cell-content()=&quot;PROBLEM&quot;" style:apply-style-name="Bad" style:base-cell-address="'anti-CV'.C15"/>
    </style:style>
    <style:style style:name="ce33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1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43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6" style:family="table-cell" style:parent-style-name="Default" style:data-style-name="N10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4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4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2" style:family="table-cell" style:parent-style-name="Default" style:data-style-name="N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3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6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7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5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6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18"/>
      <style:map style:condition="cell-content()=&quot;TO SUBMIT&quot;" style:apply-style-name="Neutral" style:base-cell-address="'WP-group'.D18"/>
      <style:map style:condition="cell-content()=&quot;ADVERT&quot;" style:apply-style-name="Error" style:base-cell-address="'WP-group'.D18"/>
      <style:map style:condition="cell-content()=&quot;NO ADS BY DEFAULT&quot;" style:apply-style-name="Accent_20_2" style:base-cell-address="'WP-group'.D18"/>
    </style:style>
    <style:style style:name="ce361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4"/>
      <style:map style:condition="cell-content()=&quot;TO SUBMIT&quot;" style:apply-style-name="Neutral" style:base-cell-address="'WP-group'.D34"/>
      <style:map style:condition="cell-content()=&quot;ADVERT&quot;" style:apply-style-name="Error" style:base-cell-address="'WP-group'.D34"/>
      <style:map style:condition="cell-content()=&quot;NO ADS BY DEFAULT&quot;" style:apply-style-name="Accent_20_2" style:base-cell-address="'WP-group'.D34"/>
    </style:style>
    <style:style style:name="ce36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5"/>
      <style:map style:condition="cell-content()=&quot;TO SUBMIT&quot;" style:apply-style-name="Neutral" style:base-cell-address="'WP-group'.D35"/>
      <style:map style:condition="cell-content()=&quot;ADVERT&quot;" style:apply-style-name="Error" style:base-cell-address="'WP-group'.D35"/>
      <style:map style:condition="cell-content()=&quot;NO ADS BY DEFAULT&quot;" style:apply-style-name="Accent_20_2" style:base-cell-address="'WP-group'.D35"/>
    </style:style>
    <style:style style:name="ce36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6"/>
      <style:map style:condition="cell-content()=&quot;TO SUBMIT&quot;" style:apply-style-name="Neutral" style:base-cell-address="'WP-group'.D36"/>
      <style:map style:condition="cell-content()=&quot;ADVERT&quot;" style:apply-style-name="Error" style:base-cell-address="'WP-group'.D36"/>
      <style:map style:condition="cell-content()=&quot;NO ADS BY DEFAULT&quot;" style:apply-style-name="Accent_20_2" style:base-cell-address="'WP-group'.D36"/>
    </style:style>
    <style:style style:name="ce36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36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36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3"/>
      <style:map style:condition="cell-content()=&quot;TO SUBMIT&quot;" style:apply-style-name="Neutral" style:base-cell-address="'WP-group'.D43"/>
      <style:map style:condition="cell-content()=&quot;ADVERT&quot;" style:apply-style-name="Error" style:base-cell-address="'WP-group'.D43"/>
      <style:map style:condition="cell-content()=&quot;NO ADS BY DEFAULT&quot;" style:apply-style-name="Accent_20_2" style:base-cell-address="'WP-group'.D43"/>
    </style:style>
    <style:style style:name="ce36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4"/>
      <style:map style:condition="cell-content()=&quot;TO SUBMIT&quot;" style:apply-style-name="Neutral" style:base-cell-address="'WP-group'.D44"/>
      <style:map style:condition="cell-content()=&quot;ADVERT&quot;" style:apply-style-name="Error" style:base-cell-address="'WP-group'.D44"/>
      <style:map style:condition="cell-content()=&quot;NO ADS BY DEFAULT&quot;" style:apply-style-name="Accent_20_2" style:base-cell-address="'WP-group'.D44"/>
    </style:style>
    <style:style style:name="ce36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5"/>
      <style:map style:condition="cell-content()=&quot;TO SUBMIT&quot;" style:apply-style-name="Neutral" style:base-cell-address="'WP-group'.D45"/>
      <style:map style:condition="cell-content()=&quot;ADVERT&quot;" style:apply-style-name="Error" style:base-cell-address="'WP-group'.D45"/>
      <style:map style:condition="cell-content()=&quot;NO ADS BY DEFAULT&quot;" style:apply-style-name="Accent_20_2" style:base-cell-address="'WP-group'.D45"/>
    </style:style>
    <style:style style:name="ce36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7"/>
      <style:map style:condition="cell-content()=&quot;TO SUBMIT&quot;" style:apply-style-name="Neutral" style:base-cell-address="'WP-group'.D47"/>
      <style:map style:condition="cell-content()=&quot;ADVERT&quot;" style:apply-style-name="Error" style:base-cell-address="'WP-group'.D47"/>
      <style:map style:condition="cell-content()=&quot;NO ADS BY DEFAULT&quot;" style:apply-style-name="Accent_20_2" style:base-cell-address="'WP-group'.D47"/>
    </style:style>
    <style:style style:name="ce37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9"/>
      <style:map style:condition="cell-content()=&quot;TO SUBMIT&quot;" style:apply-style-name="Neutral" style:base-cell-address="'WP-group'.D49"/>
      <style:map style:condition="cell-content()=&quot;ADVERT&quot;" style:apply-style-name="Error" style:base-cell-address="'WP-group'.D49"/>
      <style:map style:condition="cell-content()=&quot;NO ADS BY DEFAULT&quot;" style:apply-style-name="Accent_20_2" style:base-cell-address="'WP-group'.D49"/>
    </style:style>
    <style:style style:name="ce37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1"/>
      <style:map style:condition="cell-content()=&quot;TO SUBMIT&quot;" style:apply-style-name="Neutral" style:base-cell-address="'WP-group'.D51"/>
      <style:map style:condition="cell-content()=&quot;ADVERT&quot;" style:apply-style-name="Error" style:base-cell-address="'WP-group'.D51"/>
      <style:map style:condition="cell-content()=&quot;NO ADS BY DEFAULT&quot;" style:apply-style-name="Accent_20_2" style:base-cell-address="'WP-group'.D51"/>
    </style:style>
    <style:style style:name="ce37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ce181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7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9"/>
      <style:map style:condition="cell-content()=&quot;TO SUBMIT&quot;" style:apply-style-name="Neutral" style:base-cell-address="'WP-group'.D59"/>
      <style:map style:condition="cell-content()=&quot;ADVERT&quot;" style:apply-style-name="Error" style:base-cell-address="'WP-group'.D59"/>
      <style:map style:condition="cell-content()=&quot;NO ADS BY DEFAULT&quot;" style:apply-style-name="Accent_20_2" style:base-cell-address="'WP-group'.D59"/>
    </style:style>
    <style:style style:name="ce37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0"/>
      <style:map style:condition="cell-content()=&quot;TO SUBMIT&quot;" style:apply-style-name="Neutral" style:base-cell-address="'WP-group'.D70"/>
      <style:map style:condition="cell-content()=&quot;ADVERT&quot;" style:apply-style-name="Error" style:base-cell-address="'WP-group'.D70"/>
      <style:map style:condition="cell-content()=&quot;NO ADS BY DEFAULT&quot;" style:apply-style-name="Accent_20_2" style:base-cell-address="'WP-group'.D70"/>
    </style:style>
    <style:style style:name="ce375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7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9"/>
      <style:map style:condition="cell-content()=&quot;TO SUBMIT&quot;" style:apply-style-name="Neutral" style:base-cell-address="'WP-group'.D79"/>
      <style:map style:condition="cell-content()=&quot;ADVERT&quot;" style:apply-style-name="Error" style:base-cell-address="'WP-group'.D79"/>
      <style:map style:condition="cell-content()=&quot;NO ADS BY DEFAULT&quot;" style:apply-style-name="Accent_20_2" style:base-cell-address="'WP-group'.D79"/>
    </style:style>
    <style:style style:name="ce377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78" style:family="table-cell" style:parent-style-name="Default">
      <style:table-cell-properties style:rotation-align="none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79" style:family="table-cell" style:parent-style-name="Default" style:data-style-name="N11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0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1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2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3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4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0.99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5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6" style:family="table-cell" style:parent-style-name="Default">
      <style:table-cell-properties fo:border-bottom="none" fo:border-left="0.06pt solid #000000" fo:border-right="none" style:rotation-align="none" fo:border-top="none"/>
      <style:text-properties fo:font-weight="bold" style:font-weight-asian="bold" style:font-weight-complex="bold"/>
    </style:style>
    <style:style style:name="ce38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8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9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0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1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0.99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2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ato Medium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name="Calibri"/>
    </style:style>
    <style:style style:name="T4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Lato Medium"/>
    </style:style>
    <style:style style:name="T5" style:family="text">
      <style:text-properties style:font-name="Lato Medium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OCK&quot;;&quot;HIDE&quot;;&quot;POPUP&quot;;&quot;3RD&quot;;&quot;3RDPOPUP&quot;;&quot;AD&quot;;&quot;ADPOPUP&quot;;&quot;WHITE&quot;;&quot;WHITEDIM&quot;;&quot;WHITEPOPUP&quot;)" table:allow-empty-cell="true" table:display-list="unsorted" table:base-cell-address="'WP-group'.D2">
          <table:help-message table:display="true"/>
          <table:error-message table:message-type="stop" table:display="true"/>
        </table:content-validation>
      </table:content-validations>
      <table:table table:name="filters" table:style-name="ta6">
        <office:forms form:automatic-focus="false" form:apply-design-mode="false"/>
        <table:table-column table:style-name="co26" table:default-cell-style-name="ce4"/>
        <table:table-column table:style-name="co27" table:default-cell-style-name="ce224"/>
        <table:table-column table:style-name="co28" table:default-cell-style-name="ce23"/>
        <table:table-column table:style-name="co29" table:default-cell-style-name="ce304"/>
        <table:table-column table:style-name="co30" table:default-cell-style-name="ce40"/>
        <table:table-column table:style-name="co31" table:default-cell-style-name="ce50"/>
        <table:table-column table:style-name="co32" table:default-cell-style-name="ce55"/>
        <table:table-column table:style-name="co33" table:number-columns-repeated="3" table:default-cell-style-name="ce304"/>
        <table:table-column table:style-name="co33" table:default-cell-style-name="ce56"/>
        <table:table-column table:style-name="co33" table:number-columns-repeated="2" table:default-cell-style-name="ce304"/>
        <table:table-column table:style-name="co9" table:number-columns-repeated="1011" table:default-cell-style-name="ce304"/>
        <table:table-row table:style-name="ro1">
          <table:table-cell table:style-name="ce204" office:value-type="string" calcext:value-type="string">
            <text:p>No</text:p>
          </table:table-cell>
          <table:table-cell table:style-name="ce204" office:value-type="string" calcext:value-type="string">
            <text:p>Filter</text:p>
          </table:table-cell>
          <table:table-cell table:style-name="ce225" office:value-type="string" calcext:value-type="string">
            <text:p>Type</text:p>
          </table:table-cell>
          <table:table-cell table:style-name="ce204" office:value-type="string" calcext:value-type="string">
            <text:p>Link</text:p>
          </table:table-cell>
          <table:table-cell table:style-name="ce264" office:value-type="string" calcext:value-type="string">
            <text:p>Check</text:p>
          </table:table-cell>
          <table:table-cell table:style-name="ce276" office:value-type="string" calcext:value-type="string">
            <text:p>Notes</text:p>
          </table:table-cell>
          <table:table-cell table:style-name="ce287" office:value-type="string" calcext:value-type="string">
            <text:p>Push</text:p>
          </table:table-cell>
          <table:table-cell table:style-name="ce204" office:value-type="string" calcext:value-type="string">
            <text:p>EL DONE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" calcext:value-type="float">
            <text:p>1</text:p>
          </table:table-cell>
          <table:table-cell table:style-name="ce209" office:value-type="string" calcext:value-type="string">
            <text:p>lublin112.pl###firmy-box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www.lublin112.pl/smiertelny-wypadek-na-przejsciu-dla-pieszych-kierowca-myslal-ze-potracil-kruka-zdjecia/#close_info_content" xlink:type="simple">https://www.lublin112.pl/smiertelny-wypadek-na-przejsciu-dla-pieszych-kierowca-myslal-ze-potracil-kruka-zdjecia/#close_info_conten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2" calcext:value-type="float">
            <text:p>2</text:p>
          </table:table-cell>
          <table:table-cell table:style-name="ce210" office:value-type="string" calcext:value-type="string">
            <text:p>ckinfo.pl##A[href^="https://www.dekoran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ckinf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3" calcext:value-type="float">
            <text:p>3</text:p>
          </table:table-cell>
          <table:table-cell table:style-name="ce209" office:value-type="string" calcext:value-type="string">
            <text:p>b24tv.pl###metaslider_container_502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http://b24tv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b24tv.pl###metaslider_container_5680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4" calcext:value-type="float">
            <text:p>4</text:p>
          </table:table-cell>
          <table:table-cell table:style-name="ce209" office:value-type="string" calcext:value-type="string">
            <text:p>anywhere.pl##.gofoll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anywher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5" calcext:value-type="float">
            <text:p>5</text:p>
          </table:table-cell>
          <table:table-cell table:style-name="ce210" office:value-type="string" calcext:value-type="string">
            <text:p>anywhere.pl##a[href^="https://www.aparthote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anywhere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anywhere.pl##a[href^="http://www.h15boutiqueapartments.com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anywhere.pl##a[href^="https://www.dobryhotel.com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6" calcext:value-type="float">
            <text:p>6</text:p>
          </table:table-cell>
          <table:table-cell table:style-name="ce209" office:value-type="string" calcext:value-type="string">
            <text:p>pless.pl,czecho.pl,bielsko.info##.baner-r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czecho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://www.pless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://www.bielsko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06" office:value-type="float" office:value="7" calcext:value-type="float">
            <text:p>7</text:p>
          </table:table-cell>
          <table:table-cell table:style-name="ce210" office:value-type="string" calcext:value-type="string">
            <text:p>||shoperia.pl/embed,$subdocument,domain=interia.pl|styl.pl|pomponi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pomponik.pl/plotki/news-magda-gessler-na-zdjeciu-z-mlodosci-hit,nId,3099992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styl.pl/podroze/news-bergen-miasto-kolorowych-domow,nId,3100269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motoryzacja.interia.pl/samochody-uzywane/porady/news-poznaj-swoja-opone-od-poczatku-az-do-konca-jej-zycia,nId,3101802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" calcext:value-type="float">
            <text:p>8</text:p>
          </table:table-cell>
          <table:table-cell table:style-name="ce209" office:value-type="string" calcext:value-type="string">
            <text:p>||bezale.pl^*^Marketing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bezale.pl^*^httpsstopwindykacj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" calcext:value-type="float">
            <text:p>9</text:p>
          </table:table-cell>
          <table:table-cell table:style-name="ce209" office:value-type="string" calcext:value-type="string">
            <text:p>||betonline.net.pl^*^images/sts*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0" calcext:value-type="float">
            <text:p>10</text:p>
          </table:table-cell>
          <table:table-cell table:style-name="ce210" office:value-type="string" calcext:value-type="string">
            <text:p>||automotivesuppliers.pl^*^banners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" calcext:value-type="float">
            <text:p>11</text:p>
          </table:table-cell>
          <table:table-cell table:style-name="ce209" office:value-type="string" calcext:value-type="string">
            <text:p>||ceneo.pl^*^banners$domain=nissanklub.pl|beztrzyman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beztrzyman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2" calcext:value-type="float">
            <text:p>12</text:p>
          </table:table-cell>
          <table:table-cell table:style-name="ce210" office:value-type="string" calcext:value-type="string">
            <text:p>||pless-intermedia.pl^*^banner^$imag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www.czech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pless-intermedia.pl^*^rotator^$subdocument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pless-intermedia.pl^*^slajdy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05" office:value-type="float" office:value="14" calcext:value-type="float">
            <text:p>14</text:p>
          </table:table-cell>
          <table:table-cell table:style-name="ce209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banner4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banner hid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5" calcext:value-type="float">
            <text:p>15</text:p>
          </table:table-cell>
          <table:table-cell table:style-name="ce210" office:value-type="string" calcext:value-type="string">
            <text:p>||baner.weben1.com^$image,domain=24piaseczno.pl|24slupsk.pl|bedzinski24.pl|belchatowski24.pl|bielskonews.pl|chrzanowski24.pl|ciechanowski24.pl|cieszynonline.pl|czestochowanews.pl|dabrowski24.pl|e-starachowice.pl|echobialystok.pl|echolegnica.pl|echowarszawy.pl|elblagonline.pl|elckie.pl|faktybytom.pl|faktykrakowa.pl|faktyopole.pl|faktypoznan.pl|faktyrzeszow.pl|faktywroclaw.pl|gizycko360.pl|gliwiceonline.pl|glogowski24.pl|glosgdanska.pl|grodziski24.pl|halokonin.pl|halotorun.pl|infochelm.pl|infojaworzno.pl|infolomza.pl|infopabianice.pl|infopiotrkow.pl|informacjekoszalin.pl|informacjelodzkie.pl|inforuda.pl|inowroclawskie.pl|irybnik.pl|jastrzebienews.pl|katowicelove.pl|kielceinfo.pl|kochamsiedlce.pl|krzeszowiceinfo.pl|leszczynski24.pl|lubinski24.pl|lubliniec360.pl|mieleceu.pl|minski24.pl|mojgorzow.pl|mojwloclawek.pl|mojzgierz.pl|myslowicki24.pl|naszkedzierzyn.pl|newsynowodworskie.pl|nowosadecki24.pl|olkuszonline.pl|ostrolecki24.pl|oswieciminfo.pl|otososnowiec.pl|owlkp.pl|piekaryonline.pl|portalkalisz.pl|portalwalbrzych.pl|portalzielonagora.pl|portalzory.pl|przemyslonline.pl|pulsbydgoszczy.pl|raciborski24.pl|siemianowicki24.pl|stalowanews.pl|stargardlokalnie.pl|suwalkinews.pl|swidnicanews.pl|swietochlowiceonline.pl|szczecin4u.pl|tarnowskie24.pl|terazgniezno.pl|tomaszowonline.pl|tuzamosc.pl|twojagdynia.pl|twojelegionowo.pl|wejherowski24.pl|wiadomoscilublin.pl|wiadomosciolsztyn.pl|wiadomosciplock.pl|wiadomosciwadowice.pl|wostrowcu.pl|wpruszkowie.pl|wrotachorzowa.pl|wrotagrudziadza.pl|wrotatarnowa.pl|wrotazabrza.pl|zawiercieonline.pl|zywieconli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inowroclawskie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rupa 48media - banner source 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6" calcext:value-type="float">
            <text:p>16</text:p>
          </table:table-cell>
          <table:table-cell table:style-name="ce209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link-righ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small banners hid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7" calcext:value-type="float">
            <text:p>17</text:p>
          </table:table-cell>
          <table:table-cell table:style-name="ce210" office:value-type="string" calcext:value-type="string">
            <text:p>xda-developers.com##.sponsor-dyn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xda-developers.co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8" calcext:value-type="float">
            <text:p>18</text:p>
          </table:table-cell>
          <table:table-cell table:style-name="ce209" office:value-type="string" calcext:value-type="string">
            <text:p>||niebezpiecznik.pl/cloudya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niebezpiecznik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9" calcext:value-type="float">
            <text:p>19</text:p>
          </table:table-cell>
          <table:table-cell table:style-name="ce210" office:value-type="string" calcext:value-type="string">
            <text:p>regionalna.pl###reklama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zary-zagan.regionaln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20" calcext:value-type="float">
            <text:p>20</text:p>
          </table:table-cell>
          <table:table-cell table:style-name="ce209" office:value-type="string" calcext:value-type="string">
            <text:p>zywiec112.com.pl##.simple-popup-adver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zywiec112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21" calcext:value-type="float">
            <text:p>21</text:p>
          </table:table-cell>
          <table:table-cell table:style-name="ce210" office:value-type="string" calcext:value-type="string">
            <text:p>zywiec112.com.pl##div[id^="baner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zywiec112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22" calcext:value-type="float">
            <text:p>22</text:p>
          </table:table-cell>
          <table:table-cell table:style-name="ce209" office:value-type="string" calcext:value-type="string">
            <text:p>||bitcoin-online.pl/images/*baner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bitcoin-onli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23" calcext:value-type="float">
            <text:p>23</text:p>
          </table:table-cell>
          <table:table-cell table:style-name="ce210" office:value-type="string" calcext:value-type="string">
            <text:p>||blogprezesa.pl^*^Bitmex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blogprezes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blogprezesa.pl^*^xtb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24" calcext:value-type="float">
            <text:p>24</text:p>
          </table:table-cell>
          <table:table-cell table:style-name="ce210" office:value-type="string" calcext:value-type="string">
            <text:p>||oswiecim112.pl^*^Reklama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oswiecim112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oswiecim112.pl^*^Adamex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25" calcext:value-type="float">
            <text:p>25</text:p>
          </table:table-cell>
          <table:table-cell table:style-name="ce210" office:value-type="string" calcext:value-type="string">
            <text:p>oswiecim112.pl#?#aside:-abp-contains(REKLAMA) &gt; .text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oswiecim112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205" office:value-type="float" office:value="26" calcext:value-type="float">
            <text:p>26</text:p>
          </table:table-cell>
          <table:table-cell table:style-name="ce209" office:value-type="string" calcext:value-type="string">
            <text:p>lublin112.pl##.ad.text-cent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lublin112.pl/zabezpieczono-tytoniowa-kontrabande-o-wartosci-niemal-350-tys-zlotych-zdjec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206" office:value-type="float" office:value="27" calcext:value-type="float">
            <text:p>27</text:p>
          </table:table-cell>
          <table:table-cell table:style-name="ce210" office:value-type="string" calcext:value-type="string">
            <text:p>||bronradom.pl^*_158758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www.bronrad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bronradom.pl^*_236288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bronradom.pl^*_60052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bronradom.pl^*_83294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bronradom.pl^*_88325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28" calcext:value-type="float">
            <text:p>28</text:p>
          </table:table-cell>
          <table:table-cell table:style-name="ce209" office:value-type="string" calcext:value-type="string">
            <text:p>bosonamacie.pl##a[onclick^="ga('send'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bosonamac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29" calcext:value-type="float">
            <text:p>29</text:p>
          </table:table-cell>
          <table:table-cell table:style-name="ce210" office:value-type="string" calcext:value-type="string">
            <text:p>businesswomanlife.pl##.sead &gt; a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businesswomanlif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30" calcext:value-type="float">
            <text:p>30</text:p>
          </table:table-cell>
          <table:table-cell table:style-name="ce209" office:value-type="string" calcext:value-type="string">
            <text:p>kresy.pl###media_image-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kresy.pl/wydarzenia/gospodarka/iran-bedzie-mial-nowa-walut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31" calcext:value-type="float">
            <text:p>31</text:p>
          </table:table-cell>
          <table:table-cell table:style-name="ce210" office:value-type="string" calcext:value-type="string">
            <text:p>ceny-zlomu.pl##.uniq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ceny-zlomu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32" calcext:value-type="float">
            <text:p>32</text:p>
          </table:table-cell>
          <table:table-cell table:style-name="ce209" office:value-type="string" calcext:value-type="string">
            <text:p>||lilia.doba.pl^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https://doba.pl/ddz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33" calcext:value-type="float">
            <text:p>33</text:p>
          </table:table-cell>
          <table:table-cell table:style-name="ce210" office:value-type="string" calcext:value-type="string">
            <text:p>||ciechanowinaczej.pl^*-ci1150x25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ciechanowinaczej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ciechanowinaczej.pl^*_6359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ciechanowinaczej.pl^*_8983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34" calcext:value-type="float">
            <text:p>34</text:p>
          </table:table-cell>
          <table:table-cell table:style-name="ce209" office:value-type="string" calcext:value-type="string">
            <text:p>||cdn.gallery^*-tlokasztelan.jpg$image,domain=ciechanowinaczej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ciechanowinaczej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35" calcext:value-type="float">
            <text:p>35</text:p>
          </table:table-cell>
          <table:table-cell table:style-name="ce210" office:value-type="string" calcext:value-type="string">
            <text:p>icomp.pl##a[href^="https://biuropr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icomp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36" calcext:value-type="float">
            <text:p>36</text:p>
          </table:table-cell>
          <table:table-cell table:style-name="ce209" office:value-type="string" calcext:value-type="string">
            <text:p>||rep.leaselink.pl/plugin^$script,domain=icomp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icom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37" calcext:value-type="float">
            <text:p>37</text:p>
          </table:table-cell>
          <table:table-cell table:style-name="ce210" office:value-type="string" calcext:value-type="string">
            <text:p>zabawkowo.com##.banner-plecaki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zabawkowo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38" calcext:value-type="float">
            <text:p>38</text:p>
          </table:table-cell>
          <table:table-cell table:style-name="ce209" office:value-type="string" calcext:value-type="string">
            <text:p>dzieckowpodrozy.pl##a[href$="_campaign=dzieckowpodrozy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dzieckowpodro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39" calcext:value-type="float">
            <text:p>39</text:p>
          </table:table-cell>
          <table:table-cell table:style-name="ce210" office:value-type="string" calcext:value-type="string">
            <text:p>||dziennikzwiazkowy.com*^*baner_728x1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dziennikzwiazkowy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dziennikzwiazkowy.com*^*01/PN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40" calcext:value-type="float">
            <text:p>40</text:p>
          </table:table-cell>
          <table:table-cell table:style-name="ce210" office:value-type="string" calcext:value-type="string">
            <text:p>||dzisiajwgliwicach.pl^*^sixsilver-jubil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dzisiajwgliwicach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41" calcext:value-type="float">
            <text:p>41</text:p>
          </table:table-cell>
          <table:table-cell table:style-name="ce209" office:value-type="string" calcext:value-type="string">
            <text:p>e-kg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e-k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42" calcext:value-type="float">
            <text:p>42</text:p>
          </table:table-cell>
          <table:table-cell table:style-name="ce210" office:value-type="string" calcext:value-type="string">
            <text:p>||e-playbet.com^*_bonus_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e-playbet.com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e-playbet.com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-playbet.com^*_350x35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e-playbet.com^*Forbet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-playbet.com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43" calcext:value-type="float">
            <text:p>43</text:p>
          </table:table-cell>
          <table:table-cell table:style-name="ce209" office:value-type="string" calcext:value-type="string">
            <text:p>||wlsts.eacdn.com^$image,domain=e-playbet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e-playbet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ners 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44" calcext:value-type="float">
            <text:p>44</text:p>
          </table:table-cell>
          <table:table-cell table:style-name="ce210" office:value-type="string" calcext:value-type="string">
            <text:p>||sts.pl^$subdocument,domain=goal.pl|izaktv.pl|primeradivision.pl|seriea.pl|e-pla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e-play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45" calcext:value-type="float">
            <text:p>45</text:p>
          </table:table-cell>
          <table:table-cell table:style-name="ce209" office:value-type="string" calcext:value-type="string">
            <text:p>||e-play.eu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e-play.eu/egba-blokowanie-platnosci-nie-jest-rozwiazaniem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-play.eu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e-play.eu^*1024x200_2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46" calcext:value-type="float">
            <text:p>46</text:p>
          </table:table-cell>
          <table:table-cell table:style-name="ce210" office:value-type="string" calcext:value-type="string">
            <text:p>gosc.pl##a[href^="https://www.autodoc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gosc.pl/doc/5739192.Ojciec-Szustak-dotarl-do-Grobu-Panskieg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47" calcext:value-type="float">
            <text:p>47</text:p>
          </table:table-cell>
          <table:table-cell table:style-name="ce209" office:value-type="string" calcext:value-type="string">
            <text:p>radioem.pl##a[href^="https://www.autoczescionline24.pl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radio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48" calcext:value-type="float">
            <text:p>48</text:p>
          </table:table-cell>
          <table:table-cell table:style-name="ce210" office:value-type="string" calcext:value-type="string">
            <text:p>||zw.lt^*^budimex_970_9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zw.lt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zw.lt^*^fundacja-orlen-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49" calcext:value-type="float">
            <text:p>49</text:p>
          </table:table-cell>
          <table:table-cell table:style-name="ce210" office:value-type="string" calcext:value-type="string">
            <text:p>appleworld.pl##a[href^="https://www.whitepress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appleworld.pl/dziala-tylko-jedna-sluchawka-airpods-oto-jak-naprawic-proble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50" calcext:value-type="float">
            <text:p>50</text:p>
          </table:table-cell>
          <table:table-cell table:style-name="ce209" office:value-type="string" calcext:value-type="string">
            <text:p>||zyciezamoscia.pl^*^04/CHATA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zyciezamosci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zyciezamoscia.pl^*^24_megadruk2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zyciezamoscia.pl^*^kamienie_smal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51" calcext:value-type="float">
            <text:p>51</text:p>
          </table:table-cell>
          <table:table-cell table:style-name="ce210" office:value-type="string" calcext:value-type="string">
            <text:p>||ziemialimanowska.pl^*^JANCZYK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www.ziemialimanows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ziemialimanowska.pl^*^CKU-plakat222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ziemialimanowska.pl^*^SOLIDARNOSC-modified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52" calcext:value-type="float">
            <text:p>52</text:p>
          </table:table-cell>
          <table:table-cell table:style-name="ce209" office:value-type="string" calcext:value-type="string">
            <text:p>pch24.pl###baner92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ch24.pl/instytut-jana-pawla-ii-zwalnia-wykladowcow--krytycy-mowia-o-walce-z-dziedzictwem-papieza,69853,i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53" calcext:value-type="float">
            <text:p>53</text:p>
          </table:table-cell>
          <table:table-cell table:style-name="ce210" office:value-type="string" calcext:value-type="string">
            <text:p>blogpress.pl,prokapitalizm.pl##a[href*="multibook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blogpress.pl/node/25965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54" calcext:value-type="float">
            <text:p>54</text:p>
          </table:table-cell>
          <table:table-cell table:style-name="ce209" office:value-type="string" calcext:value-type="string">
            <text:p>||prokapitalizm.pl^*^zloto_proka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prokapitaliz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55" calcext:value-type="float">
            <text:p>55</text:p>
          </table:table-cell>
          <table:table-cell table:style-name="ce210" office:value-type="string" calcext:value-type="string">
            <text:p>||filetracker.pl/remont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filetracke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56" calcext:value-type="float">
            <text:p>56</text:p>
          </table:table-cell>
          <table:table-cell table:style-name="ce209" office:value-type="string" calcext:value-type="string">
            <text:p>||mazopolska.pl^*-300x1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mazo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mazopolska.pl^*^KLAVA-BAN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mazopolska.pl^*^protech-baner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57" calcext:value-type="float">
            <text:p>57</text:p>
          </table:table-cell>
          <table:table-cell table:style-name="ce210" office:value-type="string" calcext:value-type="string">
            <text:p>staleo.pl##.sliding-baner-box-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staleo.p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staleo.pl##a[data-type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58" calcext:value-type="float">
            <text:p>58</text:p>
          </table:table-cell>
          <table:table-cell table:style-name="ce210" office:value-type="string" calcext:value-type="string">
            <text:p>||staleo.pl^*^5c3701bfc8ed4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staleo.p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59" calcext:value-type="float">
            <text:p>59</text:p>
          </table:table-cell>
          <table:table-cell table:style-name="ce209" office:value-type="string" calcext:value-type="string">
            <text:p>||tulegnica.pl^*^inline__1_7374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tulegnic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ulegnica.pl^*^inline__1_6446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ulegnica.pl^*^inline__1_8006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60" calcext:value-type="float">
            <text:p>60</text:p>
          </table:table-cell>
          <table:table-cell table:style-name="ce210" office:value-type="string" calcext:value-type="string">
            <text:p>||direct.money.pl^*^i/box_money_main_page/campaign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direct.money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61" calcext:value-type="float">
            <text:p>61</text:p>
          </table:table-cell>
          <table:table-cell table:style-name="ce209" office:value-type="string" calcext:value-type="string">
            <text:p>abczdrowie.pl,autokult.pl,echirurgia.pl,fotoblogia.pl,kafeteria.pl,kardiolo.pl,komorkomania.pl,luxlux.pl,medycyna24.pl,nerwica.com,pinger.pl,pogodnie.pl,pudelek.pl,pudelek.tv,pudelekx.pl,pytamy.pl,samosia.pl,smog.pl,snobka.pl##div[style$="display: block;"]&gt;*:not(.modal__body):not(.content):not(.submenu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direct.money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ORRECT - unhide element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62" calcext:value-type="float">
            <text:p>62</text:p>
          </table:table-cell>
          <table:table-cell table:style-name="ce210" office:value-type="string" calcext:value-type="string">
            <text:p>||direct.money.pl/j/box3d.min.js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direct.money.pl/artykuly/porady/raty-rowne-czy-malejace,39,0,931367.htm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cript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63" calcext:value-type="float">
            <text:p>63</text:p>
          </table:table-cell>
          <table:table-cell table:style-name="ce209" office:value-type="string" calcext:value-type="string">
            <text:p>bogatyelblag.pl###carouselv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bogatyelblag.pl/tymianek-i-rozmaryn-przyprawy-uniwersalne-nie-tylko-w-kuchni,46468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64" calcext:value-type="float">
            <text:p>64</text:p>
          </table:table-cell>
          <table:table-cell table:style-name="ce210" office:value-type="string" calcext:value-type="string">
            <text:p>wylecz.to##a[href^="/zze_click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ylecz.to/uklad-krazenia/brak-tchu-i-pelnego-oddechu-przy-wysilku-i-w-spoczynku-jakie-sa-przyczyny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65" calcext:value-type="float">
            <text:p>65</text:p>
          </table:table-cell>
          <table:table-cell table:style-name="ce209" office:value-type="string" calcext:value-type="string">
            <text:p>||wylecz.to^*^?clickTAG=/zze_click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ylecz.to/uklad-krazenia/brak-tchu-i-pelnego-oddechu-przy-wysilku-i-w-spoczynku-jakie-sa-przyczyny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66" calcext:value-type="float">
            <text:p>66</text:p>
          </table:table-cell>
          <table:table-cell table:style-name="ce210" office:value-type="string" calcext:value-type="string">
            <text:p>vorek.pl##a[href^="http://www.likeplus.eu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vorek.pl/filmy/seriale/490207-bitwa-o-ciezka-wode-kampen-om-tungtvannet-2015-sezon1pl720pblurayac320x264-ralf-lektor-pl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67" calcext:value-type="float">
            <text:p>67</text:p>
          </table:table-cell>
          <table:table-cell table:style-name="ce209" office:value-type="string" calcext:value-type="string">
            <text:p>||miastokobiet.pl^*^05/czas-kobiet-miasto-kobi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miastokobiet.pl/nowa-jadlonomia-nuggetsy-z-boczniak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68" calcext:value-type="float">
            <text:p>68</text:p>
          </table:table-cell>
          <table:table-cell table:style-name="ce210" office:value-type="string" calcext:value-type="string">
            <text:p>||epoznan.pl^*^yanosik_dlugi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korki.epoznan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69" calcext:value-type="float">
            <text:p>69</text:p>
          </table:table-cell>
          <table:table-cell table:style-name="ce209" office:value-type="string" calcext:value-type="string">
            <text:p>rajdy24.pl##a[onclick^="ga('send'"]:not([href^="http://rajdy24.pl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rajdy24.pl/maciej-lubiak-z-tomaszem-borko-na-szostym-miejscu-w-rajdzie-elektrenow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onclick hid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70" calcext:value-type="float">
            <text:p>70</text:p>
          </table:table-cell>
          <table:table-cell table:style-name="ce210" office:value-type="string" calcext:value-type="string">
            <text:p>rajdy24.pl##.reklamarozmia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rajdy24.pl/kategoria/rsmp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lass hid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71" calcext:value-type="float">
            <text:p>71</text:p>
          </table:table-cell>
          <table:table-cell table:style-name="ce209" office:value-type="string" calcext:value-type="string">
            <text:p>e-playonline.com##.themewing-ads-banner-imag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e-playonline.com/egts-general-cabinets-have-a-strong-start-also-at-winbet-in-bulgar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72" calcext:value-type="float">
            <text:p>72</text:p>
          </table:table-cell>
          <table:table-cell table:style-name="ce210" office:value-type="string" calcext:value-type="string">
            <text:p>wirtualnyregion.pl#@#.reklama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10" office:value-type="string" calcext:value-type="string">
            <text:p>https://wirtualnyregion.pl/reklama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hitelist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73" calcext:value-type="float">
            <text:p>73</text:p>
          </table:table-cell>
          <table:table-cell table:style-name="ce209" office:value-type="string" calcext:value-type="string">
            <text:p>wirtualnyregion.pl##.cycloneslider &gt; DIV[data-cycle-auto-height="64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irtualnyregion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mension hid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wirtualnyregion.pl##.cycloneslider &gt; DIV[data-cycle-auto-height="980:12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wirtualnyregion.pl##.cycloneslider &gt; DIV[data-cycle-auto-height="300:2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wirtualnyregion.pl##.cycloneslider &gt; DIV[data-cycle-auto-height="735:14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wirtualnyregion.pl##.cycloneslider &gt; DIV[data-cycle-auto-height="30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74" calcext:value-type="float">
            <text:p>74</text:p>
          </table:table-cell>
          <table:table-cell table:style-name="ce210" office:value-type="string" calcext:value-type="string">
            <text:p>||wirtualnyregion.pl^*^980X1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irtualnyregion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dimension specific 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05" office:value-type="float" office:value="75" calcext:value-type="float">
            <text:p>75</text:p>
          </table:table-cell>
          <table:table-cell table:style-name="ce209" office:value-type="string" calcext:value-type="string">
            <text:p>party.pl##.zalando-placehol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party.pl/reklam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zalando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76" calcext:value-type="float">
            <text:p>76</text:p>
          </table:table-cell>
          <table:table-cell table:style-name="ce210" office:value-type="string" calcext:value-type="string">
            <text:p>party.pl##.ecomm-zaland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party.pl/newsy/marta-manowska-komentuje-udzial-niny-w-the-voice-senior-9197-r22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ecomm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77" calcext:value-type="float">
            <text:p>77</text:p>
          </table:table-cell>
          <table:table-cell table:style-name="ce209" office:value-type="string" calcext:value-type="string">
            <text:p>||egospodarka.pl^*^finiat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://www.firma.egospodarka.pl/raporty-o-firmach/firma,21311712,krzysztof-mimiec-best-food.html" xlink:type="simple">http://www.firma.egospodarka.pl/raporty-o-firmach/firma,21311712,krzysztof-mimiec-best-food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gospodarka.pl^*^walutomat-660x1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website partner</text:p>
          </table:table-cell>
          <table:table-cell table:style-name="ce53" office:value-type="string" calcext:value-type="string">
            <text:p>no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78" calcext:value-type="float">
            <text:p>78</text:p>
          </table:table-cell>
          <table:table-cell table:style-name="ce209" office:value-type="string" calcext:value-type="string">
            <text:p>cooltura24.co.uk##a[href^="https://www.xoom.com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cooltura24.co.uk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79" calcext:value-type="float">
            <text:p>79</text:p>
          </table:table-cell>
          <table:table-cell table:style-name="ce210" office:value-type="string" calcext:value-type="string">
            <text:p>||tipmedia.pl^$subdocument,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lokalna24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@@||lokalna24.pl^*^LOKALNA24_logo_</text:p>
          </table:table-cell>
          <table:table-cell table:style-name="ce17" table:content-validation-name="val1" office:value-type="string" calcext:value-type="string">
            <text:p>WHIT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wysiwig^$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0" calcext:value-type="float">
            <text:p>80</text:p>
          </table:table-cell>
          <table:table-cell table:style-name="ce209" office:value-type="string" calcext:value-type="string">
            <text:p>||zdrowybialystok.pl^*^reklamy*/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zdrowybialystok.pl/kuchnia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zdrowybialystok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1" calcext:value-type="float">
            <text:p>81</text:p>
          </table:table-cell>
          <table:table-cell table:style-name="ce209" office:value-type="string" calcext:value-type="string">
            <text:p>^banner_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podlaskieagr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baner_$domain=podlaskieagr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^banners^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podlaskieagro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2" calcext:value-type="float">
            <text:p>82</text:p>
          </table:table-cell>
          <table:table-cell table:style-name="ce209" office:value-type="string" calcext:value-type="string">
            <text:p>nieruchomoscipodlask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nieruchomoscipodlaski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83" calcext:value-type="float">
            <text:p>83</text:p>
          </table:table-cell>
          <table:table-cell table:style-name="ce210" office:value-type="string" calcext:value-type="string">
            <text:p>kramik.pl##a[href^="/glowna/reklama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kramik.pl/" xlink:type="simple">http://kramik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4" calcext:value-type="float">
            <text:p>84</text:p>
          </table:table-cell>
          <table:table-cell table:style-name="ce209" office:value-type="string" calcext:value-type="string">
            <text:p>||kantorywalut.pl^*^ik_sd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kantorywalut.pl/transfery-pienie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kantorywalut.pl^*^ik_gif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kantorywalut.pl^*^revolut-1-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85" calcext:value-type="float">
            <text:p>85</text:p>
          </table:table-cell>
          <table:table-cell table:style-name="ce210" office:value-type="string" calcext:value-type="string">
            <text:p>forum.bitcoin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um.bitcoin.pl/index.php" xlink:type="simple">https://forum.bitcoin.pl/index.php 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6" calcext:value-type="float">
            <text:p>86</text:p>
          </table:table-cell>
          <table:table-cell table:style-name="ce209" office:value-type="string" calcext:value-type="string">
            <text:p>kryptoportal.pl##a[href^="https://flyingatom.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kryptoportal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87" calcext:value-type="float">
            <text:p>87</text:p>
          </table:table-cell>
          <table:table-cell table:style-name="ce210" office:value-type="string" calcext:value-type="string">
            <text:p>kryptoportal.pl,kryptonotowania.pl##.losowank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kryptonotowania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8" calcext:value-type="float">
            <text:p>88</text:p>
          </table:table-cell>
          <table:table-cell table:style-name="ce209" office:value-type="string" calcext:value-type="string">
            <text:p>||kryptoportal.pl^*^coinbas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kryptoportal.pl/kryptowaluty/ethereum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kryptoportal.pl^*^brave_downloa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89" calcext:value-type="float">
            <text:p>89</text:p>
          </table:table-cell>
          <table:table-cell table:style-name="ce209" office:value-type="string" calcext:value-type="string">
            <text:p>||kucharze.pl^*^BFS-pepitki-ban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kucharz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kucharze.pl^*^GIF_900x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0" calcext:value-type="float">
            <text:p>90</text:p>
          </table:table-cell>
          <table:table-cell table:style-name="ce209" office:value-type="string" calcext:value-type="string">
            <text:p>pepe-tv.eu###custom_html-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epe-tv.eu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91" calcext:value-type="float">
            <text:p>91</text:p>
          </table:table-cell>
          <table:table-cell table:style-name="ce210" office:value-type="string" calcext:value-type="string">
            <text:p>||oto-samochody.pl^*^autoswia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oto-samochody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2" calcext:value-type="float">
            <text:p>92</text:p>
          </table:table-cell>
          <table:table-cell table:style-name="ce209" office:value-type="string" calcext:value-type="string">
            <text:p>||polskibiznes.info^*-300x3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polskibiznes.info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www.pewnybiznes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3" calcext:value-type="float">
            <text:p>93</text:p>
          </table:table-cell>
          <table:table-cell table:style-name="ce209" office:value-type="string" calcext:value-type="string">
            <text:p>||lwowecki.info^*^03/dietety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lwowecki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lwowecki.info^*^biuro-rachunkow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lwowecki.info^*^skrojan-okna-drzw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lwowecki.info^*^03/samso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lwowecki.info^*^sjo-germano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94" calcext:value-type="float">
            <text:p>94</text:p>
          </table:table-cell>
          <table:table-cell table:style-name="ce210" office:value-type="string" calcext:value-type="string">
            <text:p>||placpigal.pl^*^matchbanker-photo_logo_op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kariera24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oto-samochody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www.pewnybiznes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5" calcext:value-type="float">
            <text:p>95</text:p>
          </table:table-cell>
          <table:table-cell table:style-name="ce209" office:value-type="string" calcext:value-type="string">
            <text:p>||piotrkowski24.pl^*^baner-OSK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piotrkows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banners^$domain=piotrkow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piotrkowski24.pl##.header-prom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96" calcext:value-type="float">
            <text:p>96</text:p>
          </table:table-cell>
          <table:table-cell table:style-name="ce210" office:value-type="string" calcext:value-type="string">
            <text:p>||podlasie24.pl^*^stus.html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podlasie24.pl/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no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7" calcext:value-type="float">
            <text:p>97</text:p>
          </table:table-cell>
          <table:table-cell table:style-name="ce209" office:value-type="string" calcext:value-type="string">
            <text:p>q4.pl##.advCounterAjax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q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98" calcext:value-type="float">
            <text:p>98</text:p>
          </table:table-cell>
          <table:table-cell table:style-name="ce210" office:value-type="string" calcext:value-type="string">
            <text:p>||rowery.org^*^baner-danielo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rowery.org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99" calcext:value-type="float">
            <text:p>99</text:p>
          </table:table-cell>
          <table:table-cell table:style-name="ce209" office:value-type="string" calcext:value-type="string">
            <text:p>goal.pl,primeradivision.pl,ligapolska.pl,seriea.pl,eredivisie.pl#?#.rectangle:-abp-has(&gt; .reklamaNapis + center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www.primeradivision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www.eredivisie.pl/" xlink:type="simple">https://www.eredivisi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www.ligapolska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00" calcext:value-type="float">
            <text:p>100</text:p>
          </table:table-cell>
          <table:table-cell table:style-name="ce210" office:value-type="string" calcext:value-type="string">
            <text:p>goal.pl,primeradivision.pl,kadra.pl,ligapolska.pl,seriea.pl,eredivisie.pl###promo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www.eredivisie.pl/" xlink:type="simple">https://www.eredivisi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www.primeradivision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kadr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www.ligapolska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01" calcext:value-type="float">
            <text:p>101</text:p>
          </table:table-cell>
          <table:table-cell table:style-name="ce210" office:value-type="string" calcext:value-type="string">
            <text:p>goal.pl,primeradivision.pl,kadra.pl,ligapolska.pl,seriea.pl,eredivisie.pl###promoBannerPage &gt; .reklamaNapis + cen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kadra.pl/387888-icc-benfica-pokonala-fiorentine-grali-polacy.htm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02" calcext:value-type="float">
            <text:p>102</text:p>
          </table:table-cell>
          <table:table-cell table:style-name="ce209" office:value-type="string" calcext:value-type="string">
            <text:p>||sts.pl^$subdocument,domain=pilkarskieforum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://pilkarskieforum.com/" xlink:type="simple">http://pilkarskieforum.co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03" calcext:value-type="float">
            <text:p>103</text:p>
          </table:table-cell>
          <table:table-cell table:style-name="ce210" office:value-type="string" calcext:value-type="string">
            <text:p>||glos.live^*^owieczka_reklam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glos.live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glos.live^*^skod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los.live^*^Vitalit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04" calcext:value-type="float">
            <text:p>104</text:p>
          </table:table-cell>
          <table:table-cell table:style-name="ce209" office:value-type="string" calcext:value-type="string">
            <text:p>||gwint24.pl^*_750x2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gwint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05" calcext:value-type="float">
            <text:p>105</text:p>
          </table:table-cell>
          <table:table-cell table:style-name="ce210" office:value-type="string" calcext:value-type="string">
            <text:p>forbot.pl##a[href^="https://forbot.pl/blog/linkr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bot.pl/blog/czy-kolejnosc-w-polaczeniu-szeregowym-ma-znaczenie-id16788" xlink:type="simple">https://forbot.pl/blog/czy-kolejnosc-w-polaczeniu-szeregowym-ma-znaczenie-id16788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06" calcext:value-type="float">
            <text:p>106</text:p>
          </table:table-cell>
          <table:table-cell table:style-name="ce209" office:value-type="string" calcext:value-type="string">
            <text:p>sprowadzanie-aut.pl##.banner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sprowadzanie-aut.pl/import-au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07" calcext:value-type="float">
            <text:p>107</text:p>
          </table:table-cell>
          <table:table-cell table:style-name="ce210" office:value-type="string" calcext:value-type="string">
            <text:p>||rankomat.pl/tracking^$image,domain=kariera24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kariera24.info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08" calcext:value-type="float">
            <text:p>108</text:p>
          </table:table-cell>
          <table:table-cell table:style-name="ce209" office:value-type="string" calcext:value-type="string">
            <text:p>||widget.nokaut.pl^$script,domain=tromil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tromi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script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ceneo.pl^*^banners^$domain=tromil.pl</text:p>
          </table:table-cell>
          <table:table-cell table:style-name="ce18" table:content-validation-name="val1"/>
          <table:table-cell table:style-name="ce210" office:value-type="string" calcext:value-type="string">
            <text:p>https://tromil.pl/poradniki-elektroniczne/diagnostyka-naprawa-monitorow-lcd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09" calcext:value-type="float">
            <text:p>109</text:p>
          </table:table-cell>
          <table:table-cell table:style-name="ce209" office:value-type="string" calcext:value-type="string">
            <text:p>||tromil.pl^*^09/parownice-multimatic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tromil.pl/drukarka-kserokopiarka-co-wybra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10" calcext:value-type="float">
            <text:p>110</text:p>
          </table:table-cell>
          <table:table-cell table:style-name="ce210" office:value-type="string" calcext:value-type="string">
            <text:p>||epilka.pl^$image,domain=meczenazyw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eczenazywo.pl/analiza-meczu/eliminacje-mistrzostw-europy/slowenia-polska/204377" xlink:type="simple">https://www.meczenazywo.pl/analiza-meczu/eliminacje-mistrzostw-europy/slowenia-polska/204377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1" calcext:value-type="float">
            <text:p>111</text:p>
          </table:table-cell>
          <table:table-cell table:style-name="ce209" office:value-type="string" calcext:value-type="string">
            <text:p>||kuszotv.pl/imghttps^$image,domain=mecze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mecze24.pl/tenis/turniej-atp-challenger-w-portoroz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12" calcext:value-type="float">
            <text:p>112</text:p>
          </table:table-cell>
          <table:table-cell table:style-name="ce210" office:value-type="string" calcext:value-type="string">
            <text:p>mgsm.pl###plus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mgsm.pl/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3" calcext:value-type="float">
            <text:p>113</text:p>
          </table:table-cell>
          <table:table-cell table:style-name="ce209" office:value-type="string" calcext:value-type="string">
            <text:p>mgsm.pl##div[id^="AdAre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mgsm.pl/pl/katalog/samsung/galaxysiii/test/675/To-co-tygrysy-lubi%C4%85-najbardziej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v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14" calcext:value-type="float">
            <text:p>114</text:p>
          </table:table-cell>
          <table:table-cell table:style-name="ce210" office:value-type="string" calcext:value-type="string">
            <text:p>||bankier.pl^$script,domain=miedziak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miedziak.info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5" calcext:value-type="float">
            <text:p>115</text:p>
          </table:table-cell>
          <table:table-cell table:style-name="ce209" office:value-type="string" calcext:value-type="string">
            <text:p>||nevicom.pl/banery^$image,domain=obud.pl|chemiabudowlana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obud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://www.chemiabudowlana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6" calcext:value-type="float">
            <text:p>116</text:p>
          </table:table-cell>
          <table:table-cell table:style-name="ce209" office:value-type="string" calcext:value-type="string">
            <text:p>||chemiabudowlana.info^*^25-kreisel-2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chemiabudowlana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://www.obud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7" calcext:value-type="float">
            <text:p>117</text:p>
          </table:table-cell>
          <table:table-cell table:style-name="ce209" office:value-type="string" calcext:value-type="string">
            <text:p>||ok24.tv^*^06/lasvegan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ok24.tv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18" calcext:value-type="float">
            <text:p>118</text:p>
          </table:table-cell>
          <table:table-cell table:style-name="ce210" office:value-type="string" calcext:value-type="string">
            <text:p>||wp.com/okraglemiasto.pl^*^osrodek_lipin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okraglemiast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wp.com/okraglemiasto.pl^*^Parking-757x25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okraglemiasto.pl##a[href^="https://allegr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19" calcext:value-type="float">
            <text:p>119</text:p>
          </table:table-cell>
          <table:table-cell table:style-name="ce209" office:value-type="string" calcext:value-type="string">
            <text:p>||okraglemiasto.pl^*^pido-skle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okraglemiasto.pl/wartaki-z-dotacji-zakupily-instrumenty-muzyc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20" calcext:value-type="float">
            <text:p>120</text:p>
          </table:table-cell>
          <table:table-cell table:style-name="ce210" office:value-type="string" calcext:value-type="string">
            <text:p>||gazetaprawna.pl^*^4217123-fince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gospodarka.dziennik.pl/news/artykuly/603994,ukraina-marcin-swiecicki-rzecznik-przedsiebiorcy-prezydent-warszawa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21" calcext:value-type="float">
            <text:p>121</text:p>
          </table:table-cell>
          <table:table-cell table:style-name="ce209" office:value-type="string" calcext:value-type="string">
            <text:p>||dorzeczy.pl^*^ad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dorzeczy.pl/ekonomia/109248/undefined.htm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22" calcext:value-type="float">
            <text:p>122</text:p>
          </table:table-cell>
          <table:table-cell table:style-name="ce210" office:value-type="string" calcext:value-type="string">
            <text:p>trakt.tv##a[href^="/vip/ads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trakt.tv/movies/trendin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23" calcext:value-type="float">
            <text:p>123</text:p>
          </table:table-cell>
          <table:table-cell table:style-name="ce209" office:value-type="string" calcext:value-type="string">
            <text:p>zegarkiipasja.pl#?#:-abp-has(&gt; .ad-event-label + a:not([href^="https://zegarkiipasja.pl"])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zegarkiipasj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24" calcext:value-type="float">
            <text:p>124</text:p>
          </table:table-cell>
          <table:table-cell table:style-name="ce210" office:value-type="string" calcext:value-type="string">
            <text:p>centrumdruku3d.pl##a[onclick*="'Banners'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centrumdruku3d.pl/instalacja-hp-jet-fusion-3d-580-color-do-profesjonalnego-druku-3d-w-krakowskim-centrum-druku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p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centrumdruku3d.pl^*^3DG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float" office:value="125" calcext:value-type="float">
            <text:p>125</text:p>
          </table:table-cell>
          <table:table-cell table:style-name="ce210" office:value-type="string" calcext:value-type="string">
            <text:p>centrumdruku3d.pl##a[href*="&amp;utm_campaign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centrumdruku3d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centrumdruku3d.pl##a[href*="hp3d.pl/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centrumdruku3d.pl##a[onclick*="'Banners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float" office:value="126" calcext:value-type="float">
            <text:p>126</text:p>
          </table:table-cell>
          <table:table-cell table:style-name="ce209" office:value-type="string" calcext:value-type="string">
            <text:p>||elektroda.pl^*^bt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elektrod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elektroda.pl#?#:-abp-has(&gt; a:not([href*=".elektroda.pl/"]):not([href^="/"]) &gt; img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elektroda.pl#?#:-abp-has(&gt; a:not([href*=".elektroda.pl/"]):not([href^="/"]) &gt; picture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06" office:value-type="float" office:value="127" calcext:value-type="float">
            <text:p>127</text:p>
          </table:table-cell>
          <table:table-cell table:style-name="ce210" office:value-type="string" calcext:value-type="string">
            <text:p>portaltatrzanski.pl##.promoad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portaltatrzanski.pl/" xlink:type="simple">http://portaltatrzan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28</text:p>
          </table:table-cell>
          <table:table-cell table:style-name="ce209" office:value-type="string" calcext:value-type="string">
            <text:p>||betonline.net.pl^*^betfan-kod-promocyj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betonline.net.pl^*^bukmacher_betclic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29</text:p>
          </table:table-cell>
          <table:table-cell table:style-name="ce209" office:value-type="string" calcext:value-type="string">
            <text:p>businessinsider.com.pl##.adSlot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businessinsider.com.pl/finanse/handel/przyszlosc-hipermarketow-tesco-carrefour-auchan-kaufland/y2j7447" xlink:type="simple">https://businessinsider.com.pl/finanse/handel/przyszlosc-hipermarketow-tesco-carrefour-auchan-kaufland/y2j7447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30</text:p>
          </table:table-cell>
          <table:table-cell table:style-name="ce210" office:value-type="string" calcext:value-type="string">
            <text:p>||redefine.hit.stat24.com^$subdocument,domain=polsatspor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polsatsport.pl/" xlink:type="simple">https://www.polsatsport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31</text:p>
          </table:table-cell>
          <table:table-cell table:style-name="ce209" office:value-type="string" calcext:value-type="string">
            <text:p>||uzz.thrash.pl/file^$image,domain=arka.tv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://www.arka.tv/" xlink:type="simple">http://www.ar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32</text:p>
          </table:table-cell>
          <table:table-cell table:style-name="ce210" office:value-type="string" calcext:value-type="string">
            <text:p>^as^$image,domain=xtech.pl|automaty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automatyka.pl/" xlink:type="simple">https://www.automaty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www.laboratoria.xtech.pl/" xlink:type="simple">https://www.laboratoria.xtech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33</text:p>
          </table:table-cell>
          <table:table-cell table:style-name="ce210" office:value-type="string" calcext:value-type="string">
            <text:p>||dziennikpolski24.pl^*^ads?$xmlhttprequest,domain=dziennikpol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dziennikpolski24.pl/w-wielickiej-strefie-aktywnosci-gospodarczej-kokotow-brzegi-ulokuje-sie-znana-marka-modowa-answearcom-zatrudnia-1300-osob/ar/c3-14278359" xlink:type="simple">https://dziennikpolski24.pl/w-wielickiej-strefie-aktywnosci-gospodarczej-kokotow-brzegi-ulokuje-sie-znana-marka-modowa-answearcom-zatrudnia-1300-osob/ar/c3-14278359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xmlhttprequest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dziennikpolski24.pl##.krh-m-g</text:p>
          </table:table-cell>
          <table:table-cell table:style-name="ce19" office:value-type="string" calcext:value-type="string">
            <text:p>HIDE</text:p>
          </table:table-cell>
          <table:table-cell table:style-name="ce241"/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hid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34</text:p>
          </table:table-cell>
          <table:table-cell table:style-name="ce210" office:value-type="string" calcext:value-type="string">
            <text:p>||automotivesuppliers.pl^*_stare_baner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automotivesuppliers.pl^*-banery-reklama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automotivesuppliers.pl^*^djmediatools^*-lewa-kolum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automotivesuppliers.pl##img[width="370"][height="1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35</text:p>
          </table:table-cell>
          <table:table-cell table:style-name="ce210" office:value-type="string" calcext:value-type="string">
            <text:p>automotivesuppliers.pl##.dj-lo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leaning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36</text:p>
          </table:table-cell>
          <table:table-cell table:style-name="ce209" office:value-type="string" calcext:value-type="string">
            <text:p>||tkn24.pl^*^upcomp-gi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://tkn24.pl/" xlink:type="simple">http://tkn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kn24.pl^*^Circle-K-</text:p>
          </table:table-cell>
          <table:table-cell table:style-name="ce20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kn24.pl^*^Ceramic</text:p>
          </table:table-cell>
          <table:table-cell table:style-name="ce19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kn24.pl^*^Vit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37</text:p>
          </table:table-cell>
          <table:table-cell table:style-name="ce209" office:value-type="string" calcext:value-type="string">
            <text:p>4lomza.pl###banner-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www.4lomza.pl/" xlink:type="simple">https://www.4lomz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38</text:p>
          </table:table-cell>
          <table:table-cell table:style-name="ce210" office:value-type="string" calcext:value-type="string">
            <text:p>^300^$domain=kuszotv.pl|oddslivesport.com|meczelive.tv|epilka.pl|betgol.pl|worldofbookmakers.com|mecze24.pl|estadios.pl|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kuszotv.pl/" xlink:type="simple">https://www.kuszotv.pl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float" office:value="300" calcext:value-type="float">
            <text:p>300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oddslivesport.com/pl" xlink:type="simple">https://oddslivesport.com/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<text:a xlink:href="https://meczelive.tv/" xlink:type="simple">https://meczelive.tv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https://betgol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www.mecze24.pl/" xlink:type="simple">https://www.mecze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https://www.betglob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worldofbookmakers.com/live" xlink:type="simple">https://worldofbookmakers.com/live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<text:a xlink:href="https://estadios.pl/" xlink:type="simple">https://estadios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39</text:p>
          </table:table-cell>
          <table:table-cell table:style-name="ce209" office:value-type="string" calcext:value-type="string">
            <text:p>^728^$domain=kuszotv.pl|oddslivesport.com|meczelive.tv|epilka.pl|mecze.com|betgol.pl|mecze24.pl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www.kuszotv.pl/" xlink:type="simple">https://www.kuszotv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float" office:value="728" calcext:value-type="float">
            <text:p>728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<text:a xlink:href="https://oddslivesport.com/pl" xlink:type="simple">https://oddslivesport.com/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meczelive.tv/" xlink:type="simple">https://meczelive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<text:a xlink:href="https://www.mecze.com/" xlink:type="simple">https://www.mecze.co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<text:a xlink:href="https://www.mecze24.pl/" xlink:type="simple">https://www.mecze24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41" office:value-type="string" calcext:value-type="string">
            <text:p>https://betgo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https://extragoals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40</text:p>
          </table:table-cell>
          <table:table-cell table:style-name="ce209" office:value-type="string" calcext:value-type="string">
            <text:p>^468^$domain=betgol.pl|betglob.pl|worldofbookmakers.com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-baner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5" office:value-type="string" calcext:value-type="string">
            <text:p><text:a xlink:href="https://meczelive.tv/filmiki/bramka-lewego-z-olympiakosem/46951" xlink:type="simple">https://meczelive.tv/filmiki/bramka-lewego-z-olympiakosem/46951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41</text:p>
          </table:table-cell>
          <table:table-cell table:style-name="ce209" office:value-type="string" calcext:value-type="string">
            <text:p>||worldofbookmakers.com^*^sts300.</text:p>
          </table:table-cell>
          <table:table-cell table:style-name="ce19" office:value-type="string" calcext:value-type="string">
            <text:p>BLOCK</text:p>
          </table:table-cell>
          <table:table-cell table:style-name="ce241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42</text:p>
          </table:table-cell>
          <table:table-cell table:style-name="ce210" office:value-type="string" calcext:value-type="string">
            <text:p>||mecze.com^*^player-f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https://www.mecze.com/gdzie-na-zywo-w-internecie-ogladac-hit-ekstraklasy-jagiellonia-legia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43</text:p>
          </table:table-cell>
          <table:table-cell table:style-name="ce209" office:value-type="string" calcext:value-type="string">
            <text:p>||tabletowo.pl^*-banery_1200x30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www.tabletowo.pl/" xlink:type="simple">https://www.tabletowo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44</text:p>
          </table:table-cell>
          <table:table-cell table:style-name="ce210" office:value-type="string" calcext:value-type="string">
            <text:p>||doaffiliate.net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forumnajlepszekredyty.iq24.pl/" xlink:type="simple">http://www.forumnajlepszekredyty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45</text:p>
          </table:table-cell>
          <table:table-cell table:style-name="ce209" office:value-type="string" calcext:value-type="string">
            <text:p>||adfreestyle.pl^$script,domain=iq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://www.cnnb.iq24.pl/" xlink:type="simple">http://www.cnnb.iq24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46</text:p>
          </table:table-cell>
          <table:table-cell table:style-name="ce210" office:value-type="string" calcext:value-type="string">
            <text:p>||afiliant.com^$subdocument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grecja.iq24.pl/" xlink:type="simple">http://www.grecja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47</text:p>
          </table:table-cell>
          <table:table-cell table:style-name="ce209" office:value-type="string" calcext:value-type="string">
            <text:p>||mojelisty.com^*^gielda0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://www.sp7pki.iq24.pl/" xlink:type="simple">http://www.sp7pki.iq24.pl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48</text:p>
          </table:table-cell>
          <table:table-cell table:style-name="ce210" office:value-type="string" calcext:value-type="string">
            <text:p>||financecdn.com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nasza-kobieca-strefa.iq24.pl/" xlink:type="simple">http://www.nasza-kobieca-strefa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49</text:p>
          </table:table-cell>
          <table:table-cell table:style-name="ce209" office:value-type="string" calcext:value-type="string">
            <text:p>||programpartnerski.intymnosc.pl^$image,domain=blogi.pl</text:p>
          </table:table-cell>
          <table:table-cell table:style-name="ce19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seksopowiadania.blogi.pl/" xlink:type="simple">https://seksopowiadania.blogi.pl/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50</text:p>
          </table:table-cell>
          <table:table-cell table:style-name="ce210" office:value-type="string" calcext:value-type="string">
            <text:p>||ec.bankier.pl^$domain=mavel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mavelo.pl/" xlink:type="simple">https://mavelo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51</text:p>
          </table:table-cell>
          <table:table-cell table:style-name="ce209" office:value-type="string" calcext:value-type="string">
            <text:p>||gwiazdybasketu.pl^*^10bts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partners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wiazdybasketu.pl^*^basketzonep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52</text:p>
          </table:table-cell>
          <table:table-cell table:style-name="ce209" office:value-type="string" calcext:value-type="string">
            <text:p>||gwiazdybasketu.pl^*^greatone1218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wiazdybasketu.pl^*^21promog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53</text:p>
          </table:table-cell>
          <table:table-cell table:style-name="ce209" office:value-type="string" calcext:value-type="string">
            <text:p>||typersi.pl/pliki/betf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typersi.pl/" xlink:type="simple">https://typersi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ypersi.pl/pliki/fortun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ypersi.pl/pliki/unibet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ypersi.pl^*^milenium/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54</text:p>
          </table:table-cell>
          <table:table-cell table:style-name="ce209" office:value-type="string" calcext:value-type="string">
            <text:p>||sokolka.tv^*^EURO_RABATYD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www.sokolka.tv/" xlink:type="simple">https://www.sokol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okolka.tv^*^kaweta_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okolka.tv^*^margut_baner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okolka.tv^*^sokole-ok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okolka.tv^*^ban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okolka.tv^*^1bric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okolka.tv^*_250x25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06" office:value-type="string" calcext:value-type="string">
            <text:p>155</text:p>
          </table:table-cell>
          <table:table-cell table:style-name="ce210" office:value-type="string" calcext:value-type="string">
            <text:p>biznesalert.pl##.banner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biznesalert.pl/" xlink:type="simple">https://biznesalert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biznesalert.pl##.main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56</text:p>
          </table:table-cell>
          <table:table-cell table:style-name="ce210" office:value-type="string" calcext:value-type="string">
            <text:p>cire.pl#?#.ramka_szara_kont:-abp-has(.ramka_szara_nag:-abp-contains(REKLAMA))</text:p>
          </table:table-cell>
          <table:table-cell table:style-name="ce18" table:content-validation-name="val1"/>
          <table:table-cell table:style-name="ce25" office:value-type="string" calcext:value-type="string">
            <text:p><text:a xlink:href="https://www.cire.pl/" xlink:type="simple">https://www.cire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57</text:p>
          </table:table-cell>
          <table:table-cell table:style-name="ce209" office:value-type="string" calcext:value-type="string">
            <text:p>||swiatoze.pl^*_336x28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swiatoze.pl/" xlink:type="simple">https://swiatoz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wiatoze.pl^*^OFERTA_315_GIF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58</text:p>
          </table:table-cell>
          <table:table-cell table:style-name="ce209"/>
          <table:table-cell table:style-name="ce17" table:content-validation-name="val1"/>
          <table:table-cell table:style-name="ce209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59</text:p>
          </table:table-cell>
          <table:table-cell table:style-name="ce210" office:value-type="string" calcext:value-type="string">
            <text:p>^banners^$domain=gramwzielo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gramwzielone.pl/" xlink:type="simple">https://www.gramwzielon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05" office:value-type="string" calcext:value-type="string">
            <text:p>160</text:p>
          </table:table-cell>
          <table:table-cell table:style-name="ce209" office:value-type="string" calcext:value-type="string">
            <text:p>wlkp24.info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lkp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wlkp24.info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61</text:p>
          </table:table-cell>
          <table:table-cell table:style-name="ce209" office:value-type="string" calcext:value-type="string">
            <text:p>^banery2019^$domain=wysokomazowiec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ysokomazowieck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wysokomazowiecki24.pl^*^wys-maz-1100x1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wysokomazowiecki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wysokomazowiecki24.pl^*^pieer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62</text:p>
          </table:table-cell>
          <table:table-cell table:style-name="ce210"/>
          <table:table-cell table:style-name="ce18" table:content-validation-name="val1"/>
          <table:table-cell table:style-name="ce210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63</text:p>
          </table:table-cell>
          <table:table-cell table:style-name="ce209" office:value-type="string" calcext:value-type="string">
            <text:p>||miastokobiet.pl^*^wotek.</text:p>
          </table:table-cell>
          <table:table-cell table:style-name="ce17" table:content-validation-name="val1"/>
          <table:table-cell table:style-name="ce209" office:value-type="string" calcext:value-type="string">
            <text:p>https://www.miastokobiet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64</text:p>
          </table:table-cell>
          <table:table-cell table:style-name="ce210" office:value-type="string" calcext:value-type="string">
            <text:p>wronieckibazar.pl###custom_html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ronieckibaza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wronieckibazar.pl^*^starymlyn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65</text:p>
          </table:table-cell>
          <table:table-cell table:style-name="ce210" office:value-type="string" calcext:value-type="string">
            <text:p>wmeritum.pl##.wmeri-post-content-desktop</text:p>
          </table:table-cell>
          <table:table-cell table:style-name="ce18" table:content-validation-name="val1"/>
          <table:table-cell table:style-name="ce210" office:value-type="string" calcext:value-type="string">
            <text:p>https://wmeritum.pl/bieg-polskiej-sztafety/295952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66</text:p>
          </table:table-cell>
          <table:table-cell table:style-name="ce209" office:value-type="string" calcext:value-type="string">
            <text:p>wladek.pl##img[alt$="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wladek.pl/restauracje.html?page=2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67</text:p>
          </table:table-cell>
          <table:table-cell table:style-name="ce210" office:value-type="string" calcext:value-type="string">
            <text:p>wirtualnekosmetyki.pl##img[alt="baner szerok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irtualnekosmety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68</text:p>
          </table:table-cell>
          <table:table-cell table:style-name="ce209" office:value-type="string" calcext:value-type="string">
            <text:p>||wczestochowie.pl^*^klienci^</text:p>
          </table:table-cell>
          <table:table-cell table:style-name="ce17" table:content-validation-name="val1"/>
          <table:table-cell table:style-name="ce209" office:value-type="string" calcext:value-type="string">
            <text:p>http://wczestochowie.pl/artykul/33546,95-letnia-wloszka-dotarla-na-jasna-gore.-pokonala-pieszo-tysiac-kilometrow-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69</text:p>
          </table:table-cell>
          <table:table-cell table:style-name="ce210" office:value-type="string" calcext:value-type="string">
            <text:p>wadowice24.pl##a[href^="https://reklamawadowic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adowice24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70</text:p>
          </table:table-cell>
          <table:table-cell table:style-name="ce209" office:value-type="string" calcext:value-type="string">
            <text:p>||tygodniksanocki.pl^*^10/lawenda.</text:p>
          </table:table-cell>
          <table:table-cell table:style-name="ce17" table:content-validation-name="val1"/>
          <table:table-cell table:style-name="ce209" office:value-type="string" calcext:value-type="string">
            <text:p>https://tygodniksanocki.pl/2019/10/23/elzbieta-jaworowicz-w-galerii-nad-berehami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71</text:p>
          </table:table-cell>
          <table:table-cell table:style-name="ce210" office:value-type="string" calcext:value-type="string">
            <text:p>||uavo.com.pl^*^airborn-in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uavo.com.pl/gdzie-zdawac-egzamin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72</text:p>
          </table:table-cell>
          <table:table-cell table:style-name="ce209" office:value-type="string" calcext:value-type="string">
            <text:p>||tygodniksanocki.pl^*^bd1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tygodniksanoc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73</text:p>
          </table:table-cell>
          <table:table-cell table:style-name="ce210" office:value-type="string" calcext:value-type="string">
            <text:p>tygodnikponidzia.pl##.a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tygodnikponidzi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74</text:p>
          </table:table-cell>
          <table:table-cell table:style-name="ce209" office:value-type="string" calcext:value-type="string">
            <text:p>||tvmalbork.pl^*^ap3bo6^</text:p>
          </table:table-cell>
          <table:table-cell table:style-name="ce17" table:content-validation-name="val1"/>
          <table:table-cell table:style-name="ce209" office:value-type="string" calcext:value-type="string">
            <text:p>http://www.tvmalbork.pl/aktualnosci/156/strefa-obywatelska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75</text:p>
          </table:table-cell>
          <table:table-cell table:style-name="ce210" office:value-type="string" calcext:value-type="string">
            <text:p>||tvgorzow.pl^*^xplansza</text:p>
          </table:table-cell>
          <table:table-cell table:style-name="ce18" table:content-validation-name="val1"/>
          <table:table-cell table:style-name="ce210" office:value-type="string" calcext:value-type="string">
            <text:p>http://tvgorzow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76</text:p>
          </table:table-cell>
          <table:table-cell table:style-name="ce209" office:value-type="string" calcext:value-type="string">
            <text:p>turek.net.pl##.Baner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turek.net.pl/ogloszenia/motoryzacja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77</text:p>
          </table:table-cell>
          <table:table-cell table:style-name="ce210" office:value-type="string" calcext:value-type="string">
            <text:p>trzemeszno24.info##.td_single_image_b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trzemeszno24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78</text:p>
          </table:table-cell>
          <table:table-cell table:style-name="ce209" office:value-type="string" calcext:value-type="string">
            <text:p>trybunaczestochowska.pl,gazetaklobucka.pl,gazetalubliniecka.pl##img[width="1000"][height="20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trybunaczestochows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trybunaczestochowska.pl,gazetalubliniecka.pl##div[id^="popmake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gazetaklobucka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trybunaczestochowska.pl##div[class^="trybu-sideba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gazetalubliniec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KONCERT-W-TVS.$domain=gazetalubliniecka.pl|gazetalubliniecka.pl|trybunaczestochows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gazetalubliniecka.pl##div[id^="gazet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79</text:p>
          </table:table-cell>
          <table:table-cell table:style-name="ce210" office:value-type="string" calcext:value-type="string">
            <text:p>trawka.org##div[data-role="sidebarA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trawka.or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rawka.org^*^300-x-15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eedbay.pl^*^thc-nasio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rawka.org^*^vapuj-pl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rawka.org^*^grasspow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rawka.org^*300X15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rawka.org^*^dutchpassion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81</text:p>
          </table:table-cell>
          <table:table-cell table:style-name="ce209" office:value-type="string" calcext:value-type="string">
            <text:p>tradersare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tradersarea.pl/litecoin-ltc-coin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tradersare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05" office:value-type="string" calcext:value-type="string">
            <text:p>182</text:p>
          </table:table-cell>
          <table:table-cell table:style-name="ce209" office:value-type="string" calcext:value-type="string">
            <text:p>||zniwiarz.topagrar.pl^$image,subdocument,domain=tygodnik-rolniczy.pl|elita-magazyn.pl|topagrar.pl|profitechnika.pl|warzywaiowoce.pl|sadnowoczesn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tygodnik-rolnic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elita-magazy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s://www.topagrar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s://profitechni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/>
          <table:table-cell table:style-name="ce209" office:value-type="string" calcext:value-type="string">
            <text:p>http://www.warzywaiowo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/>
          <table:table-cell table:style-name="ce210" office:value-type="string" calcext:value-type="string">
            <text:p>http://sadnowoczesny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83</text:p>
          </table:table-cell>
          <table:table-cell table:style-name="ce209" office:value-type="string" calcext:value-type="string">
            <text:p>terazgabin.pl##div[aria-live="polite"]</text:p>
          </table:table-cell>
          <table:table-cell table:style-name="ce17" table:content-validation-name="val1"/>
          <table:table-cell table:style-name="ce209" office:value-type="string" calcext:value-type="string">
            <text:p>http://terazgabin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erazgabin.pl^*^370x370.</text:p>
          </table:table-cell>
          <table:table-cell table:style-name="ce18" table:content-validation-name="val1"/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84</text:p>
          </table:table-cell>
          <table:table-cell table:style-name="ce209" office:value-type="string" calcext:value-type="string">
            <text:p>||tarnowiak.pl^*_wizytowk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tarnowiak.pl/ogloszenie/904882/szukam-pracy-dj-lub-akustyk-jako-muzyka-trance-techno-dance-house-pop-rock-et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arnowiak.pl^*_reklam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85</text:p>
          </table:table-cell>
          <table:table-cell table:style-name="ce209"/>
          <table:table-cell table:style-name="ce17" table:content-validation-name="val1"/>
          <table:table-cell table:style-name="ce209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86</text:p>
          </table:table-cell>
          <table:table-cell table:style-name="ce210" office:value-type="string" calcext:value-type="string">
            <text:p>tarnobrzeskie.eu###text-2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tarnobrzeskie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tarnobrzeskie.eu###text-20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tarnobrzeskie.eu###text-1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arnobrzeskie.eu^*^tani-druk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arnobrzeskie.eu^*^grupawod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87</text:p>
          </table:table-cell>
          <table:table-cell table:style-name="ce209" office:value-type="string" calcext:value-type="string">
            <text:p>||tarnobrzeskie.eu^*^balony-z-helem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tarnobrzeskie.eu/rozrywk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arnobrzeskie.eu^*^BA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05" office:value-type="string" calcext:value-type="string">
            <text:p>188</text:p>
          </table:table-cell>
          <table:table-cell table:style-name="ce209" office:value-type="string" calcext:value-type="string">
            <text:p>szubin24.pl##.ban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szubin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89</text:p>
          </table:table-cell>
          <table:table-cell table:style-name="ce210" office:value-type="string" calcext:value-type="string">
            <text:p>||cdn.gallery^*^files^$image,domain=szcze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szczecinek.com/artykul/na-trampoliny--do-galerii/733809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90</text:p>
          </table:table-cell>
          <table:table-cell table:style-name="ce209" office:value-type="string" calcext:value-type="string">
            <text:p>szczecinek.com##.l-box--100 &gt; div[align="cente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szczecinek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91</text:p>
          </table:table-cell>
          <table:table-cell table:style-name="ce210" office:value-type="string" calcext:value-type="string">
            <text:p>||swietokrzyskie24.eu^*^ksw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swietokrzyskie24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92</text:p>
          </table:table-cell>
          <table:table-cell table:style-name="ce209" office:value-type="string" calcext:value-type="string">
            <text:p>swiatkoni.pl###advwid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swiatkon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swiatkoni.pl###advma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swiatkoni.pl##.advs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06" office:value-type="string" calcext:value-type="string">
            <text:p>193</text:p>
          </table:table-cell>
          <table:table-cell table:style-name="ce210" office:value-type="string" calcext:value-type="string">
            <text:p>swiatkarinki.pl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swiatkarin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94</text:p>
          </table:table-cell>
          <table:table-cell table:style-name="ce209" office:value-type="string" calcext:value-type="string">
            <text:p>suwalki.info##a:not([href^="http://www.suwalki.info/"]) &gt; img[src*="/banery/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suwalki.info/index.php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logo-blocking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flash^$domain=suwalki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95</text:p>
          </table:table-cell>
          <table:table-cell table:style-name="ce209" office:value-type="string" calcext:value-type="string">
            <text:p>starysacz.info##div[id^="addon-rotato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starysacz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96</text:p>
          </table:table-cell>
          <table:table-cell table:style-name="ce210" office:value-type="string" calcext:value-type="string">
            <text:p>||staresiolkowice.pl^*^02/Reha-Vit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staresiolkowice.pl/mlyn-wodny-ze-starych-siolkowic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97</text:p>
          </table:table-cell>
          <table:table-cell table:style-name="ce209" office:value-type="string" calcext:value-type="string">
            <text:p>||sportslaski.pl^*^1/238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sportslas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198</text:p>
          </table:table-cell>
          <table:table-cell table:style-name="ce210" office:value-type="string" calcext:value-type="string">
            <text:p>sportsiedlce.pl###leader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sportsiedlce.pl</text:p>
          </table:table-cell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sportsiedlce.pl##.sidebar-widget &gt; a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sportsiedlce.pl</text:p>
          </table:table-cell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portsiedlce.pl^*^02/pelle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sportsiedlce.pl</text:p>
          </table:table-cell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199</text:p>
          </table:table-cell>
          <table:table-cell table:style-name="ce209" office:value-type="string" calcext:value-type="string">
            <text:p>sochaczew24.info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sochaczew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00</text:p>
          </table:table-cell>
          <table:table-cell table:style-name="ce210" office:value-type="string" calcext:value-type="string">
            <text:p>slupca.pl##.g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slupc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slupca.pl##.g-4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01</text:p>
          </table:table-cell>
          <table:table-cell table:style-name="ce210" office:value-type="string" calcext:value-type="string">
            <text:p>slupca.pl##.g-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slupca.pl/kulinaria/w-kuchni-musi-byc-smacznie-i-pozywnie/" xlink:type="simple">http://www.slupca.pl/kulinaria/w-kuchni-musi-byc-smacznie-i-pozywnie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-single-a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02</text:p>
          </table:table-cell>
          <table:table-cell table:style-name="ce209" office:value-type="string" calcext:value-type="string">
            <text:p>||leadnet.pl^$domain=sharevide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sharevide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fireads.online^$domain=sharevide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03</text:p>
          </table:table-cell>
          <table:table-cell table:style-name="ce209" office:value-type="string" calcext:value-type="string">
            <text:p>sci24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sc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04</text:p>
          </table:table-cell>
          <table:table-cell table:style-name="ce210" office:value-type="string" calcext:value-type="string">
            <text:p>||roosevelta81.pl^*^domb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roosevelta81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05</text:p>
          </table:table-cell>
          <table:table-cell table:style-name="ce209" office:value-type="string" calcext:value-type="string">
            <text:p>faktykonopne.pl##.code-bloc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faktykonop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06</text:p>
          </table:table-cell>
          <table:table-cell table:style-name="ce210" office:value-type="string" calcext:value-type="string">
            <text:p>||radomnews.pl^*^banerekPRU_3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radomnews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radomnews.pl^*^nzn_31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radomnews.pl^*^kwiatkowski_p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radomnews.pl^*^czas_na_kaw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radomnews.pl^*^jadar_log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radomnews.pl^*^logo_bfresh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radomnews.pl^*^radpec_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radomnews.pl^*^administrator_magnolia1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radomnews.pl^*^toyota_11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radiobiper.info##.elementor-widget-wp-widget-advads_ad_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radiobiper.info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07</text:p>
          </table:table-cell>
          <table:table-cell table:style-name="ce210" office:value-type="string" calcext:value-type="string">
            <text:p>radio5.com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radio5.com.pl/jedenascie-godzin-walczyli-z-pozare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radio5.c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08</text:p>
          </table:table-cell>
          <table:table-cell table:style-name="ce210" office:value-type="string" calcext:value-type="string">
            <text:p>tychy.info##.reklama-display-desk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09</text:p>
          </table:table-cell>
          <table:table-cell table:style-name="ce209" office:value-type="string" calcext:value-type="string">
            <text:p>reserv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10</text:p>
          </table:table-cell>
          <table:table-cell table:style-name="ce210" office:value-type="string" calcext:value-type="string">
            <text:p>prudnik24.pl##.widge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prudnik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11</text:p>
          </table:table-cell>
          <table:table-cell table:style-name="ce209" office:value-type="string" calcext:value-type="string">
            <text:p>protipster.com##.desktop-top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rotipster.com/betting-news/champions-league-group-stage-accumulator-tips-4826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12</text:p>
          </table:table-cell>
          <table:table-cell table:style-name="ce210" office:value-type="string" calcext:value-type="string">
            <text:p>protipster.com##.display--sk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protipster.com/betting-tips/football/international-clubs/uefa-europa-league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kin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13</text:p>
          </table:table-cell>
          <table:table-cell table:style-name="ce209" office:value-type="string" calcext:value-type="string">
            <text:p>||proskarzysko.pl^*^kumers-wyprzedaz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proskarzysko.pl/skarzyskie-swieto-fabryk-2019/#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14</text:p>
          </table:table-cell>
          <table:table-cell table:style-name="ce210" office:value-type="string" calcext:value-type="string">
            <text:p>progressforpoland.org##.td_block_single_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progressforpoland.or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progressforpoland.org^*^oilpassio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baner^$domain=progressforpoland.or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15</text:p>
          </table:table-cell>
          <table:table-cell table:style-name="ce209" office:value-type="string" calcext:value-type="string">
            <text:p>ppr.pl##.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pr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16</text:p>
          </table:table-cell>
          <table:table-cell table:style-name="ce210" office:value-type="string" calcext:value-type="string">
            <text:p>||portalmorski.pl^*_880x20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portalmors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portalmorski.pl##.standard_adv_lin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17</text:p>
          </table:table-cell>
          <table:table-cell table:style-name="ce210" office:value-type="string" calcext:value-type="string">
            <text:p>||leszczynskisport.pl^*^dann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leszczynskisport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leszczynskisport.pl^*^robinson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leszczynskisport.pl^*^temp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leszczynskisport.pl^*^prawucki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leszczynskisport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18</text:p>
          </table:table-cell>
          <table:table-cell table:style-name="ce209" office:value-type="string" calcext:value-type="string">
            <text:p>polacywusa.com###slideOutContainerSmallPersiste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polacywusa.com/c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19</text:p>
          </table:table-cell>
          <table:table-cell table:style-name="ce210" office:value-type="string" calcext:value-type="string">
            <text:p>||pokonajlysienie.com^*-Ban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pokonajlysienie.com/foru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20</text:p>
          </table:table-cell>
          <table:table-cell table:style-name="ce209" office:value-type="string" calcext:value-type="string">
            <text:p>plonsk24.pl##.pole-banerowe &gt; a:not([href^="/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plonsk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21</text:p>
          </table:table-cell>
          <table:table-cell table:style-name="ce210" office:value-type="string" calcext:value-type="string">
            <text:p>futbolnews.pl,zzapolowy.com##.floa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zzapolowy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futbolnews.pl,zzapolowy.com##.rankin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22</text:p>
          </table:table-cell>
          <table:table-cell table:style-name="ce210" office:value-type="string" calcext:value-type="string">
            <text:p>||futbolnews.pl^*^780x2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futbolnew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futbolnews.pl^*^LVB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futbolnews.pl^*^BETAFAN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futbolnews.pl^*^1000x20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23</text:p>
          </table:table-cell>
          <table:table-cell table:style-name="ce210" office:value-type="string" calcext:value-type="string">
            <text:p>||cloudfront.net/om-sts-prd-public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zzapolowy.com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ts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affiliates-solutions.com^$image,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om-sts-prd-public.s3.amazonaws.com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24</text:p>
          </table:table-cell>
          <table:table-cell table:style-name="ce209" office:value-type="string" calcext:value-type="string">
            <text:p>^FNbaner$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zzapolowy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FN2baner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FN2baner$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05" office:value-type="string" calcext:value-type="string">
            <text:p>225</text:p>
          </table:table-cell>
          <table:table-cell table:style-name="ce209" office:value-type="string" calcext:value-type="string">
            <text:p>ostrowiecnews.pl###main &gt; center &gt;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ostrowiecnew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26</text:p>
          </table:table-cell>
          <table:table-cell table:style-name="ce210" office:value-type="string" calcext:value-type="string">
            <text:p>nowogard.online##.lSSlide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nowogard.online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27</text:p>
          </table:table-cell>
          <table:table-cell table:style-name="ce209" office:value-type="string" calcext:value-type="string">
            <text:p>^img10-465x386.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goleniow.online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Ziemniak2.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^R52-baner-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GN_400x800-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goleniow.online^*^TTS-REKLAM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oleniow.online^*^Obraz-27.05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goleniow.online^*^0001-300x21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oleniow.online^*^38928959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28</text:p>
          </table:table-cell>
          <table:table-cell table:style-name="ce209" office:value-type="string" calcext:value-type="string">
            <text:p>^banery^$domain=zpazure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zpazur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29</text:p>
          </table:table-cell>
          <table:table-cell table:style-name="ce210" office:value-type="string" calcext:value-type="string">
            <text:p>||nowawrzesnia.pl/images/gif_*.201*wrz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nowawrzesnia.pl/index.php/kultura/item/6500-przed-nami-juz-17-odslona-dyktanda-wrzesinskieg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nowawrzesnia.pl^*^nepanowy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nowawrzesnia.pl^*^proj_Stalpol_v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30</text:p>
          </table:table-cell>
          <table:table-cell table:style-name="ce209" office:value-type="string" calcext:value-type="string">
            <text:p>||zkrainynba.com^*^04/thumbnail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zkrainynba.com/chiny-odwoluja-wydarzenia-nba-mecze-preseason-sie-nie-odbed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31</text:p>
          </table:table-cell>
          <table:table-cell table:style-name="ce210" office:value-type="string" calcext:value-type="string">
            <text:p>zdrowieiuroda.gwarek.com.pl##.axx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zdrowieiuroda.gwarek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32</text:p>
          </table:table-cell>
          <table:table-cell table:style-name="ce209" office:value-type="string" calcext:value-type="string">
            <text:p>^ban_domy_$domain=zd24.pl|przyjaznawarszaw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przyjaznawarszawa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zd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33</text:p>
          </table:table-cell>
          <table:table-cell table:style-name="ce209" office:value-type="string" calcext:value-type="string">
            <text:p>||zd24.pl^*^speedaldie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zd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34</text:p>
          </table:table-cell>
          <table:table-cell table:style-name="ce210" office:value-type="string" calcext:value-type="string">
            <text:p>zawiercie112.pl###wp-custom-he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zawiercie112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zawiercie112.pl###media_image-1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35</text:p>
          </table:table-cell>
          <table:table-cell table:style-name="ce210" office:value-type="string" calcext:value-type="string">
            <text:p>||zakliczyninfo.pl^*^ls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zakliczyninfo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zakliczyninfo.pl^*^binokl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zakliczyninfo.pl^*^panorama_v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36</text:p>
          </table:table-cell>
          <table:table-cell table:style-name="ce209" office:value-type="string" calcext:value-type="string">
            <text:p>||extraswiecie.pl^*^7.roplas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extraswiecie.pl/wiadomosc/kandydaci-do-tytulu-extra-para-zgloscie-sie-i-wy-pobyt-w-eleganckim-hotelu-z-atrakcjami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xtraswiecie.pl^*^67077666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extraswiecie.pl^*^6721158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xtraswiecie.pl^*^t_pogod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extraswiecie.pl^*^6.merant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xtraswiecie.pl^*^extra_swiecie.jpg?89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extraswiecie.pl^*^14.anamej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extraswiecie.pl^*^ser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37</text:p>
          </table:table-cell>
          <table:table-cell table:style-name="ce209" office:value-type="string" calcext:value-type="string">
            <text:p>||xlomza.pl^*^msplay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xlomz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xlomza.pl^*^mpt_taxi_ostatni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xlomza.pl^*^bez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xlomza.pl^*^inline_1_190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xlomza.pl^*^14pazdzierni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xlomza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38</text:p>
          </table:table-cell>
          <table:table-cell table:style-name="ce209" office:value-type="string" calcext:value-type="string">
            <text:p>||g.cda.pl/mediafile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cda.pl/video/9000531a/vfil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39</text:p>
          </table:table-cell>
          <table:table-cell table:style-name="ce210" office:value-type="string" calcext:value-type="string">
            <text:p>^banners^$domain=telewizjatt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telewizjattm.pl/" xlink:type="simple">https://telewizjattm.pl/#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40</text:p>
          </table:table-cell>
          <table:table-cell table:style-name="ce209" office:value-type="string" calcext:value-type="string">
            <text:p>||nadmorski24.pl^*3o2V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nadmorski24.pl/" xlink:type="simple">https://www.nadmorski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41</text:p>
          </table:table-cell>
          <table:table-cell table:style-name="ce210" office:value-type="string" calcext:value-type="string">
            <text:p>||swietokrzyskie24.eu^*^oklejaniebanere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swietokrzyskie24.eu/" xlink:type="simple">http://swietokrzyskie24.eu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42</text:p>
          </table:table-cell>
          <table:table-cell table:style-name="ce209" office:value-type="string" calcext:value-type="string">
            <text:p>suwalki.info##a[href*="banner.php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pull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praca.suwalki.info/" xlink:type="simple">http://www.praca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suwalki.info/" xlink:type="simple">http://www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uwalki.info^*^zwm^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pull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uwalki.info^*^zdz^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praca.suwalki.info/" xlink:type="simple">http://www.prac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uwalki.info^*^mecenat200.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suwalki.info/" xlink:type="simple">http://www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43</text:p>
          </table:table-cell>
          <table:table-cell table:style-name="ce209" office:value-type="string" calcext:value-type="string">
            <text:p>||suwalki.info^*^ibn60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suwalszczyzna.net/" xlink:type="simple">http://www.suwalszczyzna.ne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44</text:p>
          </table:table-cell>
          <table:table-cell table:style-name="ce210" office:value-type="string" calcext:value-type="string">
            <text:p>sportsiedlce.pl##img[width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sportsiedlce.pl/" xlink:type="simple">http://sportsiedlce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sportsiedlce.pl##img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sportsiedlce.pl##img[height="9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45</text:p>
          </table:table-cell>
          <table:table-cell table:style-name="ce209" office:value-type="string" calcext:value-type="string">
            <text:p>||sportsiedlce.pl^*^Ede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sportsiedlce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portsiedlce.pl^*^Mal-Po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portsiedlce.pl^*^05/18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portsiedlce.pl^*^garwac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portsiedlce.pl^*^0000058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portsiedlce.pl^*^0000105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sportsiedlce.pl^*^84869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sportsiedlce.pl^*^00001095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46</text:p>
          </table:table-cell>
          <table:table-cell table:style-name="ce209" office:value-type="string" calcext:value-type="string">
            <text:p>||studentnews.pl^*^b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studentnews.eu/" xlink:type="simple">https://www.studentnews.eu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47</text:p>
          </table:table-cell>
          <table:table-cell table:style-name="ce210" office:value-type="string" calcext:value-type="string">
            <text:p>^boxy_po_prawej^$domain=studentnews.pl|studentnews.eu|dlamaturzysty.info|edubaza.pl|studialicencjackie.info|studiainzynierskie.info|studiamagisterskie.info|studiapodyplomowe.info|studiadoktoranckie.info|studiamba.info|studiaonline.info|studies-in-europe.eu|kwalifikacjezawodowe.info|postgraduatestudy.eu|studentka.pl|undergraduatestudy.eu|gramatyka-angielska.info|studiawEuropie.info|studies-in-english.pl|studies-in-poland.pl|szkolyjezykowe.info|ang24.pl|dlagimnazjalisty.info|dlaprzedszkolaka.info|dlaucznia.info|doctoralstudy.eu|kampusy.info|kierunki-studiow.info|kierunki-zamawiane.pl|kontastudenckie.pl|kursyjezykowe.biz|kursyletnie.pl|kursyonline.info|kursysemestralne.pl|mba-studies.eu|organizacjestudenckie.pl|pracaikariera.pl|studenckamarka.pl|rektorzy.pl|studenckamoda.pl|studentmapa.pl|studianiestacjonarne.info|wameryce.info|weuropie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grupa.studentnews.pl/s/3697/75551-Witryny-grupy.htm" xlink:type="simple">https://grupa.studentnews.pl/s/3697/75551-Witryny-grupy.ht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^wo_reklamy^$domain=studentnews.pl|dlamaturzysty.info|edubaza.pl|studialicencjackie.info|studiainzynierskie.info|studiamagisterskie.info|studiapodyplomowe.info|studiadoktoranckie.info|studiamba.info|studiaonline.info|studies-in-europe.eu|kwalifikacjezawodowe.info|studentka.pl|undergraduatestudy.eu|studiawEuropie.info|studies-in-english.pl|szkolyjezykowe.info|dlagimnazjalisty.info|dlaprzedszkolaka.info|dlaucznia.info|kampusy.info|kierunki-studiow.info|kierunki-zamawiane.pl|kontastudenckie.pl|kursyjezykowe.biz|kursyletnie.pl|kursyonline.info|organizacjestudenckie.pl|pracaikariera.pl|studenckamarka.pl|rektorzy.pl|studenckamoda.pl|studentmapa.pl|studianiestacjonarne.info|wameryce.info|weuropie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48</text:p>
          </table:table-cell>
          <table:table-cell table:style-name="ce210" office:value-type="string" calcext:value-type="string">
            <text:p>^banner^$domain=eurobuildcee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eurobuildcee.com/" xlink:type="simple">http://eurobuildcee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49</text:p>
          </table:table-cell>
          <table:table-cell table:style-name="ce209" office:value-type="string" calcext:value-type="string">
            <text:p>||igorzow.pl/banery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gorzow.com/" xlink:type="simple">http://www.gorzow.com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50</text:p>
          </table:table-cell>
          <table:table-cell table:style-name="ce210" office:value-type="string" calcext:value-type="string">
            <text:p>jagodnik.pl##.td-all-device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jagodnik.pl/" xlink:type="simple">http://jagodnik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51</text:p>
          </table:table-cell>
          <table:table-cell table:style-name="ce209" office:value-type="string" calcext:value-type="string">
            <text:p>kcynia.info###text-7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kcynia.info/" xlink:type="simple">http://kcynia.info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52</text:p>
          </table:table-cell>
          <table:table-cell table:style-name="ce210" office:value-type="string" calcext:value-type="string">
            <text:p>wpr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pr24.pl/" xlink:type="simple">http://wpr24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radomsport.pl^*^tenis_rkt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radomsport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radomsport.pl^*^fitplatinium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radomsport.pl^*^toyota_11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radomsport.pl^*^windoor-wietrzenie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53</text:p>
          </table:table-cell>
          <table:table-cell table:style-name="ce209" office:value-type="string" calcext:value-type="string">
            <text:p>tychy.info,pszczyna.tv,bielsko.tv,czechowice.tv,pless.pl##.blok-ba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pszczyna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bielsko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les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54</text:p>
          </table:table-cell>
          <table:table-cell table:style-name="ce210" office:value-type="string" calcext:value-type="string">
            <text:p>tychy.info,pszczyna.tv,bielsko.tv,czechowice.tv,pless.pl##.baner-row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ples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tychy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bielsko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pszczyna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55</text:p>
          </table:table-cell>
          <table:table-cell table:style-name="ce209" office:value-type="string" calcext:value-type="string">
            <text:p>tychy.info,pszczyna.tv,pless.pl##.linki-sponsorowane-co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bielsko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pszczyna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56</text:p>
          </table:table-cell>
          <table:table-cell table:style-name="ce209" office:value-type="string" calcext:value-type="string">
            <text:p>taternik.org##.bantitle +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taternik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57</text:p>
          </table:table-cell>
          <table:table-cell table:style-name="ce210" office:value-type="string" calcext:value-type="string">
            <text:p>speedladies.pl##.rekl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speedladie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05" office:value-type="string" calcext:value-type="string">
            <text:p>258</text:p>
          </table:table-cell>
          <table:table-cell table:style-name="ce209" office:value-type="string" calcext:value-type="string">
            <text:p>||napisy24.pl^*^allplay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napisy24.pl/serial/The+Mandalorian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napisy24.pl###napisy24eur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59</text:p>
          </table:table-cell>
          <table:table-cell table:style-name="ce209" office:value-type="string" calcext:value-type="string">
            <text:p>podoslonami.pl##a[data-label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podoslonam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60</text:p>
          </table:table-cell>
          <table:table-cell table:style-name="ce210" office:value-type="string" calcext:value-type="string">
            <text:p>budownictwo.co,budosfera.eu,budowlanematerialy.eu,forumfirm.eu,narzedziapolska.pl,obrabiarkidodrewna.eu,meblarstwo.eu,maszynydlameblarstwa.pl,tapicerstwo.co,kuchniosfera.pl##.widget_media_image &gt; h2 + a[rel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budownic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budowlanematerialy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budosfera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forumfirm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narzedziapols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meblarstwo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maszynydlameblarstw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tapicers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kuchni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61</text:p>
          </table:table-cell>
          <table:table-cell table:style-name="ce210" office:value-type="string" calcext:value-type="string">
            <text:p>budownictwo.co,budowlanematerialy.eu,forumfirm.eu,narzedziapolska.pl,meblarstwo.eu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budowlanematerialy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budownic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forumfirm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narzedzi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meblarstwo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62</text:p>
          </table:table-cell>
          <table:table-cell table:style-name="ce209" office:value-type="string" calcext:value-type="string">
            <text:p>meblosfera.pl,meblarskapolska.pl,tapicerstwo.co##img[title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63</text:p>
          </table:table-cell>
          <table:table-cell table:style-name="ce210" office:value-type="string" calcext:value-type="string">
            <text:p>maszynydlameblarstwa.pl,meblarskapolska.pl##.tm-promt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maszynydlameblarstw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://www.meblarskapolska.pl/" xlink:type="simple">http://www.meblarskapolska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64</text:p>
          </table:table-cell>
          <table:table-cell table:style-name="ce210" office:value-type="string" calcext:value-type="string">
            <text:p>budosfera.eu##.banner-promotions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budosfera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65</text:p>
          </table:table-cell>
          <table:table-cell table:style-name="ce209" office:value-type="string" calcext:value-type="string">
            <text:p>obrabiarkidodrewna.eu###media_image-3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66</text:p>
          </table:table-cell>
          <table:table-cell table:style-name="ce210" office:value-type="string" calcext:value-type="string">
            <text:p>meblosfera.pl##.recommendation-panel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meblosfera.pl##img[alt^="Advertise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_baner_$domain=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67</text:p>
          </table:table-cell>
          <table:table-cell table:style-name="ce209" office:value-type="string" calcext:value-type="string">
            <text:p>-baner-$domain=meblosfera.pl|meblarskapolska.pl|tapicerstwo.c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68</text:p>
          </table:table-cell>
          <table:table-cell table:style-name="ce210" office:value-type="string" calcext:value-type="string">
            <text:p>-bener-$domain=tapicerstwo.co|tkaninyobiciowe.eu|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www.tkaninyobiciowe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mebl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tapicers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69</text:p>
          </table:table-cell>
          <table:table-cell table:style-name="ce209" office:value-type="string" calcext:value-type="string">
            <text:p>||evertiq.pl/bximg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evertiq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70</text:p>
          </table:table-cell>
          <table:table-cell table:style-name="ce210" office:value-type="string" calcext:value-type="string">
            <text:p>epainfo.pl##a[href*="/linkout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epainfo.pl/wosp-pabianice-2020-zobacz-pelny-harmonogram/" xlink:type="simple">https://epainfo.pl/wosp-pabianice-2020-zobacz-pelny-harmonogram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1</text:p>
          </table:table-cell>
          <table:table-cell table:style-name="ce209" office:value-type="string" calcext:value-type="string">
            <text:p>-reklama_$domain=slupc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www.slupca.pl/informacje/na-sygnale/pozar-w-warsztacie-samochodowym-trwa-akcja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no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72</text:p>
          </table:table-cell>
          <table:table-cell table:style-name="ce210" office:value-type="string" calcext:value-type="string">
            <text:p>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lubin.pl/lubinianka-nadal-w-grze-dzis-zobaczymy-ja-w-tvp/" xlink:type="simple">http://www.lubin.pl/lubinianka-nadal-w-grze-dzis-zobaczymy-ja-w-tvp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3</text:p>
          </table:table-cell>
          <table:table-cell table:style-name="ce209" office:value-type="string" calcext:value-type="string">
            <text:p>||24jgora.pl^*^inline__1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24jgo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74</text:p>
          </table:table-cell>
          <table:table-cell table:style-name="ce210" office:value-type="string" calcext:value-type="string">
            <text:p>||24wroclaw.pl^*^inline__1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24wroclaw.pl/" xlink:type="simple">https://24wroclaw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5</text:p>
          </table:table-cell>
          <table:table-cell table:style-name="ce209" office:value-type="string" calcext:value-type="string">
            <text:p>40ton.net##.under-text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40ton.net/pomysl-na-ciezarowego-klasyka-za-34-tys-zlotych-ciagnik-siodlowy-kamaz-i-naczepa-zremb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40ton.net##.above-text-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6</text:p>
          </table:table-cell>
          <table:table-cell table:style-name="ce209" office:value-type="string" calcext:value-type="string">
            <text:p>||truckeronroad.com^*^marketing-studio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truckeronroad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truckeronroad.com^*^simglob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truckeronroad.com^*^autopor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truckeronroad.com##a[aria-label*="ban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7</text:p>
          </table:table-cell>
          <table:table-cell table:style-name="ce209" office:value-type="string" calcext:value-type="string">
            <text:p>||busiarze.com.pl^*^Webp.ne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busiarze.com.pl/aktualnosci/ldv-wraca-do-europ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busiarze.com.pl^*^lacus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8</text:p>
          </table:table-cell>
          <table:table-cell table:style-name="ce209" office:value-type="string" calcext:value-type="string">
            <text:p>||ebroker.pl^$image,domain=autofanatyk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autofanatyk.pl/czy-laweta-jest-pojazdem-uprzywilejowanym/" xlink:type="simple">https://autofanatyk.pl/czy-laweta-jest-pojazdem-uprzywilejowany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leadstar.pl^$image,domain=autofanaty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79</text:p>
          </table:table-cell>
          <table:table-cell table:style-name="ce209" office:value-type="string" calcext:value-type="string">
            <text:p>chip.pl###banne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chi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81</text:p>
          </table:table-cell>
          <table:table-cell table:style-name="ce210" office:value-type="string" calcext:value-type="string">
            <text:p>||cnc.info.pl^*^phpbb_ads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cnc.info.pl/frezarka-konstrukcja-metalowa-f60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82</text:p>
          </table:table-cell>
          <table:table-cell table:style-name="ce209" office:value-type="string" calcext:value-type="string">
            <text:p>kk24.pl##.kk24-co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kk24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lready added</text:p>
          </table:table-cell>
          <table:table-cell table:style-name="ce52" office:value-type="string" calcext:value-type="string">
            <text:p>no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kk24.pl^*^40-miast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lready added</text:p>
          </table:table-cell>
          <table:table-cell table:style-name="ce53" office:value-type="string" calcext:value-type="string">
            <text:p>no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83</text:p>
          </table:table-cell>
          <table:table-cell table:style-name="ce209" office:value-type="string" calcext:value-type="string">
            <text:p>||miastokolobrzeg.pl^*^okn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miastokolobrze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miastokolobrzeg.pl^*^jacex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miastokolobrzeg.pl##div[id*="-ban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miastokolobrzeg.pl##section[id*="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84</text:p>
          </table:table-cell>
          <table:table-cell table:style-name="ce209" office:value-type="string" calcext:value-type="string">
            <text:p>-banner-$domain=linia.co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linia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85</text:p>
          </table:table-cell>
          <table:table-cell table:style-name="ce210" office:value-type="string" calcext:value-type="string">
            <text:p>gostynin.info##.mb-xl &gt; .uk-display-inline-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gostynin.info/informacje/nieznany-sprawca-dokonal-zniszczenia-tablicy-pamieci-ruchu-oporu-armii-krajowej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86</text:p>
          </table:table-cell>
          <table:table-cell table:style-name="ce209" office:value-type="string" calcext:value-type="string">
            <text:p>poscigi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poscigi.pl/" xlink:type="simple">https://poscig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87</text:p>
          </table:table-cell>
          <table:table-cell table:style-name="ce210" office:value-type="string" calcext:value-type="string">
            <text:p>radioradom.pl##.a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radiorad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radiorad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88</text:p>
          </table:table-cell>
          <table:table-cell table:style-name="ce210" office:value-type="string" calcext:value-type="string">
            <text:p>sporteuro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sporteuro.pl/" xlink:type="simple">https://sporteuro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89</text:p>
          </table:table-cell>
          <table:table-cell table:style-name="ce209" office:value-type="string" calcext:value-type="string">
            <text:p>sporteuro.pl##.ai-rotat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sporteuro.pl/osiem-medali-polakow-na-rycerskich-mistrzostwach-swiata/" xlink:type="simple">https://sporteuro.pl/osiem-medali-polakow-na-rycerskich-mistrzostwach-swiata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ai-rotate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90</text:p>
          </table:table-cell>
          <table:table-cell table:style-name="ce210" office:value-type="string" calcext:value-type="string">
            <text:p>^banner-$domain=kaszub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kaszuby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kaszuby24.pl^*^usługi-pogrzebowe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wrong character error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91</text:p>
          </table:table-cell>
          <table:table-cell table:style-name="ce210" office:value-type="string" calcext:value-type="string">
            <text:p>||magazynvip.pl^*^Abax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agazynvip.pl/" xlink:type="simple">https://www.magazynvip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92</text:p>
          </table:table-cell>
          <table:table-cell table:style-name="ce209" office:value-type="string" calcext:value-type="string">
            <text:p>kieruneksurowce.pl##.ads-box-invert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93</text:p>
          </table:table-cell>
          <table:table-cell table:style-name="ce210" office:value-type="string" calcext:value-type="string">
            <text:p>kierunekenergetyka.pl,kieruneksurowce.pl,kierunekchemia.pl##.col-sm-6 &gt; .ads-title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kierunekenergety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kierunekchemi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94</text:p>
          </table:table-cell>
          <table:table-cell table:style-name="ce209" office:value-type="string" calcext:value-type="string">
            <text:p>calisia.pl##div[style*="max-width: 500px; max-height: 200px;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calisia.pl/" xlink:type="simple">https://calisi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calisia.pl##div[style*="max-width: 1200px; max-height: 3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calisia.pl###fixed_abox_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295</text:p>
          </table:table-cell>
          <table:table-cell table:style-name="ce210" office:value-type="string" calcext:value-type="string">
            <text:p>calisia.pl##div[style*="max-width: 380px; max-height: 38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calisia.pl/1,biznes" xlink:type="simple">https://calisia.pl/1,biznes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float" office:value="380" calcext:value-type="float">
            <text:p>380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98</text:p>
          </table:table-cell>
          <table:table-cell table:style-name="ce209" office:value-type="string" calcext:value-type="string">
            <text:p>bolec.info##img[height="100"][width="25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bolec.info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bolec.info##img[style*="max-height: 400px; min-width: 10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299</text:p>
          </table:table-cell>
          <table:table-cell table:style-name="ce209" office:value-type="string" calcext:value-type="string">
            <text:p>pozatorun.pl##.np-ads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://www.pozatorun.pl/" xlink:type="simple">http://www.pozatorun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00</text:p>
          </table:table-cell>
          <table:table-cell table:style-name="ce210" office:value-type="string" calcext:value-type="string">
            <text:p>pozatorun.pl,tylkotoru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tylkotorun.pl/twarde-pierniki-zapraszaja-do-wolontariatu-sasiedzkiego/" xlink:type="simple">http://tylkotorun.pl/twarde-pierniki-zapraszaja-do-wolontariatu-sasiedzkieg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9" office:value-type="string" calcext:value-type="string">
            <text:p>HIDE</text:p>
          </table:table-cell>
          <table:table-cell table:style-name="ce209" office:value-type="string" calcext:value-type="string">
            <text:p>http://www.pozatorun.pl/minister-ardanowski-uspokaja-mamy-zapas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01</text:p>
          </table:table-cell>
          <table:table-cell table:style-name="ce210" office:value-type="string" calcext:value-type="string">
            <text:p>goral.inf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goral.info.pl/kontrola-sanitarna-na-granicy-polsko-slowackiej-w-malopolsce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02</text:p>
          </table:table-cell>
          <table:table-cell table:style-name="ce209" office:value-type="string" calcext:value-type="string">
            <text:p>wysokomazowiecki24.pl###sp-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ysokomazowiecki24.pl/news/podlaskie/10754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2020bannery^$domain=wysokomazowiec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wysokomazowiecki24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03</text:p>
          </table:table-cell>
          <table:table-cell table:style-name="ce210" office:value-type="string" calcext:value-type="string">
            <text:p>naszwodzislaw.com,naszrybnik.com##.baza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naszwodzislaw.com/site/index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naszrybnik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04</text:p>
          </table:table-cell>
          <table:table-cell table:style-name="ce210" office:value-type="string" calcext:value-type="string">
            <text:p>||ifotos.pl^$image,domain=radiobont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radiobonto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05</text:p>
          </table:table-cell>
          <table:table-cell table:style-name="ce209" office:value-type="string" calcext:value-type="string">
            <text:p>||leszczynscy.nazwa.pl^$image,domain=zlotowskie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zlotowsk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zlotowskie.pl##.banner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06</text:p>
          </table:table-cell>
          <table:table-cell table:style-name="ce209" office:value-type="string" calcext:value-type="string">
            <text:p>^banery^$domain=sportowemem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sportowememy.pl/totti-mial-kuszace-oferty-podczas-gry-w-romi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07</text:p>
          </table:table-cell>
          <table:table-cell table:style-name="ce210" office:value-type="string" calcext:value-type="string">
            <text:p>^canvas^$image,domain=naszrybnik.com|naszwodzislaw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naszrybnik.com/site/index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naszwodzislaw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08</text:p>
          </table:table-cell>
          <table:table-cell table:style-name="ce210" office:value-type="string" calcext:value-type="string">
            <text:p>^show-baners.php?$script,domain=24gliwic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24gliwice.pl/wiadomosci/nareszcie-po-kilku-miesiacach-przerwy-drogowcy-wracaja-do-remontu-ulicy-michalowskieg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09</text:p>
          </table:table-cell>
          <table:table-cell table:style-name="ce209" office:value-type="string" calcext:value-type="string">
            <text:p>||reklama-lowicz.pl^$image,domain=lowicz24.eu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lowicz24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10</text:p>
          </table:table-cell>
          <table:table-cell table:style-name="ce210" office:value-type="string" calcext:value-type="string">
            <text:p>trzemeszno24.info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trzemeszno24.info/maseczki-trafia-do-mieszkancow-i-sluzb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11</text:p>
          </table:table-cell>
          <table:table-cell table:style-name="ce209" office:value-type="string" calcext:value-type="string">
            <text:p>animezone.pl##.re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animezone.pl/anime/hack-g-u-returner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12</text:p>
          </table:table-cell>
          <table:table-cell table:style-name="ce210" office:value-type="string" calcext:value-type="string">
            <text:p>||nfkd2ug8d9.com^$third-party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ekinomaniak.net/watch-movies/Sonic-Szybki-jak-byskawica-5983</text:p>
          </table:table-cell>
          <table:table-cell table:style-name="ce133" office:value-type="string" calcext:value-type="string">
            <text:p>no</text:p>
          </table:table-cell>
          <table:table-cell table:style-name="ce43" office:value-type="string" calcext:value-type="string">
            <text:p>fix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13</text:p>
          </table:table-cell>
          <table:table-cell table:style-name="ce209" office:value-type="string" calcext:value-type="string">
            <text:p>w203.pl##.af_sideba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203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14</text:p>
          </table:table-cell>
          <table:table-cell table:style-name="ce210" office:value-type="string" calcext:value-type="string">
            <text:p>^inline__1_$domain=24wroclaw.pl|24jgora.pl|egarwolin.pl|iochota.pl|eprzasnysz.pl|gpr24.pl|ototorun.pl|zyciekalisz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24jgo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24wroclaw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egarwoli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iochot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eprzasnysz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gpr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ototorun.pl/artykul/bibliotekarski-z-gminy/943045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zyciekalis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15</text:p>
          </table:table-cell>
          <table:table-cell table:style-name="ce210" office:value-type="string" calcext:value-type="string">
            <text:p>24starogard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24starogard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16</text:p>
          </table:table-cell>
          <table:table-cell table:style-name="ce209" office:value-type="string" calcext:value-type="string">
            <text:p>||androidpolska.pl/skapiec-opo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android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17</text:p>
          </table:table-cell>
          <table:table-cell table:style-name="ce210" office:value-type="string" calcext:value-type="string">
            <text:p>^baner.$domain=magazynfakt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magazynfakty.pl/gigantyczne-pensje-dyrektorow-politykow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18</text:p>
          </table:table-cell>
          <table:table-cell table:style-name="ce209" office:value-type="string" calcext:value-type="string">
            <text:p>||magazynfakty.pl^*^ventana_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ambassador24.pl/jakie-sa-roznice-miedzy-rrso-a-rs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19</text:p>
          </table:table-cell>
          <table:table-cell table:style-name="ce210" office:value-type="string" calcext:value-type="string">
            <text:p>^baner-$domain=rynekinwestycj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rynekinwestycj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20</text:p>
          </table:table-cell>
          <table:table-cell table:style-name="ce209" office:value-type="string" calcext:value-type="string">
            <text:p>businessjournal.pl##.vmagazine_medium_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businessjourna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21</text:p>
          </table:table-cell>
          <table:table-cell table:style-name="ce210" office:value-type="string" calcext:value-type="string">
            <text:p>^banners^$domain=beskid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beskidliv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22</text:p>
          </table:table-cell>
          <table:table-cell table:style-name="ce209" office:value-type="string" calcext:value-type="string">
            <text:p>bydgoszcz24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bydgoszcz24.pl/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popup-linux-only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23</text:p>
          </table:table-cell>
          <table:table-cell table:style-name="ce210" office:value-type="string" calcext:value-type="string">
            <text:p>^inline__$domain=sejny.ne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sejny.net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24</text:p>
          </table:table-cell>
          <table:table-cell table:style-name="ce209" office:value-type="string" calcext:value-type="string">
            <text:p>bezdroza.pl##.hestia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bezdro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25</text:p>
          </table:table-cell>
          <table:table-cell table:style-name="ce210" office:value-type="string" calcext:value-type="string">
            <text:p>biznestub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biznestub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26</text:p>
          </table:table-cell>
          <table:table-cell table:style-name="ce209" office:value-type="string" calcext:value-type="string">
            <text:p>||ibb.co^$subdocument,domain=lexus-foru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lexus-foru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27</text:p>
          </table:table-cell>
          <table:table-cell table:style-name="ce210" office:value-type="string" calcext:value-type="string">
            <text:p>olx.pl##.inter-box_ad-detail_boxing</text:p>
          </table:table-cell>
          <table:table-cell table:style-name="ce20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olx.pl/oferta/toaleta-wc-toaleta-na-budowe-wynajem-toalety-przenosne-CID619-IDDvrNu.html" xlink:type="simple">https://www.olx.pl/oferta/toaleta-wc-toaleta-na-budowe-wynajem-toalety-przenosne-CID619-IDDvrNu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28</text:p>
          </table:table-cell>
          <table:table-cell table:style-name="ce209" office:value-type="string" calcext:value-type="string">
            <text:p>wylecz.to##div[data-event="slotSeen"]</text:p>
          </table:table-cell>
          <table:table-cell table:style-name="ce19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ylecz.to/stomatologia/prognatyzm-warga-habsburska-przyczyny-objawy-leczenie/" xlink:type="simple">https://wylecz.to/stomatologia/prognatyzm-warga-habsburska-przyczyny-objawy-leczenie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^kaczynski_click^$subdocument,domain=wylecz.to</text:p>
          </table:table-cell>
          <table:table-cell table:style-name="ce20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29</text:p>
          </table:table-cell>
          <table:table-cell table:style-name="ce209" office:value-type="string" calcext:value-type="string">
            <text:p>cypr24.eu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209" office:value-type="string" calcext:value-type="string">
            <text:p><text:a xlink:href="https://cypr24.eu/premie-dla-studentow-beda-wyplacane-od-poniedzialku/" xlink:type="simple">https://cypr24.eu/premie-dla-studentow-beda-wyplacane-od-poniedzialku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30</text:p>
          </table:table-cell>
          <table:table-cell table:style-name="ce210" office:value-type="string" calcext:value-type="string">
            <text:p>^inline__1_$domain=nwloclawek.pl</text:p>
          </table:table-cell>
          <table:table-cell table:style-name="ce20" office:value-type="string" calcext:value-type="string">
            <text:p>BLOCK</text:p>
          </table:table-cell>
          <table:table-cell table:style-name="ce210" office:value-type="string" calcext:value-type="string">
            <text:p>https://nwloclawek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31</text:p>
          </table:table-cell>
          <table:table-cell table:style-name="ce209" office:value-type="string" calcext:value-type="string">
            <text:p>^banners^$domain=bytomski.pl</text:p>
          </table:table-cell>
          <table:table-cell table:style-name="ce20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bytomski.pl/" xlink:type="simple">https://bytomsk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bytomski.pl^*^06/taxi.</text:p>
          </table:table-cell>
          <table:table-cell table:style-name="ce20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32</text:p>
          </table:table-cell>
          <table:table-cell table:style-name="ce210" office:value-type="string" calcext:value-type="string">
            <text:p>b2-biznes.pl##div[class^=”ai-rotate ai-”]</text:p>
          </table:table-cell>
          <table:table-cell table:style-name="ce20" office:value-type="string" calcext:value-type="string">
            <text:p>HIDE</text:p>
          </table:table-cell>
          <table:table-cell table:style-name="ce210" office:value-type="string" calcext:value-type="string">
            <text:p><text:a xlink:href="http://b2-biznes.pl/ponad-polowa-polakow-nie-ma-zaufania-do-obecnego-systemu-emerytalnego/" xlink:type="simple">http://b2-biznes.pl/ponad-polowa-polakow-nie-ma-zaufania-do-obecnego-systemu-emerytalneg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33</text:p>
          </table:table-cell>
          <table:table-cell table:style-name="ce209" office:value-type="string" calcext:value-type="string">
            <text:p>zakazany-humor.pl###reklama_s</text:p>
          </table:table-cell>
          <table:table-cell table:style-name="ce20" office:value-type="string" calcext:value-type="string">
            <text:p>HIDE</text:p>
          </table:table-cell>
          <table:table-cell table:style-name="ce209" office:value-type="string" calcext:value-type="string">
            <text:p><text:a xlink:href="https://zakazany-humor.pl/" xlink:type="simple">https://zakazany-humor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zakazany-humor.pl##.reklama_nad_trescia</text:p>
          </table:table-cell>
          <table:table-cell table:style-name="ce20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7" office:value-type="string" calcext:value-type="string">
            <text:p>zakazany-humor.pl###primary &gt; div &gt; iframe</text:p>
          </table:table-cell>
          <table:table-cell table:style-name="ce20" office:value-type="string" calcext:value-type="string">
            <text:p>HIDE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34</text:p>
          </table:table-cell>
          <table:table-cell table:style-name="ce210" office:value-type="string" calcext:value-type="string">
            <text:p>ehumor.pl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210" office:value-type="string" calcext:value-type="string">
            <text:p>https://ehumo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35</text:p>
          </table:table-cell>
          <table:table-cell table:style-name="ce209" office:value-type="string" calcext:value-type="string">
            <text:p>@@.adrotate.$domain=mh24.pl</text:p>
          </table:table-cell>
          <table:table-cell table:style-name="ce20" office:value-type="string" calcext:value-type="string">
            <text:p>WHITE</text:p>
          </table:table-cell>
          <table:table-cell table:style-name="ce209" office:value-type="string" calcext:value-type="string">
            <text:p><text:a xlink:href="http://mh24.pl/" xlink:type="simple">http://mh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36</text:p>
          </table:table-cell>
          <table:table-cell table:style-name="ce210" office:value-type="string" calcext:value-type="string">
            <text:p>||ki24.info/upload/grafiki^$image</text:p>
          </table:table-cell>
          <table:table-cell table:style-name="ce20" office:value-type="string" calcext:value-type="string">
            <text:p>BLOCK</text:p>
          </table:table-cell>
          <table:table-cell table:style-name="ce10" office:value-type="string" calcext:value-type="string">
            <text:p><text:a xlink:href="https://ki24.info/pl/13_sport/15438_to-beda-pierwsze-takie-mistrzostwa-w-gminie-wezmiesz-udzial.html" xlink:type="simple">https://ki24.info/pl/13_sport/15438_to-beda-pierwsze-takie-mistrzostwa-w-gminie-wezmiesz-udzial.html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rafiki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37</text:p>
          </table:table-cell>
          <table:table-cell table:style-name="ce209" office:value-type="string" calcext:value-type="string">
            <text:p>^banery_foto^$domain=ki24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5" office:value-type="string" calcext:value-type="string">
            <text:p>https://ki24.info/pl/13_sport/15438_to-beda-pierwsze-takie-mistrzostwa-w-gminie-wezmiesz-udzial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ery</text:p>
          </table:table-cell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38</text:p>
          </table:table-cell>
          <table:table-cell table:style-name="ce210" office:value-type="string" calcext:value-type="string">
            <text:p>extragoals.com###my-video_html5_api</text:p>
          </table:table-cell>
          <table:table-cell table:style-name="ce18" table:content-validation-name="val1"/>
          <table:table-cell table:style-name="ce210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_preroll.$domain=extragoals.com</text:p>
          </table:table-cell>
          <table:table-cell table:style-name="ce17" table:content-validation-name="val1"/>
          <table:table-cell table:style-name="ce246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39</text:p>
          </table:table-cell>
          <table:table-cell table:style-name="ce210" office:value-type="string" calcext:value-type="string">
            <text:p>kardiolo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www.kardiolo.pl/leki.htm" xlink:type="simple">https://www.kardiolo.pl/leki.htm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40</text:p>
          </table:table-cell>
          <table:table-cell table:style-name="ce209" office:value-type="string" calcext:value-type="string">
            <text:p>open.fm###bn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open.fm/" xlink:type="simple">https://open.fm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open.fm##div[class^="bnr-con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open.fm##div[class^="bnr-play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6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41</text:p>
          </table:table-cell>
          <table:table-cell table:style-name="ce210" office:value-type="string" calcext:value-type="string">
            <text:p>echirurgia.pl##.act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www.echirurgia.pl/wyrostek/ostre_zapalenie_wyrostka.htm" xlink:type="simple">https://www.echirurgia.pl/wyrostek/ostre_zapalenie_wyrostka.htm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42</text:p>
          </table:table-cell>
          <table:table-cell table:style-name="ce209" office:value-type="string" calcext:value-type="string">
            <text:p>o2.pl#?#div:-abp-has(&gt; img[data-testid^="ad-placeholder-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s://www.o2.pl/informacje/wenezuela-oskarza-kolumbie-o-inwazje-na-morzu-6506778774825089a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o2.pl##div[class$="contai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43</text:p>
          </table:table-cell>
          <table:table-cell table:style-name="ce210" office:value-type="string" calcext:value-type="string">
            <text:p>||wpcdn.pl^*^KinoWPpilot_inVideo_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6" office:value-type="string" calcext:value-type="string">
            <text:p><text:a xlink:href="https://www.wp.pl/" xlink:type="simple">https://www.wp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videobaner</text:p>
          </table:table-cell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44</text:p>
          </table:table-cell>
          <table:table-cell table:style-name="ce8" office:value-type="string" calcext:value-type="string">
            <text:p>dobra-mam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s://dobra-mama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45</text:p>
          </table:table-cell>
          <table:table-cell table:style-name="ce209" office:value-type="string" calcext:value-type="string">
            <text:p>e-dobrydom.pl,dobretargi.pl,abcdobrejmamy.pl,nowymagazyn.pl###slideshow_x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e-dobryd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s://dobretargi.pl/public/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/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abcdobrejmam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s://nowymagazyn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46</text:p>
          </table:table-cell>
          <table:table-cell table:style-name="ce209" office:value-type="string" calcext:value-type="string">
            <text:p>domenergo.com##.sidebar-banner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47</text:p>
          </table:table-cell>
          <table:table-cell table:style-name="ce210" office:value-type="string" calcext:value-type="string">
            <text:p>||domenergo.com^*^pasek_reklam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6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string" calcext:value-type="string">
            <text:p>pasek</text:p>
          </table:table-cell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48</text:p>
          </table:table-cell>
          <table:table-cell table:style-name="ce209" office:value-type="string" calcext:value-type="string">
            <text:p>wnetrzadomow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netrzadomow.pl/design-2/robert-konieczny-o-dobrym-projekci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49</text:p>
          </table:table-cell>
          <table:table-cell table:style-name="ce210" office:value-type="string" calcext:value-type="string">
            <text:p>e-kursy-walut.pl##div[data-href$="/reklamy.php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s://e-kursy-walut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50</text:p>
          </table:table-cell>
          <table:table-cell table:style-name="ce209" office:value-type="string" calcext:value-type="string">
            <text:p>||kursy-walut.info.pl^*^www/bitba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kursy-walut.inf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51</text:p>
          </table:table-cell>
          <table:table-cell table:style-name="ce210" office:value-type="string" calcext:value-type="string">
            <text:p>e-telecom.pl##.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s://www.e-telecom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52</text:p>
          </table:table-cell>
          <table:table-cell table:style-name="ce209" office:value-type="string" calcext:value-type="string">
            <text:p>^banners^$domain=elektryka.or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6" office:value-type="string" calcext:value-type="string">
            <text:p>https://www.elektryka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53</text:p>
          </table:table-cell>
          <table:table-cell table:style-name="ce210" office:value-type="string" calcext:value-type="string">
            <text:p>epiotrkow.pl##.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epiotrkow.pl/#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54</text:p>
          </table:table-cell>
          <table:table-cell table:style-name="ce209" office:value-type="string" calcext:value-type="string">
            <text:p>ezakopan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ezakopane.pl/" xlink:type="simple">https://ezakopane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55</text:p>
          </table:table-cell>
          <table:table-cell table:style-name="ce210" office:value-type="string" calcext:value-type="string">
            <text:p>forum.gniezno.com.pl##div[class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://forum.gniezno.com.pl/memberlist.php" xlink:type="simple">http://forum.gniezno.com.pl/memberlist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56</text:p>
          </table:table-cell>
          <table:table-cell table:style-name="ce209" office:value-type="string" calcext:value-type="string">
            <text:p>expresselblag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<text:a xlink:href="https://www.expresselblag.pl/" xlink:type="simple">https://www.expresselblag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57</text:p>
          </table:table-cell>
          <table:table-cell table:style-name="ce210" office:value-type="string" calcext:value-type="string">
            <text:p>polishexpress.com.au##.widget_buffercode_banner_upload_in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" office:value-type="string" calcext:value-type="string">
            <text:p><text:a xlink:href="https://polishexpress.com.au/" xlink:type="simple">https://polishexpress.com.au</text:a></text:p>
          </table:table-cell>
          <table:table-cell table:style-name="ce37" office:value-type="string" calcext:value-type="string">
            <text:p>no</text:p>
          </table:table-cell>
          <table:table-cell table:style-name="ce43"/>
          <table:table-cell table:style-name="ce52" office:value-type="string" calcext:value-type="string">
            <text:p>no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58</text:p>
          </table:table-cell>
          <table:table-cell table:style-name="ce209" office:value-type="string" calcext:value-type="string">
            <text:p>||dx-team.org^*^pov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6" office:value-type="string" calcext:value-type="string">
            <text:p><text:a xlink:href="https://dx-team.org/sprawy-dotyczace-forum-f1/strefa-vip-f163/deix-group-f193/207403-strike-back-s08-pl-web-dl-xvid-deix-720p.html" xlink:type="simple">https://dx-team.org/sprawy-dotyczace-forum-f1/strefa-vip-f163/deix-group-f193/207403-strike-back-s08-pl-web-dl-xvid-deix-720p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59</text:p>
          </table:table-cell>
          <table:table-cell table:style-name="ce210" office:value-type="string" calcext:value-type="string">
            <text:p>||dodajauto.pl^*^logo%20ds%20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6" office:value-type="string" calcext:value-type="string">
            <text:p>https://dodajauto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dodajauto.pl^*^s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6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60</text:p>
          </table:table-cell>
          <table:table-cell table:style-name="ce210" office:value-type="string" calcext:value-type="string">
            <text:p>||fishing-test.pl^*^shimano-baner0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fishing-test.pl/" xlink:type="simple">https://fishing-test.pl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fishing-test.pl^*^ft_st_croix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61</text:p>
          </table:table-cell>
          <table:table-cell table:style-name="ce210" office:value-type="string" calcext:value-type="string">
            <text:p>||dentoforum.pl^*^baner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dentoforum.pl/index.php" xlink:type="simple">http://dentoforum.pl/index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62</text:p>
          </table:table-cell>
          <table:table-cell table:style-name="ce209" office:value-type="string" calcext:value-type="string">
            <text:p>||di.com.pl^*^kalkulator-oc-mfind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di.com.pl/" xlink:type="simple">http://di.com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di.com.pl^*^inpos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37" office:value-type="string" calcext:value-type="string">
            <text:p>yes</text:p>
          </table:table-cell>
          <table:table-cell table:style-name="ce44"/>
          <table:table-cell table:style-name="ce52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63</text:p>
          </table:table-cell>
          <table:table-cell table:style-name="ce209" office:value-type="string" calcext:value-type="string">
            <text:p>db2010.pl##div[class^="elementor-repeater-item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db2010.pl/" xlink:type="simple">https://db2010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64</text:p>
          </table:table-cell>
          <table:table-cell table:style-name="ce210" office:value-type="string" calcext:value-type="string">
            <text:p>^reklamy_admaster^$domain=galeriafirm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galeriafirm.eu/galeriafirm/" xlink:type="simple">http://galeriafirm.eu/galeriafir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65</text:p>
          </table:table-cell>
          <table:table-cell table:style-name="ce209" office:value-type="string" calcext:value-type="string">
            <text:p>gazeo.pl##.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gazeo.pl/" xlink:type="simple">https://gazeo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66</text:p>
          </table:table-cell>
          <table:table-cell table:style-name="ce210" office:value-type="string" calcext:value-type="string">
            <text:p>^view.php?key=$image,domain=gpcodzienni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gpcodzienni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67</text:p>
          </table:table-cell>
          <table:table-cell table:style-name="ce209" office:value-type="string" calcext:value-type="string">
            <text:p>||gazeta-mlawska.pl^*^4%20mod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gazeta-mlawska.pl/" xlink:type="simple">https://gazeta-mlawska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azeta-mlawska.pl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68</text:p>
          </table:table-cell>
          <table:table-cell table:style-name="ce209" office:value-type="string" calcext:value-type="string">
            <text:p>gazetaostrowska.pl##.nivo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gazetaostrowska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69</text:p>
          </table:table-cell>
          <table:table-cell table:style-name="ce210" office:value-type="string" calcext:value-type="string">
            <text:p>||gazetakartuska.pl^*^sad/*DOWOZY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gazetakartuska.pl/" xlink:type="simple">http://gazetakartuska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70</text:p>
          </table:table-cell>
          <table:table-cell table:style-name="ce7" office:value-type="string" calcext:value-type="string">
            <text:p>gazeta-wiesci.pl##a[title*="clicks.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://www.gazeta-wiesci.pl/" xlink:type="simple">http://www.gazeta-wiesci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71</text:p>
          </table:table-cell>
          <table:table-cell table:style-name="ce210" office:value-type="string" calcext:value-type="string">
            <text:p>^banners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glogow.info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gpi4.glogow.pl/rek^$domain=glogow-info.pl|glogow.inf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pi2.website.pl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72</text:p>
          </table:table-cell>
          <table:table-cell table:style-name="ce210" office:value-type="string" calcext:value-type="string">
            <text:p>^reklamy_$domain=gazetka.b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gazetka.be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73</text:p>
          </table:table-cell>
          <table:table-cell table:style-name="ce210" office:value-type="string" calcext:value-type="string">
            <text:p>gf24.pl##a[href*="&amp;utm_medium=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gf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74</text:p>
          </table:table-cell>
          <table:table-cell table:style-name="ce209" office:value-type="string" calcext:value-type="string">
            <text:p>infobrzeszcz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infobrzeszcze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75</text:p>
          </table:table-cell>
          <table:table-cell table:style-name="ce210" office:value-type="string" calcext:value-type="string">
            <text:p>infoludek.pl##.banneryfle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" office:value-type="string" calcext:value-type="string">
            <text:p><text:a xlink:href="https://infoludek.pl/" xlink:type="simple">https://infoludek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76</text:p>
          </table:table-cell>
          <table:table-cell table:style-name="ce209" office:value-type="string" calcext:value-type="string">
            <text:p>ideagrafik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ideagrafika.pl/w-domach-z-betonu-nie-ma-wolnej-milosci-sa-wolne-umysly/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77</text:p>
          </table:table-cell>
          <table:table-cell table:style-name="ce210" office:value-type="string" calcext:value-type="string">
            <text:p>glokalna.pl##.sgpb-popup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glokaln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glokalna.pl###sgpb-popup-dialog-main-div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78</text:p>
          </table:table-cell>
          <table:table-cell table:style-name="ce210" office:value-type="string" calcext:value-type="string">
            <text:p>speedtest.pl###playCli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speedtest.pl/" xlink:type="simple">https://www.speedtest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79</text:p>
          </table:table-cell>
          <table:table-cell table:style-name="ce209" office:value-type="string" calcext:value-type="string">
            <text:p>isb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ww.isbzdrowie.pl/" xlink:type="simple">https://www.isbzdrowie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80</text:p>
          </table:table-cell>
          <table:table-cell table:style-name="ce210" office:value-type="string" calcext:value-type="string">
            <text:p>^baner^$domain=ip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www.ipon.pl/" xlink:type="simple">https://www.ipon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1</text:p>
          </table:table-cell>
          <table:table-cell table:style-name="ce209" office:value-type="string" calcext:value-type="string">
            <text:p>||info.elblag.pl^*^tla/*.jpg?v=1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www.info.elblag.pl/" xlink:type="simple">https://www.info.elblag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09" office:value-type="string" calcext:value-type="string">
            <text:p>^banerkiIFRAME^$domain=info.elblag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2</text:p>
          </table:table-cell>
          <table:table-cell table:style-name="ce9" office:value-type="string" calcext:value-type="string">
            <text:p>kliknijw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kliknijwzdrowie.pl/" xlink:type="simple">https://kliknijwzdrowi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8" office:value-type="string" calcext:value-type="string">
            <text:p>kliknijwzdrowie.pl##a[href*="&amp;utm_campaign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3</text:p>
          </table:table-cell>
          <table:table-cell table:style-name="ce209" office:value-type="string" calcext:value-type="string">
            <text:p>jarmark.com.pl##.mMaterialRotato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9" office:value-type="string" calcext:value-type="string">
            <text:p><text:a xlink:href="http://jarmark.com.pl/" xlink:type="simple">http://jarmark.com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jarmark.com.pl###k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4</text:p>
          </table:table-cell>
          <table:table-cell table:style-name="ce209" office:value-type="string" calcext:value-type="string">
            <text:p>jakzrobicwexcelu.pl##img[alt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jakzrobicwexcelu.pl/formuly/jak-obliczyc-roznice-dat-w-latach-miesiacach-i-dniach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85</text:p>
          </table:table-cell>
          <table:table-cell table:style-name="ce210" office:value-type="string" calcext:value-type="string">
            <text:p>||sportdziennik.com^*^01/300x6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" office:value-type="string" calcext:value-type="string">
            <text:p><text:a xlink:href="https://sportdziennik.com/" xlink:type="simple">https://sportdziennik.com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6</text:p>
          </table:table-cell>
          <table:table-cell table:style-name="ce209" office:value-type="string" calcext:value-type="string">
            <text:p>infokonin.pl##img[width="240"]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infokonin.pl/" xlink:type="simple">https://infokonin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infokonin.pl##.bc_random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7</text:p>
          </table:table-cell>
          <table:table-cell table:style-name="ce209" office:value-type="string" calcext:value-type="string">
            <text:p>gwarminska.pl##img[srcset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gwarminska.pl/" xlink:type="simple">https://gwarmins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88</text:p>
          </table:table-cell>
          <table:table-cell table:style-name="ce210" office:value-type="string" calcext:value-type="string">
            <text:p>klin-tv.pl##.widget_supermag_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89</text:p>
          </table:table-cell>
          <table:table-cell table:style-name="ce209" office:value-type="string" calcext:value-type="string">
            <text:p>^Rekl_$domain=klin-tv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0</text:p>
          </table:table-cell>
          <table:table-cell table:style-name="ce8" office:value-type="string" calcext:value-type="string">
            <text:p>^sad^$image,domain=infobeskid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9" office:value-type="string" calcext:value-type="string">
            <text:p><text:a xlink:href="http://infobeskidy.eu/" xlink:type="simple">http://infobeskidy.eu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||infobeskidy.eu^*^r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1</text:p>
          </table:table-cell>
          <table:table-cell table:style-name="ce210" office:value-type="string" calcext:value-type="string">
            <text:p>jazdaprawn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jazdaprawna.pl/" xlink:type="simple">https://jazdaprawna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09" office:value-type="string" calcext:value-type="string">
            <text:p>jazdaprawna.pl##.td_single_image_b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2</text:p>
          </table:table-cell>
          <table:table-cell table:style-name="ce209" office:value-type="string" calcext:value-type="string">
            <text:p>^Baner-$domain=jazdapraw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s://jazdaprawna.pl/" xlink:type="simple">https://jazdaprawna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210" office:value-type="string" calcext:value-type="string">
            <text:p>^Baner_$domain=jazdaprawn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3</text:p>
          </table:table-cell>
          <table:table-cell table:style-name="ce8" office:value-type="string" calcext:value-type="string">
            <text:p>anywhere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ww.anywhere.pl/" xlink:type="simple">https://www.anywhere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94</text:p>
          </table:table-cell>
          <table:table-cell table:style-name="ce8" office:value-type="string" calcext:value-type="string">
            <text:p>abcslubu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abcslubu.pl/" xlink:type="simple">https://www.abcslubu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5</text:p>
          </table:table-cell>
          <table:table-cell table:style-name="ce210" office:value-type="string" calcext:value-type="string">
            <text:p>isel.edu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isel.edu.pl/forum/" xlink:type="simple">https://isel.edu.pl/forum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96</text:p>
          </table:table-cell>
          <table:table-cell table:style-name="ce8" office:value-type="string" calcext:value-type="string">
            <text:p>enerad.pl##.sg_ad_banner_lin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enerad.pl/" xlink:type="simple">https://enerad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7</text:p>
          </table:table-cell>
          <table:table-cell table:style-name="ce210" office:value-type="string" calcext:value-type="string">
            <text:p>-banner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gloskatowic.pl/" xlink:type="simple">http://www.gloskatowic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398</text:p>
          </table:table-cell>
          <table:table-cell table:style-name="ce8" office:value-type="string" calcext:value-type="string">
            <text:p><text:a xlink:href="https://oh-my-wear.com/" xlink:type="simple">gloskatowic.pl,glosczestochowy.pl,glosrybnika.pl,dziennikopolski.pl,glosrzeszowa.pl,glostrojmiasta.pl,gazetawielkopolska.pl,glostorunia.pl,gloslodzi.pl,gloskrakowa.pl,dziennikwarszawy.pl,gazetawalbrzych.pl,gloswroclawia.pl##a[href^="https://oh-my-wear.com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www.glosczestochowy.pl/" xlink:type="simple">http://www.glosczestochowy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399</text:p>
          </table:table-cell>
          <table:table-cell table:style-name="ce210" office:value-type="string" calcext:value-type="string">
            <text:p>^1200x1200_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dziennikopolski.pl/" xlink:type="simple">http://www.dziennikopolski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400</text:p>
          </table:table-cell>
          <table:table-cell table:style-name="ce8" office:value-type="string" calcext:value-type="string">
            <text:p>_rabaty_najwyzsze01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www.gazetawielkopolska.pl/" xlink:type="simple">http://www.gazetawielkopols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401</text:p>
          </table:table-cell>
          <table:table-cell table:style-name="ce210" office:value-type="string" calcext:value-type="string">
            <text:p>^Oklejanie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dziennikwarszawy.pl/szybka-interwencja-i-amfetamina-znaleziona-w-skarpecie/" xlink:type="simple">http://www.dziennikwarszawy.pl/szybka-interwencja-i-amfetamina-znaleziona-w-skarpecie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402</text:p>
          </table:table-cell>
          <table:table-cell table:style-name="ce8" office:value-type="string" calcext:value-type="string">
            <text:p>||glostrojmiasta.pl^*^Ko%C5%82dr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www.glostrojmiasta.pl/" xlink:type="simple">http://www.glostrojmiast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403</text:p>
          </table:table-cell>
          <table:table-cell table:style-name="ce210" office:value-type="string" calcext:value-type="string">
            <text:p>||gloskrakowa.pl^*^Fusion-System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gloskrakowa.pl/" xlink:type="simple">http://www.gloskrakowa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404</text:p>
          </table:table-cell>
          <table:table-cell table:style-name="ce8" office:value-type="string" calcext:value-type="string">
            <text:p>||gloswroclawia.pl^*^300-x-2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www.gloswroclawia.pl/podrobione-wyroby-jubilerskie-na-stoiskach-handlowych-w-kilku-miastach-na-terenie-kraju/" xlink:type="simple">http://www.gloswroclawia.pl/podrobione-wyroby-jubilerskie-na-stoiskach-handlowych-w-kilku-miastach-na-terenie-kraju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405</text:p>
          </table:table-cell>
          <table:table-cell table:style-name="ce210" office:value-type="string" calcext:value-type="string">
            <text:p>^Szkolenia-BHP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gazetawalbrzych.pl/" xlink:type="simple">http://www.gazetawalbrzych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ban 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 office:value-type="string" calcext:value-type="string">
            <text:p>406</text:p>
          </table:table-cell>
          <table:table-cell table:style-name="ce8" office:value-type="string" calcext:value-type="string">
            <text:p>||gazetawalbrzych.pl^*^Chleb-bezgluten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www.gazetawalbrzych.pl/" xlink:type="simple">http://www.gazetawalbrzych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 office:value-type="string" calcext:value-type="string">
            <text:p>407</text:p>
          </table:table-cell>
          <table:table-cell table:style-name="ce210" office:value-type="string" calcext:value-type="string">
            <text:p>||gazetatwojeinfo.pl^*^BU-MAA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gazetatwojeinfo.pl/" xlink:type="simple">https://gazetatwojeinfo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5"/>
          <table:table-cell table:style-name="ce8" office:value-type="string" calcext:value-type="string">
            <text:p>||gazetatwojeinfo.pl^*^WEGA-GIF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06"/>
          <table:table-cell table:style-name="ce210" office:value-type="string" calcext:value-type="string">
            <text:p>||gazetatwojeinfo.pl^*^WIS_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5" office:value-type="string" calcext:value-type="string">
            <text:p>408</text:p>
          </table:table-cell>
          <table:table-cell table:style-name="ce8" office:value-type="string" calcext:value-type="string">
            <text:p>@@^reklama^$domain=prokopienko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10" office:value-type="string" calcext:value-type="string">
            <text:p><text:a xlink:href="http://reklama.prokopienko.pl/" xlink:type="simple">http://reklama.prokopienko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09</text:p>
          </table:table-cell>
          <table:table-cell table:style-name="ce210" office:value-type="string" calcext:value-type="string">
            <text:p>@@reklama.zsmie.torun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09" office:value-type="string" calcext:value-type="string">
            <text:p>zsmie.torun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10</text:p>
          </table:table-cell>
          <table:table-cell table:style-name="ce8" office:value-type="string" calcext:value-type="string">
            <text:p>^banery^$domain=kozienic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://kozienice24.pl/" xlink:type="simple">http://kozienice24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1</text:p>
          </table:table-cell>
          <table:table-cell table:style-name="ce210" office:value-type="string" calcext:value-type="string">
            <text:p>kozienice24.pl###fbb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://kozienice24.pl/" xlink:type="simple">http://kozienice24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sliderfix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kozienice24.pl###adoc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2</text:p>
          </table:table-cell>
          <table:table-cell table:style-name="ce8" office:value-type="string" calcext:value-type="string">
            <text:p>||pionki24.pl^*^zlomotex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://pionki24.pl/" xlink:type="simple">http://pionki24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10" office:value-type="string" calcext:value-type="string">
            <text:p>||pionki24.pl^*^budmax0218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3</text:p>
          </table:table-cell>
          <table:table-cell table:style-name="ce8" office:value-type="string" calcext:value-type="string">
            <text:p>^banery^$domain=lipsk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lipsko24.pl/" xlink:type="simple">http://lipsko24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14</text:p>
          </table:table-cell>
          <table:table-cell table:style-name="ce210" office:value-type="string" calcext:value-type="string">
            <text:p>kramik.pl##.click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kramik.pl/" xlink:type="simple">https://kramik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5</text:p>
          </table:table-cell>
          <table:table-cell table:style-name="ce8" office:value-type="string" calcext:value-type="string">
            <text:p>kujawy.info###homepageFullWidth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://www.kujawy.info/" xlink:type="simple">http://www.kujawy.info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kujawy.info##.adBoxFullWidth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6</text:p>
          </table:table-cell>
          <table:table-cell table:style-name="ce8" office:value-type="string" calcext:value-type="string">
            <text:p>_336x280.$domain=legi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www.legio24.pl/?cn-reloaded=1" xlink:type="simple">https://www.legio24.pl/?cn-reloaded=1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legio24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7</text:p>
          </table:table-cell>
          <table:table-cell table:style-name="ce8" office:value-type="string" calcext:value-type="string">
            <text:p>^banery_slider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maritime.com.pl/" xlink:type="simple">http://www.maritime.co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banery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18</text:p>
          </table:table-cell>
          <table:table-cell table:style-name="ce8" office:value-type="string" calcext:value-type="string">
            <text:p>magazif.com##p[data-banner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magazif.com/" xlink:type="simple">https://magazif.com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19</text:p>
          </table:table-cell>
          <table:table-cell table:style-name="ce210" office:value-type="string" calcext:value-type="string">
            <text:p>lsw24.pl##.widget-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lsw24.pl/" xlink:type="simple">https://lsw24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sw24.pl##div &gt; a[title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lsw24.pl##div &gt; a[title="reklama"]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20</text:p>
          </table:table-cell>
          <table:table-cell table:style-name="ce8" office:value-type="string" calcext:value-type="string">
            <text:p>^banners^$domain=leonc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leonclub.pl/forum/viewforum.php?f=42" xlink:type="simple">http://leonclub.pl/forum/viewforum.php?f=42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21</text:p>
          </table:table-cell>
          <table:table-cell table:style-name="ce210" office:value-type="string" calcext:value-type="string">
            <text:p>||lpg-forum.pl/jac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lpg-forum.pl/" xlink:type="simple">https://lpg-foru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rek^$domain=lpg-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22</text:p>
          </table:table-cell>
          <table:table-cell table:style-name="ce210" office:value-type="string" calcext:value-type="string">
            <text:p>lokalna.news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lokalna.news/" xlink:type="simple">https://www.lokalna.news</text:a></text:p>
          </table:table-cell>
          <table:table-cell table:style-name="ce133" office:value-type="string" calcext:value-type="string">
            <text:p>yes</text:p>
          </table:table-cell>
          <table:table-cell table:style-name="ce45" office:value-type="string" calcext:value-type="string">
            <text:p>fixpopups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23</text:p>
          </table:table-cell>
          <table:table-cell table:style-name="ce8" office:value-type="string" calcext:value-type="string">
            <text:p>linguajob.pl###flash_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ww.linguajob.pl/" xlink:type="simple">https://www.linguajob.pl</text:a>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24</text:p>
          </table:table-cell>
          <table:table-cell table:style-name="ce210" office:value-type="string" calcext:value-type="string">
            <text:p>mapa.szukacz.pl###popup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mapa.szukacz.pl/mapnik.html" xlink:type="simple">https://mapa.szukacz.pl/mapnik.html</text:a>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25</text:p>
          </table:table-cell>
          <table:table-cell table:style-name="ce8" office:value-type="string" calcext:value-type="string">
            <text:p>mapa.targeo.pl##.bblbrd_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mapa.targeo.pl/" xlink:type="simple">https://mapa.targeo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26</text:p>
          </table:table-cell>
          <table:table-cell table:style-name="ce210" office:value-type="string" calcext:value-type="string">
            <text:p>mapabts.pl##.b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mapabts.pl/" xlink:type="simple">https://mapabts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27</text:p>
          </table:table-cell>
          <table:table-cell table:style-name="ce8" office:value-type="string" calcext:value-type="string">
            <text:p>lakiernictwo.net##.ban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ww.lakiernictwo.net/" xlink:type="simple">https://www.lakiernictwo.net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lakiernictwo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28</text:p>
          </table:table-cell>
          <table:table-cell table:style-name="ce8" office:value-type="string" calcext:value-type="string">
            <text:p>makowonline.pl##div[data-adid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makowonline.pl/pomoc-wojewody-i-zolnierzy-wot-u-dla-powiatu-makowskiego/" xlink:type="simple">https://makowonline.pl/pomoc-wojewody-i-zolnierzy-wot-u-dla-powiatu-makowskiego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29</text:p>
          </table:table-cell>
          <table:table-cell table:style-name="ce210" office:value-type="string" calcext:value-type="string">
            <text:p>^b^$domain=lecz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leczna24.pl/informacje/lokalne/24404/w-tym-roku-czerwiec-bezpieczny-dla-emerytur/" xlink:type="simple">https://leczna24.pl/informacje/lokalne/24404/w-tym-roku-czerwiec-bezpieczny-dla-emerytur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0</text:p>
          </table:table-cell>
          <table:table-cell table:style-name="ce8" office:value-type="string" calcext:value-type="string">
            <text:p>||kurier-bielski.cnm.pl^*^ban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www.kurier-bielski.cnm.pl/" xlink:type="simple">http://www.kurier-bielski.cn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31</text:p>
          </table:table-cell>
          <table:table-cell table:style-name="ce210" office:value-type="string" calcext:value-type="string">
            <text:p>lowcaburzwielun.pl.tl###banner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lowcaburzwielun.pl.tl/Radar-opad%F3w%5BPOLSKA%5D.htm" xlink:type="simple">https://lowcaburzwielun.pl.tl/Radar-opad%F3w%5BPOLSKA%5D.ht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owcaburzwielun.pl.tl###banner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32</text:p>
          </table:table-cell>
          <table:table-cell table:style-name="ce210" office:value-type="string" calcext:value-type="string">
            <text:p>||linktopoland.com/autoczesciexpertp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3</text:p>
          </table:table-cell>
          <table:table-cell table:style-name="ce8" office:value-type="string" calcext:value-type="string">
            <text:p>linktopoland.com,brodnica-cbr.pl##a[href*="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brodnica-cbr.pl/" xlink:type="simple">https://brodnica-cbr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4</text:p>
          </table:table-cell>
          <table:table-cell table:style-name="ce8" office:value-type="string" calcext:value-type="string">
            <text:p><text:a xlink:href="https://www.autodoc.pl/" xlink:type="simple">lipno-cli.pl,linktopoland.com##a[href^="https://www.autodoc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lipno-cli.pl/" xlink:type="simple">https://lipno-cli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5</text:p>
          </table:table-cell>
          <table:table-cell table:style-name="ce8" office:value-type="string" calcext:value-type="string">
            <text:p>||golub-cgd.pl^*-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golub-cgd.pl/" xlink:type="simple">https://golub-cgd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rypin-cry.pl/" xlink:type="simple">https://rypin-cry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6</text:p>
          </table:table-cell>
          <table:table-cell table:style-name="ce8" office:value-type="string" calcext:value-type="string">
            <text:p><text:a xlink:href="http://www.czesciauto24.pl/" xlink:type="simple">wterenie.pl,golub-cgd.pl##a[href^="http://www.czesciauto24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terenie.pl/" xlink:type="simple">https://wterenie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golub-cgd.pl/" xlink:type="simple">https://golub-cgd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7</text:p>
          </table:table-cell>
          <table:table-cell table:style-name="ce8" office:value-type="string" calcext:value-type="string">
            <text:p>||golub-cgd.pl^*-otwarcierypin114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rypin-cry.pl/" xlink:type="simple">https://rypin-cry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38</text:p>
          </table:table-cell>
          <table:table-cell table:style-name="ce210" office:value-type="string" calcext:value-type="string">
            <text:p>||nolesnica.pl^*^0dee4-980_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nolesnica.pl/" xlink:type="simple">https://nolesnica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39</text:p>
          </table:table-cell>
          <table:table-cell table:style-name="ce8" office:value-type="string" calcext:value-type="string">
            <text:p>magazyn.e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://magazyn.elubin.pl/pracownicy-kghm-ludzie-z-pasja-dzis-pan-zdzislaw-bortnik-i-jego-historia-perfekcji/" xlink:type="simple">http://magazyn.elubin.pl/pracownicy-kghm-ludzie-z-pasja-dzis-pan-zdzislaw-bortnik-i-jego-historia-perfekcji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<text:a xlink:href="https://www.vichy.pl/" xlink:type="simple">elubin.pl##a[href^="https://www.vichy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40</text:p>
          </table:table-cell>
          <table:table-cell table:style-name="ce8" office:value-type="string" calcext:value-type="string">
            <text:p>^banery^$domain=cieszyn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cieszyninfo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41</text:p>
          </table:table-cell>
          <table:table-cell table:style-name="ce8" office:value-type="string" calcext:value-type="string">
            <text:p>gazetalubliniecka.pl##div[id^="gazet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gazetalubliniecka.pl/2020/07/14/proboszcz-wyszedl-z-aresztu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42</text:p>
          </table:table-cell>
          <table:table-cell table:style-name="ce41" office:value-type="string" calcext:value-type="string">
            <text:p>||ceneo.pl^$image,domain=nowinylokal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nowinylokalne.pl/czeka-nas-fala-wzrostu-zaburzen-psychicznych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43</text:p>
          </table:table-cell>
          <table:table-cell table:style-name="ce41" office:value-type="string" calcext:value-type="string">
            <text:p>^banners^$domain=kierowcyhgv.uk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kierowcyhgv.uk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44</text:p>
          </table:table-cell>
          <table:table-cell table:style-name="ce48" office:value-type="string" calcext:value-type="string">
            <text:p>warzywapolowe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warzywapolow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48" office:value-type="string" calcext:value-type="string">
            <text:p>warzywapolowe.pl##a[onclick^="trackOutboundLink(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45</text:p>
          </table:table-cell>
          <table:table-cell table:style-name="ce8" office:value-type="string" calcext:value-type="string">
            <text:p>petronews.pl##div[class^="gloto-single aloto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petronews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46</text:p>
          </table:table-cell>
          <table:table-cell table:style-name="ce210" office:value-type="string" calcext:value-type="string">
            <text:p>^img_bannery^$domain=piszani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piszani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piszanin.pl##.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47</text:p>
          </table:table-cell>
          <table:table-cell table:style-name="ce8" office:value-type="string" calcext:value-type="string">
            <text:p>-banner.$domain=postawnaswoi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7" office:value-type="string" calcext:value-type="string">
            <text:p><text:a xlink:href="http://www.postawnaswoim.pl/" xlink:type="simple">http://www.postawnaswoim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48</text:p>
          </table:table-cell>
          <table:table-cell table:style-name="ce41" office:value-type="string" calcext:value-type="string">
            <text:p>||naszsrem.pl^*^psb_mrowk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8" office:value-type="string" calcext:value-type="string">
            <text:p><text:a xlink:href="https://naszsrem.pl/" xlink:type="simple">https://naszsre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49</text:p>
          </table:table-cell>
          <table:table-cell table:style-name="ce8" office:value-type="string" calcext:value-type="string">
            <text:p>||spacead.pl$image,domain=naszciechanow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naszciechanow.pl/" xlink:type="simple">https://naszciechanow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50</text:p>
          </table:table-cell>
          <table:table-cell table:style-name="ce210" office:value-type="string" calcext:value-type="string">
            <text:p>^wyd^$domain=nm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9" office:value-type="string" calcext:value-type="string">
            <text:p><text:s text:c="2"/>http://nml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51</text:p>
          </table:table-cell>
          <table:table-cell table:style-name="ce8" office:value-type="string" calcext:value-type="string">
            <text:p>^banery^$domain=miedzyrzec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miedzyrzec.info/" xlink:type="simple">https://miedzyrzec.info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52</text:p>
          </table:table-cell>
          <table:table-cell table:style-name="ce210" office:value-type="string" calcext:value-type="string">
            <text:p>||socialpress.pl^*-ban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marketinglink.pl/jak-google-ulatwi-wyszukiwanie-na-podstawie-twojej-aktywnosci-w-sieci/" xlink:type="simple">https://marketinglink.pl/jak-google-ulatwi-wyszukiwanie-na-podstawie-twojej-aktywnosci-w-sieci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53</text:p>
          </table:table-cell>
          <table:table-cell table:style-name="ce8" office:value-type="string" calcext:value-type="string">
            <text:p>||socialpress.pl^*-ContentHous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socialpress.pl/2020/06/marketerze-pilnuj-swoich-danych-jak-zabezpieczyc-sie-przed-utrata-dostepu-do-plikow" xlink:type="simple">https://socialpress.pl/2020/06/marketerze-pilnuj-swoich-danych-jak-zabezpieczyc-sie-przed-utrata-dostepu-do-plikow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54</text:p>
          </table:table-cell>
          <table:table-cell table:style-name="ce210" office:value-type="string" calcext:value-type="string">
            <text:p>||socialpress.pl^*-500x5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mobileclick.pl/" xlink:type="simple">https://mobileclick.pl/</text:a></text:p>
          </table:table-cell>
          <table:table-cell table:style-name="ce133" office:value-type="string" calcext:value-type="string">
            <text:p>revert</text:p>
          </table:table-cell>
          <table:table-cell table:style-name="ce42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contentstandard.pl/typy-influencerow-kto-wplywa-na-konsumentow/" xlink:type="simple">https://contentstandard.pl/typy-influencerow-kto-wplywa-na-konsumentow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55</text:p>
          </table:table-cell>
          <table:table-cell table:style-name="ce210" office:value-type="string" calcext:value-type="string">
            <text:p>^banery^$domain=mojaleczyc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mojaleczyca.pl/?pd=aktualnosci" xlink:type="simple">http://mojaleczyca.pl/?pd=aktualnosci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56</text:p>
          </table:table-cell>
          <table:table-cell table:style-name="ce8" office:value-type="string" calcext:value-type="string">
            <text:p>nowyoutsourcing.pl##div[id^="g1-a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nowyoutsourcing.pl/" xlink:type="simple">https://nowyoutsourcing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57</text:p>
          </table:table-cell>
          <table:table-cell table:style-name="ce210" office:value-type="string" calcext:value-type="string">
            <text:p>nbi.com.pl###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://www.nbi.com.pl/" xlink:type="simple">http://www.nbi.co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bannery^$domain=nbi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nbi.com.pl##.fancybox-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58</text:p>
          </table:table-cell>
          <table:table-cell table:style-name="ce8" office:value-type="string" calcext:value-type="string">
            <text:p>wirtualnynowydwor.pl###szeroka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://wirtualnynowydwor.pl/" xlink:type="simple">http://wirtualnynowydwor.pl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59</text:p>
          </table:table-cell>
          <table:table-cell table:style-name="ce210" office:value-type="string" calcext:value-type="string">
            <text:p>ostrowiec-sw.pl##div[id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://www.ostrowiec-sw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60</text:p>
          </table:table-cell>
          <table:table-cell table:style-name="ce8" office:value-type="string" calcext:value-type="string">
            <text:p>oknoserwis.pl##img[src^="banery/"][border="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knoserwis.pl/" xlink:type="simple">https://oknoserwis.pl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61</text:p>
          </table:table-cell>
          <table:table-cell table:style-name="ce11" office:value-type="string" calcext:value-type="string">
            <text:p>obiektysakralne.pl###block-63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34" office:value-type="string" calcext:value-type="string">
            <text:p><text:a xlink:href="http://www.obiektysakralne.pl/" xlink:type="simple">http://www.obiektysakralne.pl</text:a></text:p>
          </table:table-cell>
          <table:table-cell table:style-name="ce39" office:value-type="string" calcext:value-type="string">
            <text:p>revert</text:p>
          </table:table-cell>
          <table:table-cell table:style-name="ce47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62</text:p>
          </table:table-cell>
          <table:table-cell table:style-name="ce8" office:value-type="string" calcext:value-type="string">
            <text:p>okazjepodroznika.pl##a[href*="&amp;utm_medium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okazjepodroznika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okazjepodroznika.pl##.penci-banner-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azjepodroznika.pl##.header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63</text:p>
          </table:table-cell>
          <table:table-cell table:style-name="ce210" office:value-type="string" calcext:value-type="string">
            <text:p>oknonawagrowiec.pl##.penci-banner-has-tex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oknonawagrowiec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nonawagrowiec.pl##.penci-google-adsens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64</text:p>
          </table:table-cell>
          <table:table-cell table:style-name="ce8" office:value-type="string" calcext:value-type="string">
            <text:p>||fireads.org^$domain=online-tv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online-tv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65</text:p>
          </table:table-cell>
          <table:table-cell table:style-name="ce8" office:value-type="string" calcext:value-type="string">
            <text:p>operatorzy.pl##.slogan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operatorzy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operatorzy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operatorzy.pl##.cms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66</text:p>
          </table:table-cell>
          <table:table-cell table:style-name="ce8" office:value-type="string" calcext:value-type="string">
            <text:p>olesnicainfo.pl##.advert-block-bi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olesnicainfo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67</text:p>
          </table:table-cell>
          <table:table-cell table:style-name="ce210" office:value-type="string" calcext:value-type="string">
            <text:p>poprostupycha.com.pl###reklama-wlasna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oprostupycha.com.pl/" xlink:type="simple">https://poprostupycha.co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68</text:p>
          </table:table-cell>
          <table:table-cell table:style-name="ce8" office:value-type="string" calcext:value-type="string">
            <text:p>pozytywniej.pl##.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ozytywniej.pl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pozytywniej.pl###advert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ozytywniej.pl###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69</text:p>
          </table:table-cell>
          <table:table-cell table:style-name="ce210" office:value-type="string" calcext:value-type="string">
            <text:p>prawy.pl##.desk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rawy.pl/" xlink:type="simple">https://prawy.pl/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70</text:p>
          </table:table-cell>
          <table:table-cell table:style-name="ce8" office:value-type="string" calcext:value-type="string">
            <text:p>^pasek_reklam^$domain=proszkow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proszkow.eu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71</text:p>
          </table:table-cell>
          <table:table-cell table:style-name="ce8" office:value-type="string" calcext:value-type="string">
            <text:p>||redefineadpl.hit.gemius.pl^$domain=polsatsport.pl,polsatnews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s://www.polsatnews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72</text:p>
          </table:table-cell>
          <table:table-cell table:style-name="ce8" office:value-type="string" calcext:value-type="string">
            <text:p>polsatnews.pl,polsatsport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olsatnews.pl/wiadomosc/2020-07-24/polityczna-walka-o-nastepce-rpo-sa-pierwsze-nazwiska/?ref=kafle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anner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73</text:p>
          </table:table-cell>
          <table:table-cell table:style-name="ce41" office:value-type="string" calcext:value-type="string">
            <text:p>polsatsport.pl,polsatnews.pl##a[href^="<text:a xlink:href="https://redefineadpl/" xlink:type="simple">https://redefineadpl</text:a>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polsatnews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41"/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74</text:p>
          </table:table-cell>
          <table:table-cell table:style-name="ce8" office:value-type="string" calcext:value-type="string">
            <text:p>pik.kielce.pl##.banner_reklama_el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pik.kielce.pl/aktualnosci/mwk-powiekszylo-kolekcje.htm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14" office:value-type="string" calcext:value-type="string">
            <text:p>475</text:p>
          </table:table-cell>
          <table:table-cell table:style-name="ce51" office:value-type="string" calcext:value-type="string">
            <text:p>||ibb.co^$image,domain=pogonsportnet.pl</text:p>
          </table:table-cell>
          <table:table-cell table:style-name="ce73" table:content-validation-name="val1" office:value-type="string" calcext:value-type="string">
            <text:p>BLOCK</text:p>
          </table:table-cell>
          <table:table-cell table:style-name="ce90" office:value-type="string" calcext:value-type="string">
            <text:p>http://pogonsportnet.pl/news/kozulj-prezes-mroczek-powinien-skupic-sie-na-swoim-klubie</text:p>
          </table:table-cell>
          <table:table-cell table:style-name="ce98" office:value-type="string" calcext:value-type="string">
            <text:p>yes</text:p>
          </table:table-cell>
          <table:table-cell table:style-name="ce112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76</text:p>
          </table:table-cell>
          <table:table-cell table:style-name="ce8" office:value-type="string" calcext:value-type="string">
            <text:p>chamsko.pl##a[href^="https://affiliates-solutions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chamsko.pl/page/29</text:p>
          </table:table-cell>
          <table:table-cell table:style-name="ce133" office:value-type="string" calcext:value-type="string">
            <text:p>revert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77</text:p>
          </table:table-cell>
          <table:table-cell table:style-name="ce8" office:value-type="string" calcext:value-type="string">
            <text:p>||sterta.pl^$image,domain=olsztyn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olsztyn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78</text:p>
          </table:table-cell>
          <table:table-cell table:style-name="ce8" office:value-type="string" calcext:value-type="string">
            <text:p><text:span text:style-name="T2">||</text:span><text:span text:style-name="T4">openkatalog.com^$third-party</text:span></text:p>
          </table:table-cell>
          <table:table-cell table:style-name="ce18" table:content-validation-name="val1" office:value-type="string" calcext:value-type="string">
            <text:p>3RD</text:p>
          </table:table-cell>
          <table:table-cell table:style-name="ce209" office:value-type="string" calcext:value-type="string">
            <text:p>http://openkatalog.co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79</text:p>
          </table:table-cell>
          <table:table-cell table:style-name="ce8" office:value-type="string" calcext:value-type="string">
            <text:p>openlinksys.info##a[href^="http://sieciov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penlinksys.info/news.php" xlink:type="simple">https://openlinksys.info/news.php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80</text:p>
          </table:table-cell>
          <table:table-cell table:style-name="ce48" office:value-type="string" calcext:value-type="string">
            <text:p>meczyki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s://www.meczyki.pl</text:p>
          </table:table-cell>
          <table:table-cell table:style-name="ce115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81</text:p>
          </table:table-cell>
          <table:table-cell table:style-name="ce210" office:value-type="string" calcext:value-type="string">
            <text:p>naszrynek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naszrynek.pl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82</text:p>
          </table:table-cell>
          <table:table-cell table:style-name="ce8" office:value-type="string" calcext:value-type="string">
            <text:p>stomil.olsztyn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stomil.olsztyn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83</text:p>
          </table:table-cell>
          <table:table-cell table:style-name="ce8" office:value-type="string" calcext:value-type="string">
            <text:p>legionisci.com##div[class^="adslo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legionisci.com/news/81164_Wyniki_legionistow_w_Lotos_Nord_Cup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84</text:p>
          </table:table-cell>
          <table:table-cell table:style-name="ce8" office:value-type="string" calcext:value-type="string">
            <text:p>^baneryJPG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pomorskifutbol.pl/news_11426_PKO-Ekstraklasa_-Rakow-Czestochowa-3-2-Arka-Gdynia.htm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8" office:value-type="string" calcext:value-type="string">
            <text:p>^bannery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omorskifutbol.pl##a[href^="https://stsplaffiliates-api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85</text:p>
          </table:table-cell>
          <table:table-cell table:style-name="ce8" office:value-type="string" calcext:value-type="string">
            <text:p>mojewronki.pl##a[rel^="sponsore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mojewronki.pl/2020/06/jedna-osoba-w-szpitalu-po-groznym-wypadku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-reklama.$domain=mojewronk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mojewronki.pl^*^plakat-rekrutacj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86</text:p>
          </table:table-cell>
          <table:table-cell table:style-name="ce8" office:value-type="string" calcext:value-type="string">
            <text:p>futbolnews.pl##.box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futbolnews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87</text:p>
          </table:table-cell>
          <table:table-cell table:style-name="ce210" office:value-type="string" calcext:value-type="string">
            <text:p>ulub.pl##.drt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ulub.pl/3PYwVHIOHq/6ix9ine-yaya-lyricsletra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88</text:p>
          </table:table-cell>
          <table:table-cell table:style-name="ce8" office:value-type="string" calcext:value-type="string">
            <text:p>||ceneo.pl^*^banners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ppw.fishing/content.php</text:p>
          </table:table-cell>
          <table:table-cell table:style-name="ce116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banery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16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89</text:p>
          </table:table-cell>
          <table:table-cell table:style-name="ce8" office:value-type="string" calcext:value-type="string">
            <text:p>^banner^$domain=polskiinternet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://www.polskiinternet.com/index.shtml" xlink:type="simple">http://www.polskiinternet.com/index.s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90</text:p>
          </table:table-cell>
          <table:table-cell table:style-name="ce210" office:value-type="string" calcext:value-type="string">
            <text:p>||powiat-piaseczynski.info^*_300x250px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powiat-piaseczynski.info/" xlink:type="simple">https://powiat-piaseczynski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powiat-piaseczynski.info^*_3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powiat-piaseczynski.info##.section-bill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91</text:p>
          </table:table-cell>
          <table:table-cell table:style-name="ce8" office:value-type="string" calcext:value-type="string">
            <text:p>promocja.mielec.pl##.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://promocja.mielec.pl/" xlink:type="simple">http://promocja.mielec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promocja.mielec.pl##.header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92</text:p>
          </table:table-cell>
          <table:table-cell table:style-name="ce8" office:value-type="string" calcext:value-type="string">
            <text:p>niebezpiecznik.pl##a[href^="https://niebezpiecznik.pl/r"][href$=".php"] &gt; img:not([width])</text:p>
          </table:table-cell>
          <table:table-cell table:style-name="ce83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niebezpiecznik.pl/post/bialorus-odcina-sie-od-swiatowego-internetu/?similarpost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93</text:p>
          </table:table-cell>
          <table:table-cell table:style-name="ce41" office:value-type="string" calcext:value-type="string">
            <text:p>gosc.pl##img[alt="Reklama"]</text:p>
          </table:table-cell>
          <table:table-cell table:style-name="ce84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gosc.pl/doc/6447564.Papiez-pomaga-ofiarom-wybuchu-w-Bejrucie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494</text:p>
          </table:table-cell>
          <table:table-cell table:style-name="ce41" office:value-type="string" calcext:value-type="string">
            <text:p>mhmkuchnie.eu###custom_html-2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mhmkuchnie.eu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495</text:p>
          </table:table-cell>
          <table:table-cell table:style-name="ce210" office:value-type="string" calcext:value-type="string">
            <text:p>radiowrzesni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radiowrzesnia.pl/" xlink:type="simple">https://radiowrzesni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radiowrzesnia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radiowrzesni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41" office:value-type="string" calcext:value-type="string">
            <text:p>radiowrzesnia.pl##.td-footer-wrapper .wpb_wrapper &gt;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96</text:p>
          </table:table-cell>
          <table:table-cell table:style-name="ce8" office:value-type="string" calcext:value-type="string">
            <text:p>^com_reklamy^$domain=radiofes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radiofest.pl/" xlink:type="simple">https://radiofest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radiofest.pl##.ad_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97</text:p>
          </table:table-cell>
          <table:table-cell table:style-name="ce8" office:value-type="string" calcext:value-type="string">
            <text:p>radio7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radio7.pl/" xlink:type="simple">https://radio7.pl/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498</text:p>
          </table:table-cell>
          <table:table-cell table:style-name="ce8" office:value-type="string" calcext:value-type="string">
            <text:p>^inline__1_$domain=ciechanowinaczej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s://ciechanowinaczej.pl/" xlink:type="simple">https://ciechanowinaczej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499</text:p>
          </table:table-cell>
          <table:table-cell table:style-name="ce41" office:value-type="string" calcext:value-type="string">
            <text:p>radioem.pl##img[alt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www.radioem.pl/doc/2133251.Radio-eM-107-6-F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00</text:p>
          </table:table-cell>
          <table:table-cell table:style-name="ce210" office:value-type="string" calcext:value-type="string">
            <text:p>radiorodzina.pl##.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radiorodzina.pl/" xlink:type="simple">https://www.radiorodzin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radiorodzina.pl##.left-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01</text:p>
          </table:table-cell>
          <table:table-cell table:style-name="ce210" office:value-type="string" calcext:value-type="string">
            <text:p>drhtv.com.pl##a[href^="http://adserwer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://www.drhtv.com.pl/drhtv-2.html" xlink:type="simple">http://www.drhtv.com.pl/drhtv-2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drhtv.com.pl##a[href^="https://online-mexos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02</text:p>
          </table:table-cell>
          <table:table-cell table:style-name="ce8" office:value-type="string" calcext:value-type="string">
            <text:p>||mobimart.it^$subdocument,domain=mobilne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www.mobilneforum.pl/showthread.php?131838-Motywy-do-Next-Launcher-4-60-12-12-16" xlink:type="simple">https://www.mobilneforum.pl/showthread.php?131838-Motywy-do-Next-Launcher-4-60-12-12-16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03</text:p>
          </table:table-cell>
          <table:table-cell table:style-name="ce8" office:value-type="string" calcext:value-type="string">
            <text:p>domyseniora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www.domyseniora.pl/warszawa.html" xlink:type="simple">https://www.domyseniora.pl/warszawa.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04</text:p>
          </table:table-cell>
          <table:table-cell table:style-name="ce210" office:value-type="string" calcext:value-type="string">
            <text:p>przedszkola.edu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www.przedszkola.edu.pl/warszawa.html" xlink:type="simple">https://www.przedszkola.edu.pl/warszawa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05</text:p>
          </table:table-cell>
          <table:table-cell table:style-name="ce8" office:value-type="string" calcext:value-type="string">
            <text:p>pulsciechanowa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ulsciechanowa.pl/pl/" xlink:type="simple">https://pulsciechanowa.pl/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54" office:value-type="string" calcext:value-type="string">
            <text:p>^banery_foto^$domain=pulsciechanow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06</text:p>
          </table:table-cell>
          <table:table-cell table:style-name="ce210" office:value-type="string" calcext:value-type="string">
            <text:p>kontrowersje.net##a[href^="https://multibook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kontrowersje.net/" xlink:type="simple">https://www.kontrowersje.net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07</text:p>
          </table:table-cell>
          <table:table-cell table:style-name="ce8" office:value-type="string" calcext:value-type="string">
            <text:p>||kopalniawiedzy.pl^*^skanerMK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s://kopalniawiedzy.pl/" xlink:type="simple">https://kopalniawiedzy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08</text:p>
          </table:table-cell>
          <table:table-cell table:style-name="ce8" office:value-type="string" calcext:value-type="string">
            <text:p>marihuana.info.pl##.zb-content-body &gt; ifram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www.marihuana.info.pl/" xlink:type="simple">https://www.marihuana.info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09</text:p>
          </table:table-cell>
          <table:table-cell table:style-name="ce8" office:value-type="string" calcext:value-type="string">
            <text:p>radiopik.pl##.bplace &gt; a:not([href^="http://www.radiopik.pl/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://www.radiopik.pl/" xlink:type="simple">http://www.radiopi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10</text:p>
          </table:table-cell>
          <table:table-cell table:style-name="ce8" office:value-type="string" calcext:value-type="string">
            <text:p>||toyotaklub.org.pl/ipart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://forum.toyotaklub.org.pl/index.php?topic=42587.0" xlink:type="simple">http://forum.toyotaklub.org.pl/index.php?topic=42587.0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11</text:p>
          </table:table-cell>
          <table:table-cell table:style-name="ce8" office:value-type="string" calcext:value-type="string">
            <text:p>radio.opole.pl###r19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://radio.opole.pl/" xlink:type="simple">http://radio.opole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radio.opole.pl###rma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12</text:p>
          </table:table-cell>
          <table:table-cell table:style-name="ce8" office:value-type="string" calcext:value-type="string">
            <text:p>||kryptoholik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www.kryptoholik.pl/" xlink:type="simple">https://www.kryptoholi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kryptoholik.pl^*^nest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kryptoholik.pl##.pum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13</text:p>
          </table:table-cell>
          <table:table-cell table:style-name="ce8" office:value-type="string" calcext:value-type="string">
            <text:p>memytutaj.pl#@##top-ad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09" office:value-type="string" calcext:value-type="string">
            <text:p><text:a xlink:href="http://memytutaj.pl/top" xlink:type="simple">http://memytutaj.pl/top</text:a></text:p>
          </table:table-cell>
          <table:table-cell table:style-name="ce133" office:value-type="string" calcext:value-type="string">
            <text:p>yes</text:p>
          </table:table-cell>
          <table:table-cell table:style-name="ce180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09" office:value-type="string" calcext:value-type="string">
            <text:p>DONE</text:p>
          </table:table-cell>
          <table:table-cell table:style-name="ce34"/>
          <table:table-cell table:number-columns-repeated="1015"/>
        </table:table-row>
        <table:table-row table:style-name="ro1">
          <table:table-cell office:value-type="string" calcext:value-type="string">
            <text:p>514</text:p>
          </table:table-cell>
          <table:table-cell table:style-name="ce8" office:value-type="string" calcext:value-type="string">
            <text:p>mojadieta.pl##div[id^="metaslider-i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www.mojadieta.pl/" xlink:type="simple">https://www.mojadieta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15</text:p>
          </table:table-cell>
          <table:table-cell table:style-name="ce8" office:value-type="string" calcext:value-type="string">
            <text:p>^banner-$domain=racing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1" office:value-type="string" calcext:value-type="string">
            <text:p><text:a xlink:href="http://www.racingforum.pl/" xlink:type="simple">http://www.racingforum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16</text:p>
          </table:table-cell>
          <table:table-cell table:style-name="ce8" office:value-type="string" calcext:value-type="string">
            <text:p>oprocentowanielokat.pl##a[href*="/serwis.akc.php?akcja=reklama&amp;"]</text:p>
          </table:table-cell>
          <table:table-cell table:style-name="ce74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oprocentowanielokat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17</text:p>
          </table:table-cell>
          <table:table-cell table:style-name="ce220" office:value-type="string" calcext:value-type="string">
            <text:p>teleshow.wp.pl##.shoplovin-3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teleshow.wp.pl/tegoroczne-nagrody-emmy-zdominowane-przez-kobiety-czy-faworyci-zgarneli-najwiecej-nagrod-6167417038682241a" xlink:type="simple">https://teleshow.wp.pl/tegoroczne-nagrody-emmy-zdominowane-przez-kobiety-czy-faworyci-zgarneli-najwiecej-nagrod-6167417038682241a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18</text:p>
          </table:table-cell>
          <table:table-cell table:style-name="ce8" office:value-type="string" calcext:value-type="string">
            <text:p>torun.com.pl##a[href^="index.php?akcja=rotator_klik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://www.torun.com.pl/index.php?art_id=*&amp;id_news=*&amp;fbclid=*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torun.com.pl###adv_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19</text:p>
          </table:table-cell>
          <table:table-cell table:style-name="ce210" office:value-type="string" calcext:value-type="string">
            <text:p>miechowski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www.miechowski.pl/" xlink:type="simple">https://www.miechow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/>
          <table:table-cell table:style-name="ce41" office:value-type="string" calcext:value-type="string">
            <text:p>miechowski.pl##a[target="_blank"] &gt; .vc_single_image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41" office:value-type="string" calcext:value-type="string">
            <text:p>||miechowski.pl^*-zatrudni-kucharz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20</text:p>
          </table:table-cell>
          <table:table-cell table:style-name="ce8" office:value-type="string" calcext:value-type="string">
            <text:p>wirtualnemedia.pl##.spolecznoscin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www.wirtualnemedia.pl/" xlink:type="simple">https://www.wirtualnemedia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21</text:p>
          </table:table-cell>
          <table:table-cell table:style-name="ce41" office:value-type="string" calcext:value-type="string">
            <text:p>abczdrowie.pl##div[class^="m-t-1 m-b-1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leki.abczdrowie.pl/p/prostogal-1000-spec-przed-rol-prod-gal-l-p-m-l-s-j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22</text:p>
          </table:table-cell>
          <table:table-cell table:style-name="ce8" office:value-type="string" calcext:value-type="string">
            <text:p>^baner_$domain=bloog.pl</text:p>
          </table:table-cell>
          <table:table-cell table:style-name="ce22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http://bloog.pl/inne/nowoczesna-drukarnia-czym-powinna-sie-wyrozniac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23</text:p>
          </table:table-cell>
          <table:table-cell table:style-name="ce210" office:value-type="string" calcext:value-type="string">
            <text:p>||kcynia.info^*^rolnik-serwis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kcynia.info/" xlink:type="simple">http://kcynia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24</text:p>
          </table:table-cell>
          <table:table-cell table:style-name="ce8" office:value-type="string" calcext:value-type="string">
            <text:p>life4style.pl##.ai-rotat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<text:a xlink:href="https://life4style.pl/kozuchowska-malgosi-matce-to-nie-przeszkadzalo-malgosi-aktorce-juz-tak/" xlink:type="simple">https://life4style.pl/kozuchowska-malgosi-matce-to-nie-przeszkadzalo-malgosi-aktorce-juz-ta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25</text:p>
          </table:table-cell>
          <table:table-cell table:style-name="ce8" office:value-type="string" calcext:value-type="string">
            <text:p>musiclovers.pl##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musiclovers.pl/" xlink:type="simple">https://musiclovers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10" office:value-type="string" calcext:value-type="string">
            <text:p>musiclovers.pl##a[onclick*="https://umusicpl.lnk.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26</text:p>
          </table:table-cell>
          <table:table-cell table:style-name="ce8" office:value-type="string" calcext:value-type="string">
            <text:p>^banner^$domain=miastociecho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miastociechocinek.com/pl,index.html" xlink:type="simple">https://miastociechocinek.com/pl,index.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527</text:p>
          </table:table-cell>
          <table:table-cell table:style-name="ce210" office:value-type="string" calcext:value-type="string">
            <text:p><text:a xlink:href="http://iparts.pl/" xlink:type="simple">namasce.pl##a[href^="http://iparts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namasce.pl/" xlink:type="simple">https://namasc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528</text:p>
          </table:table-cell>
          <table:table-cell table:style-name="ce8" office:value-type="string" calcext:value-type="string">
            <text:p>||nakolei.pl^*^750_1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 office:value-type="string" calcext:value-type="string">
            <text:p><text:a xlink:href="https://www.nakolei.pl/" xlink:type="simple">https://www.nakolei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-banner_$domain=nakole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29</text:p>
          </table:table-cell>
          <table:table-cell table:style-name="ce210" office:value-type="string" calcext:value-type="string">
            <text:p>naszagazeta.info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naszagazeta.info/" xlink:type="simple">https://naszagazeta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30</text:p>
          </table:table-cell>
          <table:table-cell table:style-name="ce8" office:value-type="string" calcext:value-type="string">
            <text:p>@@||cloudflare.com/ajax/libs/videojs-contrib-ads/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09" office:value-type="string" calcext:value-type="string">
            <text:p>https://wtk.pl/news/60806-jesli-wykladac-milion-euro-to-tylko-na-sprawdzonego-w-polsce-pilkarza?src=&amp;srcindex=&amp;device=dt</text:p>
          </table:table-cell>
          <table:table-cell table:style-name="ce133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09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@@||imasdk.googleapis.com/js/sdkloader/ima3.js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10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1</text:p>
          </table:table-cell>
          <table:table-cell table:style-name="ce8" office:value-type="string" calcext:value-type="string">
            <text:p>polska-ie.com#@##adsense</text:p>
          </table:table-cell>
          <table:table-cell table:style-name="ce93" table:content-validation-name="val1" office:value-type="string" calcext:value-type="string">
            <text:p>WHITE</text:p>
          </table:table-cell>
          <table:table-cell table:style-name="ce209" office:value-type="string" calcext:value-type="string">
            <text:p>https://www.polska-ie.com/anna-karwan-mam-nadzieje-ze-w-programie-taniec-z-gwiazdami-spotkam-sie-ze-swoja-kobiecoscia-i-przestane-sie-wstydzic/</text:p>
          </table:table-cell>
          <table:table-cell table:style-name="ce136" office:value-type="string" calcext:value-type="string">
            <text:p>yes</text:p>
          </table:table-cell>
          <table:table-cell table:style-name="ce181" office:value-type="string" calcext:value-type="string">
            <text:p>easylist</text:p>
          </table:table-cell>
          <table:table-cell table:style-name="ce200" office:value-type="string" calcext:value-type="string">
            <text:p>yes</text:p>
          </table:table-cell>
          <table:table-cell table:style-name="ce209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206" office:value-type="string" calcext:value-type="string">
            <text:p>532</text:p>
          </table:table-cell>
          <table:table-cell table:style-name="ce8" office:value-type="string" calcext:value-type="string">
            <text:p>przekrojlokalny.pl##.banner_zone</text:p>
          </table:table-cell>
          <table:table-cell table:style-name="ce91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://przekrojlokalny.pl/" xlink:type="simple">http://przekrojlokalny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33</text:p>
          </table:table-cell>
          <table:table-cell table:style-name="ce8" office:value-type="string" calcext:value-type="string">
            <text:p>przemysl24.pl###banner-top</text:p>
          </table:table-cell>
          <table:table-cell table:style-name="ce96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przemysl24.pl/" xlink:type="simple">https://przemysl24.pl</text:a>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/>
          <table:table-cell table:style-name="ce210" office:value-type="string" calcext:value-type="string">
            <text:p>przemysl24.pl##.fbaner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mysl24.pl##div[id^="box-rek-"]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34</text:p>
          </table:table-cell>
          <table:table-cell table:style-name="ce210" office:value-type="string" calcext:value-type="string">
            <text:p>przegladoponiarski.pl##.axd &gt;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1" office:value-type="string" calcext:value-type="string">
            <text:p><text:a xlink:href="https://przegladoponiarski.pl/" xlink:type="simple">https://przegladoponiar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gladoponiarski.pl##a[href^="adv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35</text:p>
          </table:table-cell>
          <table:table-cell table:style-name="ce210" office:value-type="string" calcext:value-type="string">
            <text:p>facet.wp.pl##.view-first &gt; mask &gt; logo_cdc_big + box_wyprzed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facet.wp.pl/mysliwskie-i-robocze-noze-na-wyprawe-w-dzicz-6527787448899713a" xlink:type="simple">https://facet.wp.pl/mysliwskie-i-robocze-noze-na-wyprawe-w-dzicz-6527787448899713a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36</text:p>
          </table:table-cell>
          <table:table-cell table:style-name="ce8" office:value-type="string" calcext:value-type="string">
            <text:p>agronews.com.pl##div[class^=”g-single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agronews.com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71" office:value-type="string" calcext:value-type="string">
            <text:p>agronews.com.pl##div[class^=”g-dyn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37</text:p>
          </table:table-cell>
          <table:table-cell table:style-name="ce41" office:value-type="string" calcext:value-type="string">
            <text:p>esportnow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esportnow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38</text:p>
          </table:table-cell>
          <table:table-cell table:style-name="ce210" office:value-type="string" calcext:value-type="string">
            <text:p>boardtime.pl###widget_smartslider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boardtim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boardtime.pl###header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39</text:p>
          </table:table-cell>
          <table:table-cell table:style-name="ce41" office:value-type="string" calcext:value-type="string">
            <text:p>gwiazdybasketu.pl##a[onclick^="hc_ad_even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gwiazdybasketu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40</text:p>
          </table:table-cell>
          <table:table-cell table:style-name="ce41" office:value-type="string" calcext:value-type="string">
            <text:p>inthecage.pl###metaslider-id-13193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inthecage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41</text:p>
          </table:table-cell>
          <table:table-cell table:style-name="ce210" office:value-type="string" calcext:value-type="string">
            <text:p>||kryptoporadnik.pl^*^bbfin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www.kryptoporadnik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inance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kryptoporadnik.pl^*^bitmex-zni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rave_pobierz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9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42</text:p>
          </table:table-cell>
          <table:table-cell table:style-name="ce41" office:value-type="string" calcext:value-type="string">
            <text:p>miasto-gazeta.pl##a[href^="https://www.planetcinem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16" office:value-type="string" calcext:value-type="string">
            <text:p><text:a xlink:href="http://miasto-gazeta.pl/radnego-piotra-karpienie-nalezy-docenic-mimo-wszystko/" xlink:type="simple">http://miasto-gazeta.pl/radnego-piotra-karpienie-nalezy-docenic-mimo-wszystk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43</text:p>
          </table:table-cell>
          <table:table-cell table:style-name="ce8" office:value-type="string" calcext:value-type="string">
            <text:p>miejscawewroclawiu.pl##.rev_slider_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miejscawewroclawiu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44</text:p>
          </table:table-cell>
          <table:table-cell table:style-name="ce41" office:value-type="string" calcext:value-type="string">
            <text:p>futbolwtv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futbolwtv.pl/" xlink:type="simple">https://futbolwtv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45</text:p>
          </table:table-cell>
          <table:table-cell table:style-name="ce41" office:value-type="string" calcext:value-type="string">
            <text:p>||redefine.hit.stat24.com^$script,domain=geekwee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geekweek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46</text:p>
          </table:table-cell>
          <table:table-cell table:style-name="ce210" office:value-type="string" calcext:value-type="string">
            <text:p>konstancin.com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www.konstancin.com/" xlink:type="simple">http://www.konstancin.co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41" office:value-type="string" calcext:value-type="string">
            <text:p>||konstancin.com/reklam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47</text:p>
          </table:table-cell>
          <table:table-cell table:style-name="ce210" office:value-type="string" calcext:value-type="string">
            <text:p>mecze24.pl###couponco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mecze24.pl/typy-bukmacherskie/rb-lipsk-atletico-madryt/3189811" xlink:type="simple">https://www.mecze24.pl/typy-bukmacherskie/rb-lipsk-atletico-madryt/3189811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48</text:p>
          </table:table-cell>
          <table:table-cell table:style-name="ce41" office:value-type="string" calcext:value-type="string">
            <text:p>mojlask.pl###text-1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3" office:value-type="string" calcext:value-type="string">
            <text:p><text:a xlink:href="http://www.mojlask.pl/" xlink:type="simple">http://www.mojlas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mojlask.pl##div[class^="ads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49</text:p>
          </table:table-cell>
          <table:table-cell table:style-name="ce41" office:value-type="string" calcext:value-type="string">
            <text:p>^banery^$domain=mymm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mymma.pl/" xlink:type="simple">https://mymma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mymma.pl##a[href^="https://dietyodbrokul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0</text:p>
          </table:table-cell>
          <table:table-cell table:style-name="ce41" office:value-type="string" calcext:value-type="string">
            <text:p>^bannery^$domain=wroclif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roclife.pl/nasze-miasto/kariera-biznes/wspierajac-przedsiebiorcow-wspieramy-dolny-slask/" xlink:type="simple">https://wroclife.pl/nasze-miasto/kariera-biznes/wspierajac-przedsiebiorcow-wspieramy-dolny-slas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51</text:p>
          </table:table-cell>
          <table:table-cell table:style-name="ce210" office:value-type="string" calcext:value-type="string">
            <text:p>||radioq.fm^*^jquery.gafancybox.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radioq.fm/wiadomosci/2300-ponad-1200-litrow-nielegalnego-alkoholu-zabezpieczyli-policjanci-z-kutna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2</text:p>
          </table:table-cell>
          <table:table-cell table:style-name="ce41" office:value-type="string" calcext:value-type="string">
            <text:p>radioq.fm###sppb-carousel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radioq.fm/" xlink:type="simple">http://radioq.fm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53</text:p>
          </table:table-cell>
          <table:table-cell table:style-name="ce210" office:value-type="string" calcext:value-type="string">
            <text:p>radiofon.fm##.easing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radiofon.f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4</text:p>
          </table:table-cell>
          <table:table-cell table:style-name="ce41" office:value-type="string" calcext:value-type="string">
            <text:p>^baner_$domain=radiopiekar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radiopiekary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radiopiekary.pl##div[id^="cycloneslider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5</text:p>
          </table:table-cell>
          <table:table-cell table:style-name="ce41" office:value-type="string" calcext:value-type="string">
            <text:p>miastoiludzie.pl###text-1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miastoiludzie.pl/2020/06/24/pomysly-kreatywne-dekoracje-pokoju-dziecka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miastoiludzie.pl###footer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6</text:p>
          </table:table-cell>
          <table:table-cell table:style-name="ce48" office:value-type="string" calcext:value-type="string">
            <text:p>kurier-kolski.pl###wrap-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kurier-kolski.pl/2020/08/wartaki-sredniaki-nagraly-swoj-pierwszy-teledysk/" xlink:type="simple">https://kurier-kolski.pl/2020/08/wartaki-sredniaki-nagraly-swoj-pierwszy-teledys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57</text:p>
          </table:table-cell>
          <table:table-cell table:style-name="ce41" office:value-type="string" calcext:value-type="string">
            <text:p>lubaczow.tv##aside[id^="custom_html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lubaczow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8</text:p>
          </table:table-cell>
          <table:table-cell table:style-name="ce48" office:value-type="string" calcext:value-type="string">
            <text:p>mecze.com###coupon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mecze.co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mecze.com##.cool-stuff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59</text:p>
          </table:table-cell>
          <table:table-cell table:style-name="ce41" office:value-type="string" calcext:value-type="string">
            <text:p>||poludnie.com.pl^*_banery-www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poludnie.com.pl/2020/07/31/deszczowka-pozadana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poludnie.com.pl^*_093454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60</text:p>
          </table:table-cell>
          <table:table-cell table:style-name="ce41" office:value-type="string" calcext:value-type="string">
            <text:p>perspektywy.pl##a:not([href^="https://perspektywy.pl/"]) &gt; img[src*="/banners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://perspektywy.pl/portal/index.php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61</text:p>
          </table:table-cell>
          <table:table-cell table:style-name="ce41" office:value-type="string" calcext:value-type="string">
            <text:p>inwestycje.pl##a[target="_blank"] &gt; img[width="1200"][height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inwestycj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62</text:p>
          </table:table-cell>
          <table:table-cell table:style-name="ce41" office:value-type="string" calcext:value-type="string">
            <text:p>||komediowo.pl^*^ciekawe-miejsca-w-warszawi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komediowo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63</text:p>
          </table:table-cell>
          <table:table-cell table:style-name="ce210" office:value-type="string" calcext:value-type="string">
            <text:p>temi.pl##div[class^="gtmi-dyn atmi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tem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64</text:p>
          </table:table-cell>
          <table:table-cell table:style-name="ce41" office:value-type="string" calcext:value-type="string">
            <text:p>fresh-market.pl##a[onclick^="_gaq.push(['_trackEvent',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5" office:value-type="string" calcext:value-type="string">
            <text:p>https://www.fresh-market.pl/1509767791/skup_stanek_sp_z_o.o.,f1445587856/cebula_obrana_w_worku_blue_back,s741170313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fresh-market.pl##a[href^="https://redpackmaszyny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65</text:p>
          </table:table-cell>
          <table:table-cell table:style-name="ce41" office:value-type="string" calcext:value-type="string">
            <text:p>hobby-elektronika.eu##a[href^="http://online.freeware.inf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6" office:value-type="string" calcext:value-type="string">
            <text:p>http://hobby-elektronika.eu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66</text:p>
          </table:table-cell>
          <table:table-cell table:style-name="ce210" office:value-type="string" calcext:value-type="string">
            <text:p>gwio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gwio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67</text:p>
          </table:table-cell>
          <table:table-cell table:style-name="ce41" office:value-type="string" calcext:value-type="string">
            <text:p>skrotymeczow.pl##li[class^="cool-stuff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skrotymeczow.pl/skroty/pilka-nozna/bordeaux-fc-nantes/48739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krotymeczow.pl##div[class^="cool-stuff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68</text:p>
          </table:table-cell>
          <table:table-cell table:style-name="ce41" office:value-type="string" calcext:value-type="string">
            <text:p>wynikinazywo.pl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wynikinazywo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69</text:p>
          </table:table-cell>
          <table:table-cell table:style-name="ce41" office:value-type="string" calcext:value-type="string">
            <text:p>flashscore.pl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ww.flashscore.pl/" xlink:type="simple">https://www.flashscore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70</text:p>
          </table:table-cell>
          <table:table-cell table:style-name="ce41" office:value-type="string" calcext:value-type="string">
            <text:p>||angielskieespresso.pl^*^253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angielskieespresso.pl/post/69040/2020/08/12/co-bylo-dalej-pilkarze-ktorzy-zasilili-manchester-united-w-tym-samym-okienku-co-cristiano-ronaldo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banner_$domain=angielskieespress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-banner-$domain=angielskieespress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71</text:p>
          </table:table-cell>
          <table:table-cell table:style-name="ce210" office:value-type="string" calcext:value-type="string">
            <text:p>podlaskapilka.pl###media_image-6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www.podlaskapil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podlaskapilka.pl###media_image-6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72</text:p>
          </table:table-cell>
          <table:table-cell table:style-name="ce210" office:value-type="string" calcext:value-type="string">
            <text:p>sportdziennik.com##.theiaStickySidebar &gt; .sport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sportdziennik.com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sportdziennik.com###custom_html-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73</text:p>
          </table:table-cell>
          <table:table-cell table:style-name="ce210" office:value-type="string" calcext:value-type="string">
            <text:p>||baxu.pl^*^img-160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s://baxu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baxu.pl###postTopAdMobi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baxu.pl###postTop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74</text:p>
          </table:table-cell>
          <table:table-cell table:style-name="ce222" office:value-type="string" calcext:value-type="string">
            <text:p>polski-sport.pl##a[href^="https://fundacja.lexnostr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polski-sport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polski-sport.pl##a[href^="<text:a xlink:href="http://www.czesciauto24/" xlink:type="simple">http://www.czesciauto24</text:a>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75</text:p>
          </table:table-cell>
          <table:table-cell table:style-name="ce41" office:value-type="string" calcext:value-type="string">
            <text:p>gniewskowo.eu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gniewkowo.eu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76</text:p>
          </table:table-cell>
          <table:table-cell table:style-name="ce41" office:value-type="string" calcext:value-type="string">
            <text:p>soccer24.com,tennis24.com,horseracing24.com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59" office:value-type="string" calcext:value-type="string">
            <text:p>https://www.soccer24.com</text:p>
          </table:table-cell>
          <table:table-cell table:style-name="ce142" office:value-type="string" calcext:value-type="string">
            <text:p>yes</text:p>
          </table:table-cell>
          <table:table-cell table:style-name="ce43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10"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77</text:p>
          </table:table-cell>
          <table:table-cell table:style-name="ce222" office:value-type="string" calcext:value-type="string">
            <text:p>dania-dietetyczne.pl###tex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www.dania-dietetyczne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dania-dietetyczne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78</text:p>
          </table:table-cell>
          <table:table-cell table:style-name="ce222" office:value-type="string" calcext:value-type="string">
            <text:p>-baner.$domain=crypto-trader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crypto-trader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baner-$domain=crypto-trader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79</text:p>
          </table:table-cell>
          <table:table-cell table:style-name="ce222" office:value-type="string" calcext:value-type="string">
            <text:p>fight24.pl###add_produk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://www.fight24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fight24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fight24.pl^*^fight_backgroun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80</text:p>
          </table:table-cell>
          <table:table-cell table:style-name="ce210" office:value-type="string" calcext:value-type="string">
            <text:p>kochamsilownie.pl###text-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kochamsilownie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kochamsilownie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81</text:p>
          </table:table-cell>
          <table:table-cell table:style-name="ce210" office:value-type="string" calcext:value-type="string">
            <text:p>kulturystyka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kulturysty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kultyrystyka.pl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82</text:p>
          </table:table-cell>
          <table:table-cell table:style-name="ce210" office:value-type="string" calcext:value-type="string">
            <text:p>||goniecpolski.nl^*^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goniecpolski.n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goniecpolski.nl###execphp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83</text:p>
          </table:table-cell>
          <table:table-cell table:style-name="ce41" office:value-type="string" calcext:value-type="string">
            <text:p>||seriale.co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seriale.co/" xlink:type="simple">https://seriale.co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84</text:p>
          </table:table-cell>
          <table:table-cell table:style-name="ce222" office:value-type="string" calcext:value-type="string">
            <text:p>cda-flix.pl##a[href^="<text:a xlink:href="https://cda-flix.pl/kryptowaluty" xlink:type="simple">https://cda-flix.pl/kryptowaluty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cda-flix.pl/cale-filmy-online/kraina-lodu-ii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85</text:p>
          </table:table-cell>
          <table:table-cell table:style-name="ce210" office:value-type="string" calcext:value-type="string">
            <text:p>hej.mielec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hej.mielec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86</text:p>
          </table:table-cell>
          <table:table-cell table:style-name="ce41" office:value-type="string" calcext:value-type="string">
            <text:p>glosgminny.pl###media_image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glosgminny.pl/przyjaciel-billa-g-prof-neil-ferguson-sparalizowal-planete-falszujac-dane-c-19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87</text:p>
          </table:table-cell>
          <table:table-cell table:style-name="ce210" office:value-type="string" calcext:value-type="string">
            <text:p>gazetazoliborza.pl##a[href^="https://pl.westfield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gazetazoliborza.pl/2020/08/potocka-zamknieta-utrudnienia-na-mickiewicza/" xlink:type="simple">https://gazetazoliborza.pl/2020/08/potocka-zamknieta-utrudnienia-na-mickiewicza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88</text:p>
          </table:table-cell>
          <table:table-cell table:style-name="ce222" office:value-type="string" calcext:value-type="string">
            <text:p>||golfnews.pl^*^betfa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5" office:value-type="string" calcext:value-type="string">
            <text:p>https://golfnews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golfnews.pl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89</text:p>
          </table:table-cell>
          <table:table-cell table:style-name="ce222" office:value-type="string" calcext:value-type="string">
            <text:p>allaboutmusic.pl##a[href^="https://www.empik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allaboutmusic.pl/" xlink:type="simple">https://allaboutmusic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allaboutmusic.pl##a[href^="https://www.autodoc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90</text:p>
          </table:table-cell>
          <table:table-cell table:style-name="ce222" office:value-type="string" calcext:value-type="string">
            <text:p>||miastons.pl^*^do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 office:value-type="string" calcext:value-type="string">
            <text:p><text:a xlink:href="https://miastons.pl/" xlink:type="simple">https://miastons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91</text:p>
          </table:table-cell>
          <table:table-cell table:style-name="ce210" office:value-type="string" calcext:value-type="string">
            <text:p>sportowegniezn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://sportowegniezno.pl/index.php/2020/03/13/los-organizatorow-imprez-w-czasach-koronawirusa-nazywaja-nas-zlodziejami/" xlink:type="simple">http://sportowegniezno.pl/index.php/2020/03/13/los-organizatorow-imprez-w-czasach-koronawirusa-nazywaja-nas-zlodziejami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sportowegniezno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||sportowegniezno.pl^*^orle_mon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92</text:p>
          </table:table-cell>
          <table:table-cell table:style-name="ce222" office:value-type="string" calcext:value-type="string">
            <text:p>^banners^$domain=polskiinstalator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 office:value-type="string" calcext:value-type="string">
            <text:p><text:a xlink:href="https://www.polskiinstalator.com.pl/" xlink:type="simple">https://www.polskiinstalator.com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93</text:p>
          </table:table-cell>
          <table:table-cell table:style-name="ce210" office:value-type="string" calcext:value-type="string">
            <text:p>chlodnictwoiklimatyzacja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www.chlodnictwoiklimatyzacja.pl/artykuly/277-wydanie-11-2017/4316-wymagania-bezpieczenstwa-dla-propanu-zastosowanie-w-srednich-i-malych-ukladach-chlodniczych-przechowalni-warzyw.html" xlink:type="simple">https://www.chlodnictwoiklimatyzacja.pl/artykuly/277-wydanie-11-2017/4316-wymagania-bezpieczenstwa-dla-propanu-zastosowanie-w-srednich-i-malych-ukladach-chlodniczych-przechowalni-warzyw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94</text:p>
          </table:table-cell>
          <table:table-cell table:style-name="ce222" office:value-type="string" calcext:value-type="string">
            <text:p>^imghttps/300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 office:value-type="string" calcext:value-type="string">
            <text:p><text:a xlink:href="https://www.emecze.pl/" xlink:type="simple">https://www.emecze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imghttps/728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^imghttps/750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95</text:p>
          </table:table-cell>
          <table:table-cell table:style-name="ce210" office:value-type="string" calcext:value-type="string">
            <text:p>^imghttps/300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^imghttps/728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imghttps/750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mecze24.pl^*^fortunatv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96</text:p>
          </table:table-cell>
          <table:table-cell table:style-name="ce210" office:value-type="string" calcext:value-type="string">
            <text:p>^300^$image,domain=mecz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meczlive.pl/aktualnosci/transmisja-na-zywo-ze-spotkania-slask-wroclaw-piast-gliwice-gdzie-ogladac" xlink:type="simple">https://meczlive.pl/aktualnosci/transmisja-na-zywo-ze-spotkania-slask-wroclaw-piast-gliwice-gdzie-ogladac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97</text:p>
          </table:table-cell>
          <table:table-cell table:style-name="ce222" office:value-type="string" calcext:value-type="string">
            <text:p>estadios24.pl##.blok_tresc_bez_tl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estadios24.pl##.baner_top_ban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598</text:p>
          </table:table-cell>
          <table:table-cell table:style-name="ce41" office:value-type="string" calcext:value-type="string">
            <text:p>^imghttps/468^$image,domain=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 office:value-type="string" calcext:value-type="string">
            <text:p><text:a xlink:href="https://www.betglob.pl/" xlink:type="simple">https://www.betglob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599</text:p>
          </table:table-cell>
          <table:table-cell table:style-name="ce210" office:value-type="string" calcext:value-type="string">
            <text:p>ddb24.pl##a[href^="https://www.gowork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https://ddb24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ddb24.pl##a[href^="https://www.czesciauto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00</text:p>
          </table:table-cell>
          <table:table-cell table:style-name="ce210" office:value-type="string" calcext:value-type="string">
            <text:p>boxing.pl###collapseobj_module_5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www.boxing.pl/" xlink:type="simple">http://www.boxing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01</text:p>
          </table:table-cell>
          <table:table-cell table:style-name="ce222" office:value-type="string" calcext:value-type="string">
            <text:p>||egorzow.pl^*-pzu_gorzow_mies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egorzow.pl/" xlink:type="simple">https://egorzow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02</text:p>
          </table:table-cell>
          <table:table-cell table:style-name="ce210" office:value-type="string" calcext:value-type="string">
            <text:p>||zamioculcas.org^$script,domain=budujesz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budujesz.info/" xlink:type="simple">https://budujesz.info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03</text:p>
          </table:table-cell>
          <table:table-cell table:style-name="ce222" office:value-type="string" calcext:value-type="string">
            <text:p>-bannery-$domain=zarobmy.s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zarobmy.se/" xlink:type="simple">https://zarobmy.se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04</text:p>
          </table:table-cell>
          <table:table-cell table:style-name="ce210" office:value-type="string" calcext:value-type="string">
            <text:p>||jpktraders.pl^*^ledger_nan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://jpktraders.pl/analizy.html#!/posts/Bitcoin---kana-wzrostowy/309" xlink:type="simple">http://jpktraders.pl/analizy.html#!/posts/Bitcoin---kana-wzrostowy/309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jpktraders.pl^*^am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05</text:p>
          </table:table-cell>
          <table:table-cell table:style-name="ce210" office:value-type="string" calcext:value-type="string">
            <text:p>swarzedz24.pl###media_image-31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swarzedz24.pl/znowu-wiecej-zakazen-covid-19-juz-13-przypadkow-w-gminie-swarzedz/" xlink:type="simple">https://swarzedz24.pl/znowu-wiecej-zakazen-covid-19-juz-13-przypadkow-w-gminie-swarzedz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swarzedz24.pl###media_image-32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06</text:p>
          </table:table-cell>
          <table:table-cell table:style-name="ce210" office:value-type="string" calcext:value-type="string">
            <text:p>^inline__1_$domain=zycie.pil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18" office:value-type="string" calcext:value-type="string">
            <text:p><text:a xlink:href="https://zycie.pila.pl/" xlink:type="simple">https://zycie.pila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07</text:p>
          </table:table-cell>
          <table:table-cell table:style-name="ce222" office:value-type="string" calcext:value-type="string">
            <text:p>43bis.media.pl##.column-right-advertising a:not([href^="http://www.43bis.media.pl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43bis.media.pl/wiadomosci.html" xlink:type="simple">http://www.43bis.media.pl/wiadomosci.htm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43bis.media.pl##.column-left-advertising a:not([href^="http://www.43bis.media.pl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08</text:p>
          </table:table-cell>
          <table:table-cell table:style-name="ce222" office:value-type="string" calcext:value-type="string">
            <text:p>gpcodziennie.pl###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gpcodziennie.pl/" xlink:type="simple">https://gpcodziennie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09</text:p>
          </table:table-cell>
          <table:table-cell table:style-name="ce210" office:value-type="string" calcext:value-type="string">
            <text:p>wspolnota.org.pl###c32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spolnota.org.pl/" xlink:type="simple">https://wspolnota.org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10</text:p>
          </table:table-cell>
          <table:table-cell table:style-name="ce222" office:value-type="string" calcext:value-type="string">
            <text:p>megatiming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megatiming.pl/news/all/1" xlink:type="simple">http://megatiming.pl/news/all/1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11</text:p>
          </table:table-cell>
          <table:table-cell table:style-name="ce210" office:value-type="string" calcext:value-type="string">
            <text:p>baltic.info.pl##div[class^="angwp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baltic.info.pl/" xlink:type="simple">https://baltic.info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12</text:p>
          </table:table-cell>
          <table:table-cell table:style-name="ce210" office:value-type="string" calcext:value-type="string">
            <text:p>dorzeczy.pl##.adv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3" office:value-type="string" calcext:value-type="string">
            <text:p><text:a xlink:href="https://dorzeczy.pl/" xlink:type="simple">https://dorzeczy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13</text:p>
          </table:table-cell>
          <table:table-cell table:style-name="ce222" office:value-type="string" calcext:value-type="string">
            <text:p>||wislakrakow.com^*^lv7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 office:value-type="string" calcext:value-type="string">
            <text:p><text:a xlink:href="https://wislakrakow.com/forum/" xlink:type="simple">https://wislakrakow.com/forum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14</text:p>
          </table:table-cell>
          <table:table-cell table:style-name="ce210" office:value-type="string" calcext:value-type="string">
            <text:p>||emisja.contentstream.pl^$script,domain=u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http://ulub.pl/3PYwVHIOHq/6ix9ine-yaya-lyricsletra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15</text:p>
          </table:table-cell>
          <table:table-cell table:style-name="ce222" office:value-type="string" calcext:value-type="string">
            <text:p>radiobiper.info##.elementor-widget-wp-widget-advads_ad_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9" office:value-type="string" calcext:value-type="string">
            <text:p>https://www.radiobiper.info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16</text:p>
          </table:table-cell>
          <table:table-cell table:style-name="ce222" office:value-type="string" calcext:value-type="string">
            <text:p>parenting.pl##.article__tex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0" office:value-type="string" calcext:value-type="string">
            <text:p>https://parenting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table:style-name="ce206" office:value-type="string" calcext:value-type="string">
            <text:p>617</text:p>
          </table:table-cell>
          <table:table-cell table:style-name="ce210" office:value-type="string" calcext:value-type="string">
            <text:p>||miastokobiet.pl^*^WK_TheCrown2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3" office:value-type="string" calcext:value-type="string">
            <text:p><text:a xlink:href="https://www.miastokobiet.pl/" xlink:type="simple">https://www.miastokobiet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22" office:value-type="string" calcext:value-type="string">
            <text:p>||miastokobiet.pl^*^energylandi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10" office:value-type="string" calcext:value-type="string">
            <text:p>^baner-$domain=miastokobie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office:value-type="string" calcext:value-type="string">
            <text:p>618</text:p>
          </table:table-cell>
          <table:table-cell table:style-name="ce222" office:value-type="string" calcext:value-type="string">
            <text:p>||s0urce.io^*^idletowerminer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://s0urce.io/" xlink:type="simple">http://s0urce.io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19</text:p>
          </table:table-cell>
          <table:table-cell table:style-name="ce210" office:value-type="string" calcext:value-type="string">
            <text:p>||sadownictwo.com.pl^*^Plantivax-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 office:value-type="string" calcext:value-type="string">
            <text:p><text:a xlink:href="https://www.sadownictwo.com.pl/" xlink:type="simple">https://www.sadownictwo.com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sadownictwo.com.pl^*^Owoce-300x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-baner-$domain=sadownictwo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 office:value-type="string" calcext:value-type="string">
            <text:p>||sadownictwo.com.pl^*^Filel/300x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adownictwo.com.pl###wrapper .media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0</text:p>
          </table:table-cell>
          <table:table-cell table:style-name="ce222" office:value-type="string" calcext:value-type="string">
            <text:p>sarp.org.pl###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sarp.org.pl/" xlink:type="simple">http://www.sarp.org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21</text:p>
          </table:table-cell>
          <table:table-cell table:style-name="ce210" office:value-type="string" calcext:value-type="string">
            <text:p>wygasle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wygasle.net/index.html" xlink:type="simple">http://wygasle.net/index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2</text:p>
          </table:table-cell>
          <table:table-cell table:style-name="ce222" office:value-type="string" calcext:value-type="string">
            <text:p>signs.pl##div[id^="adibad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signs.pl/" xlink:type="simple">https://www.signs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igns.pl###B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3</text:p>
          </table:table-cell>
          <table:table-cell table:style-name="ce222" office:value-type="string" calcext:value-type="string">
            <text:p>skawinska.pl##.gaskad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kawinska.pl/" xlink:type="simple">https://skawinska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kawinska.pl##.homepage-ad-are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4</text:p>
          </table:table-cell>
          <table:table-cell table:style-name="ce222" office:value-type="string" calcext:value-type="string">
            <text:p>skawina.eu##.elementor-widget-wp-widget-advads_ad_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kawina.eu/" xlink:type="simple">https://skawina.eu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skawina.eu##a[href^="<text:a xlink:href="http://promotor.biz/" xlink:type="simple">http://promotor.biz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5</text:p>
          </table:table-cell>
          <table:table-cell table:style-name="ce222" office:value-type="string" calcext:value-type="string">
            <text:p>||skiny.pl/r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kiny.pl/index" xlink:type="simple">https://skiny.pl/index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 office:value-type="string" calcext:value-type="string">
            <text:p>^rkm^$domain=skin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6</text:p>
          </table:table-cell>
          <table:table-cell table:style-name="ce41" office:value-type="string" calcext:value-type="string">
            <text:p>skijumping.pl##a[href^="https://online-mexos.efortuna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skijumping.pl/" xlink:type="simple">https://www.skijumping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27</text:p>
          </table:table-cell>
          <table:table-cell table:style-name="ce210" office:value-type="string" calcext:value-type="string">
            <text:p>winterszus.pl###text-1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winterszus.pl/" xlink:type="simple">https://winterszus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28</text:p>
          </table:table-cell>
          <table:table-cell table:style-name="ce222" office:value-type="string" calcext:value-type="string">
            <text:p>||skokipolska.pl^*-30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ww.skokipolska.pl/" xlink:type="simple">https://www.skokipolska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29</text:p>
          </table:table-cell>
          <table:table-cell table:style-name="ce210" office:value-type="string" calcext:value-type="string">
            <text:p>bbfan.pl##a[target="_blank"] &gt; img[src*="/inline__1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s://bbfan.pl/" xlink:type="simple">https://bbfan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30</text:p>
          </table:table-cell>
          <table:table-cell table:style-name="ce222" office:value-type="string" calcext:value-type="string">
            <text:p>dziel-pasje.pl##a[href^="<text:a xlink:href="https://motofanstore.pl/" xlink:type="simple">https://motofanstore.pl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f1.dziel-pasje.pl/F1_news-31280-Stella_Sainz_i_Norris_maja_pewne_cechy_wspolne_z_Schumacherem_czy_Alonso.html" xlink:type="simple">https://f1.dziel-pasje.pl/F1_news-31280-Stella_Sainz_i_Norris_maja_pewne_cechy_wspolne_z_Schumacherem_czy_Alonso.htm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31</text:p>
          </table:table-cell>
          <table:table-cell table:style-name="ce210" office:value-type="string" calcext:value-type="string">
            <text:p>biegowki.pl###makler4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10" office:value-type="string" calcext:value-type="string">
            <text:p><text:a xlink:href="http://biegowki.pl/forum/index.php" xlink:type="simple">http://biegowki.pl/forum/index.php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 office:value-type="string" calcext:value-type="string">
            <text:p>632</text:p>
          </table:table-cell>
          <table:table-cell table:style-name="ce223" office:value-type="string" calcext:value-type="string">
            <text:p>^banery^$domain=sklep-muzyczny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klep-muzyczny.com.pl/" xlink:type="simple">https://sklep-muzyczny.com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 office:value-type="string" calcext:value-type="string">
            <text:p>633</text:p>
          </table:table-cell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1">
          <table:table-cell table:style-name="ce206"/>
          <table:table-cell table:style-name="ce210"/>
          <table:table-cell table:style-name="ce18" table:content-validation-name="val1" office:value-type="string" calcext:value-type="string">
            <text:p>BLOCK</text:p>
          </table:table-cell>
          <table:table-cell table:style-name="ce210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10"/>
          <table:table-cell table:number-columns-repeated="1016"/>
        </table:table-row>
        <table:table-row table:style-name="ro1">
          <table:table-cell/>
          <table:table-cell table:style-name="ce22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09"/>
          <table:table-cell table:number-columns-repeated="1016"/>
        </table:table-row>
        <table:table-row table:style-name="ro2" table:number-rows-repeated="104747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ilters.C881:filters.C891 filters.C872:filters.C879 filters.C1:filters.C836 filters.C839:filters.C870 filters.C895:filters.C1048576">
            <calcext:condition calcext:apply-style-name="Neutral" calcext:value="=&quot;HIDE&quot;" calcext:base-cell-address="filters.C1"/>
            <calcext:condition calcext:apply-style-name="Good" calcext:value="=&quot;BLOCK&quot;" calcext:base-cell-address="filters.C1"/>
          </calcext:conditional-format>
          <calcext:conditional-format calcext:target-range-address="filters.F1:filters.F891 filters.F893:filters.F1048576">
            <calcext:condition calcext:apply-style-name="Error" calcext:value="=&quot;easylist&quot;" calcext:base-cell-address="filters.F1"/>
          </calcext:conditional-format>
          <calcext:conditional-format calcext:target-range-address="filters.E818:filters.E828 filters.E1:filters.E816 filters.E831:filters.E891 filters.E893:filters.E1048576">
            <calcext:condition calcext:apply-style-name="Good" calcext:value="=&quot;yes&quot;" calcext:base-cell-address="filters.E1"/>
            <calcext:condition calcext:apply-style-name="Bad" calcext:value="=&quot;no&quot;" calcext:base-cell-address="filters.E1"/>
            <calcext:condition calcext:apply-style-name="Accent 2" calcext:value="=&quot;revert&quot;" calcext:base-cell-address="filters.E1"/>
          </calcext:conditional-format>
          <calcext:conditional-format calcext:target-range-address="filters.G1:filters.G891 filters.G893:filters.G1048576">
            <calcext:condition calcext:apply-style-name="Good" calcext:value="=&quot;yes&quot;" calcext:base-cell-address="filters.G1"/>
            <calcext:condition calcext:apply-style-name="Bad" calcext:value="=&quot;no&quot;" calcext:base-cell-address="filters.G1"/>
          </calcext:conditional-format>
          <calcext:conditional-format calcext:target-range-address="filters.C880:filters.C880">
            <calcext:condition calcext:apply-style-name="Neutral" calcext:value="=&quot;HIDE&quot;" calcext:base-cell-address="filters.C880"/>
            <calcext:condition calcext:apply-style-name="Good" calcext:value="=&quot;BLOCK&quot;" calcext:base-cell-address="filters.C880"/>
          </calcext:conditional-format>
          <calcext:conditional-format calcext:target-range-address="filters.D771:filters.D771">
            <calcext:condition calcext:apply-style-name="Error" calcext:value="=&quot;easylist&quot;" calcext:base-cell-address="filters.D771"/>
          </calcext:conditional-format>
          <calcext:conditional-format calcext:target-range-address="filters.D772:filters.D772">
            <calcext:condition calcext:apply-style-name="Error" calcext:value="=&quot;easylist&quot;" calcext:base-cell-address="filters.D772"/>
          </calcext:conditional-format>
          <calcext:conditional-format calcext:target-range-address="filters.C871:filters.C871">
            <calcext:condition calcext:apply-style-name="Neutral" calcext:value="=&quot;HIDE&quot;" calcext:base-cell-address="filters.C871"/>
            <calcext:condition calcext:apply-style-name="Good" calcext:value="=&quot;BLOCK&quot;" calcext:base-cell-address="filters.C871"/>
          </calcext:conditional-format>
          <calcext:conditional-format calcext:target-range-address="filters.E829:filters.E830">
            <calcext:condition calcext:apply-style-name="Good" calcext:value="=&quot;yes&quot;" calcext:base-cell-address="filters.E829"/>
            <calcext:condition calcext:apply-style-name="Bad" calcext:value="=&quot;no&quot;" calcext:base-cell-address="filters.E829"/>
            <calcext:condition calcext:apply-style-name="Accent 2" calcext:value="=&quot;revert&quot;" calcext:base-cell-address="filters.E829"/>
          </calcext:conditional-format>
          <calcext:conditional-format calcext:target-range-address="filters.E817:filters.E817">
            <calcext:condition calcext:apply-style-name="Good" calcext:value="=&quot;yes&quot;" calcext:base-cell-address="filters.E817"/>
            <calcext:condition calcext:apply-style-name="Bad" calcext:value="=&quot;no&quot;" calcext:base-cell-address="filters.E817"/>
            <calcext:condition calcext:apply-style-name="Accent 2" calcext:value="=&quot;revert&quot;" calcext:base-cell-address="filters.E817"/>
          </calcext:conditional-format>
          <calcext:conditional-format calcext:target-range-address="filters.C892:filters.C892">
            <calcext:condition calcext:apply-style-name="Neutral" calcext:value="=&quot;HIDE&quot;" calcext:base-cell-address="filters.C892"/>
            <calcext:condition calcext:apply-style-name="Good" calcext:value="=&quot;BLOCK&quot;" calcext:base-cell-address="filters.C892"/>
          </calcext:conditional-format>
          <calcext:conditional-format calcext:target-range-address="filters.E892:filters.E892">
            <calcext:condition calcext:apply-style-name="Good" calcext:value="=&quot;yes&quot;" calcext:base-cell-address="filters.E892"/>
            <calcext:condition calcext:apply-style-name="Bad" calcext:value="=&quot;no&quot;" calcext:base-cell-address="filters.E892"/>
            <calcext:condition calcext:apply-style-name="Accent 2" calcext:value="=&quot;revert&quot;" calcext:base-cell-address="filters.E892"/>
          </calcext:conditional-format>
          <calcext:conditional-format calcext:target-range-address="filters.F892:filters.F892">
            <calcext:condition calcext:apply-style-name="Error" calcext:value="=&quot;easylist&quot;" calcext:base-cell-address="filters.F892"/>
          </calcext:conditional-format>
          <calcext:conditional-format calcext:target-range-address="filters.G892:filters.G892">
            <calcext:condition calcext:apply-style-name="Good" calcext:value="=&quot;yes&quot;" calcext:base-cell-address="filters.G892"/>
            <calcext:condition calcext:apply-style-name="Bad" calcext:value="=&quot;no&quot;" calcext:base-cell-address="filters.G892"/>
          </calcext:conditional-format>
          <calcext:conditional-format calcext:target-range-address="filters.C837:filters.C837">
            <calcext:condition calcext:apply-style-name="Neutral" calcext:value="=&quot;HIDE&quot;" calcext:base-cell-address="filters.C837"/>
            <calcext:condition calcext:apply-style-name="Good" calcext:value="=&quot;BLOCK&quot;" calcext:base-cell-address="filters.C837"/>
          </calcext:conditional-format>
          <calcext:conditional-format calcext:target-range-address="filters.C838:filters.C838">
            <calcext:condition calcext:apply-style-name="Neutral" calcext:value="=&quot;HIDE&quot;" calcext:base-cell-address="filters.C838"/>
            <calcext:condition calcext:apply-style-name="Good" calcext:value="=&quot;BLOCK&quot;" calcext:base-cell-address="filters.C838"/>
          </calcext:conditional-format>
          <calcext:conditional-format calcext:target-range-address="filters.C893:filters.C893">
            <calcext:condition calcext:apply-style-name="Neutral" calcext:value="=&quot;HIDE&quot;" calcext:base-cell-address="filters.C893"/>
            <calcext:condition calcext:apply-style-name="Good" calcext:value="=&quot;BLOCK&quot;" calcext:base-cell-address="filters.C893"/>
          </calcext:conditional-format>
          <calcext:conditional-format calcext:target-range-address="filters.C894:filters.C896">
            <calcext:condition calcext:apply-style-name="Neutral" calcext:value="=&quot;HIDE&quot;" calcext:base-cell-address="filters.C894"/>
            <calcext:condition calcext:apply-style-name="Good" calcext:value="=&quot;BLOCK&quot;" calcext:base-cell-address="filters.C894"/>
          </calcext:conditional-format>
          <calcext:conditional-format calcext:target-range-address="filters.D911:filters.D911">
            <calcext:condition calcext:apply-style-name="Error" calcext:value="=&quot;easylist&quot;" calcext:base-cell-address="filters.D911"/>
          </calcext:conditional-format>
          <calcext:conditional-format calcext:target-range-address="filters.D914:filters.D914 filters.D916:filters.D916 filters.D920:filters.D920 filters.D922:filters.D922 filters.D926:filters.D926 filters.D928:filters.D928 filters.D930:filters.D930 filters.D932:filters.D932 filters.D944:filters.D944 filters.D946:filters.D946 filters.D948:filters.D948 filters.D950:filters.D950 filters.D952:filters.D952 filters.D954:filters.D954 filters.D956:filters.D956 filters.D958:filters.D958 filters.D960:filters.D960 filters.D962:filters.D962 filters.D964:filters.D964 filters.D968:filters.D968 filters.D970:filters.D970 filters.D972:filters.D972 filters.D974:filters.D974 filters.D976:filters.D976 filters.D986:filters.D986 filters.D992:filters.D992 filters.D994:filters.D994 filters.D996:filters.D996 filters.D998:filters.D998 filters.D1002:filters.D1002 filters.D1004:filters.D1004 filters.D1006:filters.D1006 filters.D1008:filters.D1008 filters.D1012:filters.D1012 filters.D1014:filters.D1014 filters.D1016:filters.D1016 filters.D1026:filters.D1026 filters.D1028:filters.D1028 filters.D1030:filters.D1030 filters.D1032:filters.D1032 filters.D1034:filters.D1034 filters.D1036:filters.D1036 filters.D1038:filters.D1038 filters.D1040:filters.D1040 filters.D1042:filters.D1042 filters.D1044:filters.D1044 filters.D1046:filters.D1046 filters.D1048:filters.D1048 filters.D1050:filters.D1050 filters.D1052:filters.D1052 filters.D1054:filters.D1054 filters.D1056:filters.D1056 filters.D1058:filters.D1058 filters.D1060:filters.D1060 filters.D1062:filters.D1062 filters.D1064:filters.D1064 filters.D1066:filters.D1066 filters.D1068:filters.D1068 filters.D1070:filters.D1070 filters.D1072:filters.D1072 filters.D1074:filters.D1074 filters.D1076:filters.D1076 filters.D1078:filters.D1078 filters.D1080:filters.D1080 filters.D1082:filters.D1082 filters.D1084:filters.D1084 filters.D1086:filters.D1086 filters.D1088:filters.D1088 filters.D1090:filters.D1090 filters.D1092:filters.D1092 filters.D1094:filters.D1094 filters.D1096:filters.D1096 filters.D1098:filters.D1098">
            <calcext:condition calcext:apply-style-name="Error" calcext:value="=&quot;easylist&quot;" calcext:base-cell-address="filters.D914"/>
          </calcext:conditional-format>
          <calcext:conditional-format calcext:target-range-address="filters.D918:filters.D918">
            <calcext:condition calcext:apply-style-name="Error" calcext:value="=&quot;easylist&quot;" calcext:base-cell-address="filters.D918"/>
          </calcext:conditional-format>
          <calcext:conditional-format calcext:target-range-address="filters.E944:filters.E1098">
            <calcext:condition calcext:apply-style-name="Good" calcext:value="=&quot;yes&quot;" calcext:base-cell-address="filters.E944"/>
            <calcext:condition calcext:apply-style-name="Bad" calcext:value="=&quot;no&quot;" calcext:base-cell-address="filters.E944"/>
            <calcext:condition calcext:apply-style-name="Accent 2" calcext:value="=&quot;revert&quot;" calcext:base-cell-address="filters.E944"/>
          </calcext:conditional-format>
          <calcext:conditional-format calcext:target-range-address="filters.D961:filters.D961">
            <calcext:condition calcext:apply-style-name="Error" calcext:value="=&quot;easylist&quot;" calcext:base-cell-address="filters.D961"/>
          </calcext:conditional-format>
          <calcext:conditional-format calcext:target-range-address="filters.D1011:filters.D1011">
            <calcext:condition calcext:apply-style-name="Error" calcext:value="=&quot;easylist&quot;" calcext:base-cell-address="filters.D1011"/>
          </calcext:conditional-format>
          <calcext:conditional-format calcext:target-range-address="filters.D1022:filters.D1022">
            <calcext:condition calcext:apply-style-name="Error" calcext:value="=&quot;easylist&quot;" calcext:base-cell-address="filters.D1022"/>
          </calcext:conditional-format>
        </calcext:conditional-formats>
      </table:table>
      <table:table table:name="domains" table:style-name="ta2">
        <table:table-column table:style-name="co9" table:number-columns-repeated="1024" table:default-cell-style-name="ce245"/>
        <table:table-row table:style-name="ro3">
          <table:table-cell office:value-type="string" calcext:value-type="string">
            <text:p>Doma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o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e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i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d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o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nf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ob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ob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am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useu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r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rave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q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b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d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f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q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g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h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q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i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j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k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q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x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m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n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o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p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q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r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r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r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r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s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j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t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u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v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wf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w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y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y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y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z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z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zw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lu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ca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.ac</text:p>
          </table:table-cell>
          <table:table-cell table:number-columns-repeated="1023"/>
        </table:table-row>
        <table:table-row table:style-name="ro3" table:number-rows-repeated="10483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o-check" table:style-name="ta3">
        <table:table-column table:style-name="co10" table:default-cell-style-name="Default"/>
        <table:table-column table:style-name="co11" table:default-cell-style-name="Default"/>
        <table:table-column table:style-name="co12" table:default-cell-style-name="ce308"/>
        <table:table-column table:style-name="co13" table:default-cell-style-name="Default"/>
        <table:table-column table:style-name="co12" table:number-columns-repeated="4" table:default-cell-style-name="Default"/>
        <table:table-row table:style-name="ro1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nk</text:p>
          </table:table-cell>
          <table:table-cell table:style-name="ce299" office:value-type="string" calcext:value-type="string">
            <text:p>Level</text:p>
          </table:table-cell>
          <table:table-cell table:style-name="ce5" office:value-type="string" calcext:value-type="string">
            <text:p>Comment</text:p>
          </table:table-cell>
          <table:table-cell table:style-name="ce126" office:value-type="string" calcext:value-type="string">
            <text:p>Check</text:p>
          </table:table-cell>
          <table:table-cell table:style-name="ce139" office:value-type="string" calcext:value-type="string">
            <text:p>Notes</text:p>
          </table:table-cell>
          <table:table-cell table:style-name="ce152" office:value-type="string" calcext:value-type="string">
            <text:p>EL</text:p>
          </table:table-cell>
          <table:table-cell table:style-name="ce5" office:value-type="string" calcext:value-type="string">
            <text:p>AntiCV</text:p>
          </table:table-cell>
        </table:table-row>
        <table:table-row table:style-name="ro1">
          <table:table-cell table:style-name="ce205"/>
          <table:table-cell table:style-name="ce209" office:value-type="string" calcext:value-type="string">
            <text:p>https://evertiq.com</text:p>
          </table:table-cell>
          <table:table-cell table:style-name="ce300" office:value-type="float" office:value="2" calcext:value-type="float">
            <text:p>2.00</text:p>
          </table:table-cell>
          <table:table-cell table:style-name="ce241" office:value-type="string" calcext:value-type="string">
            <text:p>not EL Polish</text:p>
          </table:table-cell>
          <table:table-cell table:style-name="ce310" office:value-type="string" calcext:value-type="string">
            <text:p>no</text:p>
          </table:table-cell>
          <table:table-cell table:style-name="ce313"/>
          <table:table-cell table:style-name="ce319" office:value-type="string" calcext:value-type="string">
            <text:p>X</text:p>
          </table:table-cell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evertiq.se</text:p>
          </table:table-cell>
          <table:table-cell table:style-name="ce303" office:value-type="float" office:value="2" calcext:value-type="float">
            <text:p>2.00</text:p>
          </table:table-cell>
          <table:table-cell table:style-name="ce210" office:value-type="string" calcext:value-type="string">
            <text:p>not EL Polish</text:p>
          </table:table-cell>
          <table:table-cell table:style-name="ce310" office:value-type="string" calcext:value-type="string">
            <text:p>no</text:p>
          </table:table-cell>
          <table:table-cell table:style-name="ce314"/>
          <table:table-cell table:style-name="ce320" office:value-type="string" calcext:value-type="string">
            <text:p>X</text:p>
          </table:table-cell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evertiq.de</text:p>
          </table:table-cell>
          <table:table-cell table:style-name="ce305" office:value-type="float" office:value="2" calcext:value-type="float">
            <text:p>2.00</text:p>
          </table:table-cell>
          <table:table-cell table:style-name="ce241" office:value-type="string" calcext:value-type="string">
            <text:p>not EL Polish</text:p>
          </table:table-cell>
          <table:table-cell table:style-name="ce310" office:value-type="string" calcext:value-type="string">
            <text:p>no</text:p>
          </table:table-cell>
          <table:table-cell table:style-name="ce313"/>
          <table:table-cell table:style-name="ce319" office:value-type="string" calcext:value-type="string">
            <text:p>X</text:p>
          </table:table-cell>
          <table:table-cell table:style-name="ce209"/>
        </table:table-row>
        <table:table-row table:style-name="ro1">
          <table:table-cell table:style-name="ce206"/>
          <table:table-cell table:style-name="ce251" office:value-type="string" calcext:value-type="string">
            <text:p><text:a xlink:href="https://www.limetorrents.asia/browse-torrents/" xlink:type="simple">https://www.limetorrents.asia/browse-torrents/</text:a></text:p>
          </table:table-cell>
          <table:table-cell table:style-name="ce305" office:value-type="float" office:value="0" calcext:value-type="float">
            <text:p>0.00</text:p>
          </table:table-cell>
          <table:table-cell table:style-name="ce210" office:value-type="string" calcext:value-type="string">
            <text:p>to search</text:p>
          </table:table-cell>
          <table:table-cell table:style-name="ce310" office:value-type="string" calcext:value-type="string">
            <text:p>no</text:p>
          </table:table-cell>
          <table:table-cell table:style-name="ce314"/>
          <table:table-cell table:style-name="ce320"/>
          <table:table-cell table:style-name="ce210"/>
        </table:table-row>
        <table:table-row table:style-name="ro1">
          <table:table-cell table:style-name="ce205"/>
          <table:table-cell table:style-name="ce298" office:value-type="string" calcext:value-type="string">
            <text:p><text:a xlink:href="https://s-nsk.ppstatic.pl/lib/adbnsk/v1.3.1/dictionary/whitelist/adblock/ready/list.txt" xlink:type="simple">https://s-nsk.ppstatic.pl/lib/adbnsk/v1.3.1/dictionary/whitelist/adblock/ready/list.txt</text:a></text:p>
          </table:table-cell>
          <table:table-cell table:style-name="ce305" office:value-type="float" office:value="0" calcext:value-type="float">
            <text:p>0.00</text:p>
          </table:table-cell>
          <table:table-cell table:style-name="ce209" office:value-type="string" calcext:value-type="string">
            <text:p>to search</text:p>
          </table:table-cell>
          <table:table-cell table:style-name="ce310" office:value-type="string" calcext:value-type="string">
            <text:p>no</text:p>
          </table:table-cell>
          <table:table-cell table:style-name="ce313"/>
          <table:table-cell table:style-name="ce319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materialybudowlane.info.pl/pl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310" office:value-type="string" calcext:value-type="string">
            <text:p>no</text:p>
          </table:table-cell>
          <table:table-cell table:style-name="ce314"/>
          <table:table-cell table:style-name="ce320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mazury.info.pl/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310" office:value-type="string" calcext:value-type="string">
            <text:p>no</text:p>
          </table:table-cell>
          <table:table-cell table:style-name="ce313"/>
          <table:table-cell table:style-name="ce319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kryptowaluty.info.pl/konferencja-infoshare-13-14-maja-w-gdansku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310" office:value-type="string" calcext:value-type="string">
            <text:p>no</text:p>
          </table:table-cell>
          <table:table-cell table:style-name="ce314"/>
          <table:table-cell table:style-name="ce320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mieszkaniec.pl/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310" office:value-type="string" calcext:value-type="string">
            <text:p>no</text:p>
          </table:table-cell>
          <table:table-cell table:style-name="ce313"/>
          <table:table-cell table:style-name="ce319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mierzyn24.pl/news.php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310" office:value-type="string" calcext:value-type="string">
            <text:p>no</text:p>
          </table:table-cell>
          <table:table-cell table:style-name="ce314"/>
          <table:table-cell table:style-name="ce320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www.motocykle125.pl/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310" office:value-type="string" calcext:value-type="string">
            <text:p>no</text:p>
          </table:table-cell>
          <table:table-cell table:style-name="ce313"/>
          <table:table-cell table:style-name="ce319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przedsiebiorcy.eu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310" office:value-type="string" calcext:value-type="string">
            <text:p>no</text:p>
          </table:table-cell>
          <table:table-cell table:style-name="ce314"/>
          <table:table-cell table:style-name="ce320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porozmawiajmy.tv/staroslowianska-wiedza-wielkiej-tradycji-polnocy-grzegorz-skura/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310" office:value-type="string" calcext:value-type="string">
            <text:p>no</text:p>
          </table:table-cell>
          <table:table-cell table:style-name="ce313"/>
          <table:table-cell table:style-name="ce319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podrogach.pl/test-opon-letnich-215-55-r17-gtu-2020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310" office:value-type="string" calcext:value-type="string">
            <text:p>no</text:p>
          </table:table-cell>
          <table:table-cell table:style-name="ce314"/>
          <table:table-cell table:style-name="ce320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polskaizbabranzypogrzebowej.pl</text:p>
          </table:table-cell>
          <table:table-cell table:style-name="ce305" office:value-type="float" office:value="1" calcext:value-type="float">
            <text:p>1.00</text:p>
          </table:table-cell>
          <table:table-cell table:style-name="ce209"/>
          <table:table-cell table:style-name="ce310" office:value-type="string" calcext:value-type="string">
            <text:p>no</text:p>
          </table:table-cell>
          <table:table-cell table:style-name="ce313"/>
          <table:table-cell table:style-name="ce319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polnocna.tv</text:p>
          </table:table-cell>
          <table:table-cell table:style-name="ce305" office:value-type="float" office:value="1.5" calcext:value-type="float">
            <text:p>1.50</text:p>
          </table:table-cell>
          <table:table-cell table:style-name="ce210"/>
          <table:table-cell table:style-name="ce310" office:value-type="string" calcext:value-type="string">
            <text:p>no</text:p>
          </table:table-cell>
          <table:table-cell table:style-name="ce314"/>
          <table:table-cell table:style-name="ce320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www.polonia-peterborough.uk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310" office:value-type="string" calcext:value-type="string">
            <text:p>no</text:p>
          </table:table-cell>
          <table:table-cell table:style-name="ce313"/>
          <table:table-cell table:style-name="ce319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www.radiozw.com.pl/gosciem-radia-zw-byl-wlodzimierz-stochnialek-soltys-strojca-gm-praszka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310" office:value-type="string" calcext:value-type="string">
            <text:p>no</text:p>
          </table:table-cell>
          <table:table-cell table:style-name="ce314"/>
          <table:table-cell table:style-name="ce320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strims.world/CuprumLubinCzarniRadom.php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 office:value-type="string" calcext:value-type="string">
            <text:p>?</text:p>
          </table:table-cell>
          <table:table-cell table:style-name="ce310" office:value-type="string" calcext:value-type="string">
            <text:p>no</text:p>
          </table:table-cell>
          <table:table-cell table:style-name="ce313"/>
          <table:table-cell table:style-name="ce319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nanarty.info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310" office:value-type="string" calcext:value-type="string">
            <text:p>no</text:p>
          </table:table-cell>
          <table:table-cell table:style-name="ce314"/>
          <table:table-cell table:style-name="ce320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naszafloryda.com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310" office:value-type="string" calcext:value-type="string">
            <text:p>no</text:p>
          </table:table-cell>
          <table:table-cell table:style-name="ce313"/>
          <table:table-cell table:style-name="ce319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naszabramow.pl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310" office:value-type="string" calcext:value-type="string">
            <text:p>no</text:p>
          </table:table-cell>
          <table:table-cell table:style-name="ce314"/>
          <table:table-cell table:style-name="ce320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www.abc-dachy.pl/index2.php?site=publikacje&amp;dzial=Folie%20dachowe&amp;baza=folie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310" office:value-type="string" calcext:value-type="string">
            <text:p>no</text:p>
          </table:table-cell>
          <table:table-cell table:style-name="ce313"/>
          <table:table-cell table:style-name="ce319"/>
          <table:table-cell table:style-name="ce209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s://abcvideo.cc/epl8j5wrzp43</text:p>
          </table:table-cell>
          <table:table-cell table:style-name="ce305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310" office:value-type="string" calcext:value-type="string">
            <text:p>no</text:p>
          </table:table-cell>
          <table:table-cell table:style-name="ce314"/>
          <table:table-cell table:style-name="ce320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kronikamontrealska.com/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310" office:value-type="string" calcext:value-type="string">
            <text:p>no</text:p>
          </table:table-cell>
          <table:table-cell table:style-name="ce313"/>
          <table:table-cell table:style-name="ce319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lubanski.eu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310" office:value-type="string" calcext:value-type="string">
            <text:p>no</text:p>
          </table:table-cell>
          <table:table-cell table:style-name="ce314"/>
          <table:table-cell table:style-name="ce320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sportprojekt.info</text:p>
          </table:table-cell>
          <table:table-cell table:style-name="ce305" office:value-type="float" office:value="1.5" calcext:value-type="float">
            <text:p>1.50</text:p>
          </table:table-cell>
          <table:table-cell table:style-name="ce209"/>
          <table:table-cell table:style-name="ce310" office:value-type="string" calcext:value-type="string">
            <text:p>no</text:p>
          </table:table-cell>
          <table:table-cell table:style-name="ce313"/>
          <table:table-cell table:style-name="ce319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irenakuczynska.pl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310" office:value-type="string" calcext:value-type="string">
            <text:p>no</text:p>
          </table:table-cell>
          <table:table-cell table:style-name="ce314"/>
          <table:table-cell table:style-name="ce320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e-pingpong.pl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310" office:value-type="string" calcext:value-type="string">
            <text:p>no</text:p>
          </table:table-cell>
          <table:table-cell table:style-name="ce313"/>
          <table:table-cell table:style-name="ce319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hdtvpolska.com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310" office:value-type="string" calcext:value-type="string">
            <text:p>no</text:p>
          </table:table-cell>
          <table:table-cell table:style-name="ce314"/>
          <table:table-cell table:style-name="ce320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www.infokrakow24.pl</text:p>
          </table:table-cell>
          <table:table-cell table:style-name="ce305" office:value-type="float" office:value="1.5" calcext:value-type="float">
            <text:p>1.50</text:p>
          </table:table-cell>
          <table:table-cell table:style-name="ce209"/>
          <table:table-cell table:style-name="ce310" office:value-type="string" calcext:value-type="string">
            <text:p>no</text:p>
          </table:table-cell>
          <table:table-cell table:style-name="ce313"/>
          <table:table-cell table:style-name="ce319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infobusko.pl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310" office:value-type="string" calcext:value-type="string">
            <text:p>no</text:p>
          </table:table-cell>
          <table:table-cell table:style-name="ce314"/>
          <table:table-cell table:style-name="ce320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://gizycko.info.pl/</text:p>
          </table:table-cell>
          <table:table-cell table:style-name="ce305" office:value-type="float" office:value="1.5" calcext:value-type="float">
            <text:p>1.50</text:p>
          </table:table-cell>
          <table:table-cell table:style-name="ce209"/>
          <table:table-cell table:style-name="ce310" office:value-type="string" calcext:value-type="string">
            <text:p>no</text:p>
          </table:table-cell>
          <table:table-cell table:style-name="ce313"/>
          <table:table-cell table:style-name="ce319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://kobietaigolf.pl/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310" office:value-type="string" calcext:value-type="string">
            <text:p>no</text:p>
          </table:table-cell>
          <table:table-cell table:style-name="ce314"/>
          <table:table-cell table:style-name="ce320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twojradom.pl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310" office:value-type="string" calcext:value-type="string">
            <text:p>no</text:p>
          </table:table-cell>
          <table:table-cell table:style-name="ce313"/>
          <table:table-cell table:style-name="ce319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pultusk24.pl</text:p>
          </table:table-cell>
          <table:table-cell table:style-name="ce305" office:value-type="float" office:value="2" calcext:value-type="float">
            <text:p>2.00</text:p>
          </table:table-cell>
          <table:table-cell table:style-name="ce210"/>
          <table:table-cell table:style-name="ce310" office:value-type="string" calcext:value-type="string">
            <text:p>no</text:p>
          </table:table-cell>
          <table:table-cell table:style-name="ce314"/>
          <table:table-cell table:style-name="ce320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nowinynyskie.com.pl</text:p>
          </table:table-cell>
          <table:table-cell table:style-name="ce305" office:value-type="float" office:value="2" calcext:value-type="float">
            <text:p>2.00</text:p>
          </table:table-cell>
          <table:table-cell table:style-name="ce209"/>
          <table:table-cell table:style-name="ce310" office:value-type="string" calcext:value-type="string">
            <text:p>no</text:p>
          </table:table-cell>
          <table:table-cell table:style-name="ce313"/>
          <table:table-cell table:style-name="ce319"/>
          <table:table-cell table:style-name="ce209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s://cda-hd.cc/46520/ostatni-na-swiecie-bokeh-2017-online/?__cf_chl_jschl_tk__=28fba7266095e5fe189e2702271e617fc265e5bf-1592385131-0-AWlcZBGCNDU2GfwjHAlcxiad66cMdYTIXmRO1vuUBvRmfGaMYSubKIsMwbYtfN7V-x8brUaGNwR9-XUiqZRIkWwWvcFjk5g6rAV2zM4bGByOUV-giePNhrp-809_fAezPkn6Vn5VWA6jPpVPXxMFXypaQjQFG0U1gPGe1cHe_jMKn53G8ZvXBi8Uzqjb1kgydhxMjC4vKUAcpqU06zhScFLR-chjBnqwzJTpAv7kNKz7zTd5rlpcyqzt0aIaTifNfyIA0YUd1SIxOQoNF0pSZvTktTCanqlNpa84Cpu41m-WAWuz4xSeD5krInuL-P-C1fBDbF0ouAfZGi4QgpdXKbY</text:p>
          </table:table-cell>
          <table:table-cell table:style-name="ce305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310" office:value-type="string" calcext:value-type="string">
            <text:p>no</text:p>
          </table:table-cell>
          <table:table-cell table:style-name="ce314"/>
          <table:table-cell table:style-name="ce320"/>
          <table:table-cell table:style-name="ce210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s://ekinomaniak.net/watch-movies/Sonic-Szybki-jak-byskawica-5983</text:p>
          </table:table-cell>
          <table:table-cell table:style-name="ce305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310" office:value-type="string" calcext:value-type="string">
            <text:p>no</text:p>
          </table:table-cell>
          <table:table-cell table:style-name="ce314"/>
          <table:table-cell table:style-name="ce320"/>
          <table:table-cell table:style-name="ce210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://www.maniak.tv/</text:p>
          </table:table-cell>
          <table:table-cell table:style-name="ce306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310" office:value-type="string" calcext:value-type="string">
            <text:p>no</text:p>
          </table:table-cell>
          <table:table-cell table:style-name="ce314"/>
          <table:table-cell table:style-name="ce320"/>
          <table:table-cell table:style-name="ce210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s://www.flvto.biz/pl76/how-to/how-to-install-chrome-plugin-win/</text:p>
          </table:table-cell>
          <table:table-cell table:style-name="ce306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310" office:value-type="string" calcext:value-type="string">
            <text:p>no</text:p>
          </table:table-cell>
          <table:table-cell table:style-name="ce314"/>
          <table:table-cell table:style-name="ce320"/>
          <table:table-cell table:style-name="ce210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s://superportal24.pl/gryficki</text:p>
          </table:table-cell>
          <table:table-cell table:style-name="ce306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310" office:value-type="string" calcext:value-type="string">
            <text:p>no</text:p>
          </table:table-cell>
          <table:table-cell table:style-name="ce314"/>
          <table:table-cell table:style-name="ce320"/>
          <table:table-cell table:style-name="ce210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10" office:value-type="string" calcext:value-type="string">
            <text:p>http://alltube.pl/link/ZWlkPTc5NTU2Jmhvc3Rpbmc9YXBhcmF0JmlkPXhrYnQ3b2JqMjRqNCZsb2dpbj1iYW5kemFqNjk=?__cf_chl_jschl_tk__=76582bff9950c75c18836492c0e9bdd0e8bc6494-1597411729-0-AYoofD3RGeSrplzpOyBCdObRs7auASfkfWI8bCQSIKppQAoZjKTMkoWZwCzty1X3HQJteZgELWoOW1pHLZySfd80Hzx0wQRDEZ_lXmKPLvkmqs-wfobe7FE94gdNy8k_hFUjkkFGWP6hhhiMio4qmjqnjolrgS1qBXlcV_b6Jh9a7789cSg7Se5ymokVsEc8GukSqMPOGKL2qqwlsAvf94TdTsyAgvGqRthykr_IgOz4Z6rBoNGrmV8BoEShydVLk7E2dUT09A1tIV3RuW_frjz-LQCQ3gMUNwBEDyANJt64sREtavIOvoLZcu7qAsU0McGgyDP_LkzbXP3AmDjNzW6VTdfcbkL-9bRV0poQxG3-iX3wIy3EarQjewFX8T3Mmw</text:p>
          </table:table-cell>
          <table:table-cell table:style-name="ce306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310" office:value-type="string" calcext:value-type="string">
            <text:p>no</text:p>
          </table:table-cell>
          <table:table-cell table:style-name="ce314"/>
          <table:table-cell table:style-name="ce320"/>
          <table:table-cell table:style-name="ce210"/>
        </table:table-row>
        <table:table-row table:style-name="ro1">
          <table:table-cell table:style-name="ce206" office:value-type="string" calcext:value-type="string">
            <text:p>X</text:p>
          </table:table-cell>
          <table:table-cell table:style-name="ce249" office:value-type="string" calcext:value-type="string">
            <text:p><text:span text:style-name="T5"><text:a xlink:href="https://2conv.com/pl53/terms/" xlink:type="simple">https://2conv.com/pl53/terms/</text:a></text:span></text:p>
          </table:table-cell>
          <table:table-cell table:style-name="ce306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 office:value-type="string" calcext:value-type="string">
            <text:p>X</text:p>
          </table:table-cell>
          <table:table-cell table:style-name="ce224" office:value-type="string" calcext:value-type="string">
            <text:p><text:a xlink:href="https://ekino-tv.pl/movie/show/mutant-hd-crossbreed-2019-lektor/27911" xlink:type="simple">https://ekino-tv.pl/movie/show/mutant-hd-crossbreed-2019-lektor/27911</text:a></text:p>
          </table:table-cell>
          <table:table-cell table:style-name="ce306" office:value-type="float" office:value="3" calcext:value-type="float">
            <text:p>3.00</text:p>
          </table:table-cell>
          <table:table-cell table:style-name="ce210" office:value-type="string" calcext:value-type="string">
            <text:p>MOVIE</text:p>
          </table:table-cell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97"/>
          <table:table-cell table:style-name="ce241" office:value-type="string" calcext:value-type="string">
            <text:p>https://xlomza.pl</text:p>
          </table:table-cell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10" office:value-type="string" calcext:value-type="string">
            <text:p>https://epainfo.pl/wosp-pabianice-2020-zobacz-pelny-harmonogram/</text:p>
          </table:table-cell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https://polishexpress.com.au</text:p>
          </table:table-cell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 office:value-type="string" calcext:value-type="string">
            <text:p>https://kk24.pl</text:p>
          </table:table-cell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 office:value-type="string" calcext:value-type="string">
            <text:p><text:a xlink:href="https://skipol.pl/" xlink:type="simple">https://skipol.pl</text:a></text:p>
          </table:table-cell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1">
          <table:table-cell table:style-name="ce205"/>
          <table:table-cell table:style-name="ce209"/>
          <table:table-cell table:style-name="ce307" office:value-type="float" office:value="2" calcext:value-type="float">
            <text:p>2.00</text:p>
          </table:table-cell>
          <table:table-cell table:style-name="ce209"/>
          <table:table-cell table:style-name="ce311" office:value-type="string" calcext:value-type="string">
            <text:p>no</text:p>
          </table:table-cell>
          <table:table-cell table:style-name="ce317"/>
          <table:table-cell table:style-name="ce322"/>
          <table:table-cell table:style-name="ce209"/>
        </table:table-row>
        <table:table-row table:style-name="ro1">
          <table:table-cell table:style-name="ce206"/>
          <table:table-cell table:style-name="ce210"/>
          <table:table-cell table:style-name="ce307" office:value-type="float" office:value="2" calcext:value-type="float">
            <text:p>2.00</text:p>
          </table:table-cell>
          <table:table-cell table:style-name="ce210"/>
          <table:table-cell table:style-name="ce311" office:value-type="string" calcext:value-type="string">
            <text:p>no</text:p>
          </table:table-cell>
          <table:table-cell table:style-name="ce315"/>
          <table:table-cell table:style-name="ce321"/>
          <table:table-cell table:style-name="ce210"/>
        </table:table-row>
        <table:table-row table:style-name="ro4" table:number-rows-repeated="1048324">
          <table:table-cell table:number-columns-repeated="8"/>
        </table:table-row>
        <table:table-row table:style-name="ro4">
          <table:table-cell table:number-columns-repeated="8"/>
        </table:table-row>
        <calcext:conditional-formats>
          <calcext:conditional-format calcext:target-range-address="'to-check'.C1:'to-check'.C1">
            <calcext:condition calcext:apply-style-name="Neutral" calcext:value="=&quot;HIDE&quot;" calcext:base-cell-address="'to-check'.C1"/>
            <calcext:condition calcext:apply-style-name="Good" calcext:value="=&quot;BLOCK&quot;" calcext:base-cell-address="'to-check'.C1"/>
          </calcext:conditional-format>
          <calcext:conditional-format calcext:target-range-address="'to-check'.F1:'to-check'.F44">
            <calcext:condition calcext:apply-style-name="Error" calcext:value="=&quot;easylist&quot;" calcext:base-cell-address="'to-check'.F1"/>
          </calcext:conditional-format>
          <calcext:conditional-format calcext:target-range-address="'to-check'.E1:'to-check'.E44">
            <calcext:condition calcext:apply-style-name="Good" calcext:value="=&quot;yes&quot;" calcext:base-cell-address="'to-check'.E1"/>
            <calcext:condition calcext:apply-style-name="Bad" calcext:value="=&quot;no&quot;" calcext:base-cell-address="'to-check'.E1"/>
            <calcext:condition calcext:apply-style-name="Accent 2" calcext:value="=&quot;revert&quot;" calcext:base-cell-address="'to-check'.E1"/>
          </calcext:conditional-format>
          <calcext:conditional-format calcext:target-range-address="'to-check'.G1:'to-check'.G44">
            <calcext:condition calcext:apply-style-name="Good" calcext:value="=&quot;yes&quot;" calcext:base-cell-address="'to-check'.G1"/>
            <calcext:condition calcext:apply-style-name="Bad" calcext:value="=&quot;no&quot;" calcext:base-cell-address="'to-check'.G1"/>
          </calcext:conditional-format>
          <calcext:conditional-format calcext:target-range-address="'to-check'.C2:'to-check'.C2 'to-check'.C4:'to-check'.C46">
            <calcext:condition calcext:apply-style-name="Good" calcext:value="=&quot;1&quot;" calcext:base-cell-address="'to-check'.C2"/>
            <calcext:condition calcext:apply-style-name="Bad" calcext:value="contains-text(&quot;2&quot;)" calcext:base-cell-address="'to-check'.C2"/>
            <calcext:condition calcext:apply-style-name="Neutral" calcext:value="=&quot;1.5&quot;" calcext:base-cell-address="'to-check'.C2"/>
          </calcext:conditional-format>
          <calcext:conditional-format calcext:target-range-address="'to-check'.C2:'to-check'.C2 'to-check'.C4:'to-check'.C46">
            <calcext:condition calcext:apply-style-name="Good" calcext:value="=1" calcext:base-cell-address="'to-check'.C2"/>
            <calcext:condition calcext:apply-style-name="Neutral" calcext:value="=1.5" calcext:base-cell-address="'to-check'.C2"/>
            <calcext:condition calcext:apply-style-name="Bad" calcext:value="contains-text(2)" calcext:base-cell-address="'to-check'.C2"/>
          </calcext:conditional-format>
          <calcext:conditional-format calcext:target-range-address="'to-check'.C3:'to-check'.C46">
            <calcext:condition calcext:apply-style-name="Good" calcext:value="=&quot;1&quot;" calcext:base-cell-address="'to-check'.C3"/>
            <calcext:condition calcext:apply-style-name="Bad" calcext:value="contains-text(&quot;2&quot;)" calcext:base-cell-address="'to-check'.C3"/>
            <calcext:condition calcext:apply-style-name="Neutral" calcext:value="=&quot;1.5&quot;" calcext:base-cell-address="'to-check'.C3"/>
          </calcext:conditional-format>
          <calcext:conditional-format calcext:target-range-address="'to-check'.C3:'to-check'.C46">
            <calcext:condition calcext:apply-style-name="Good" calcext:value="=1" calcext:base-cell-address="'to-check'.C3"/>
            <calcext:condition calcext:apply-style-name="Neutral" calcext:value="=1.5" calcext:base-cell-address="'to-check'.C3"/>
            <calcext:condition calcext:apply-style-name="Bad" calcext:value="contains-text(2)" calcext:base-cell-address="'to-check'.C3"/>
          </calcext:conditional-format>
          <calcext:conditional-format calcext:target-range-address="'to-check'.B6:'to-check'.B6">
            <calcext:condition calcext:apply-style-name="Error" calcext:value="=&quot;easylist&quot;" calcext:base-cell-address="'to-check'.B6"/>
          </calcext:conditional-format>
          <calcext:conditional-format calcext:target-range-address="'to-check'.F45:'to-check'.F251">
            <calcext:condition calcext:apply-style-name="Error" calcext:value="=&quot;easylist&quot;" calcext:base-cell-address="'to-check'.F45"/>
          </calcext:conditional-format>
          <calcext:conditional-format calcext:target-range-address="'to-check'.E45:'to-check'.E251">
            <calcext:condition calcext:apply-style-name="Good" calcext:value="=&quot;yes&quot;" calcext:base-cell-address="'to-check'.E45"/>
            <calcext:condition calcext:apply-style-name="Bad" calcext:value="=&quot;no&quot;" calcext:base-cell-address="'to-check'.E45"/>
            <calcext:condition calcext:apply-style-name="Accent 2" calcext:value="=&quot;revert&quot;" calcext:base-cell-address="'to-check'.E45"/>
          </calcext:conditional-format>
          <calcext:conditional-format calcext:target-range-address="'to-check'.G45:'to-check'.G251">
            <calcext:condition calcext:apply-style-name="Good" calcext:value="=&quot;yes&quot;" calcext:base-cell-address="'to-check'.G45"/>
            <calcext:condition calcext:apply-style-name="Bad" calcext:value="=&quot;no&quot;" calcext:base-cell-address="'to-check'.G45"/>
          </calcext:conditional-format>
          <calcext:conditional-format calcext:target-range-address="'to-check'.C41:'to-check'.C251">
            <calcext:condition calcext:apply-style-name="Good" calcext:value="=&quot;1&quot;" calcext:base-cell-address="'to-check'.C41"/>
            <calcext:condition calcext:apply-style-name="Bad" calcext:value="contains-text(&quot;2&quot;)" calcext:base-cell-address="'to-check'.C41"/>
            <calcext:condition calcext:apply-style-name="Neutral" calcext:value="=&quot;1.5&quot;" calcext:base-cell-address="'to-check'.C41"/>
          </calcext:conditional-format>
          <calcext:conditional-format calcext:target-range-address="'to-check'.C41:'to-check'.C251">
            <calcext:condition calcext:apply-style-name="Good" calcext:value="=1" calcext:base-cell-address="'to-check'.C41"/>
            <calcext:condition calcext:apply-style-name="Neutral" calcext:value="=1.5" calcext:base-cell-address="'to-check'.C41"/>
            <calcext:condition calcext:apply-style-name="Bad" calcext:value="contains-text(2)" calcext:base-cell-address="'to-check'.C41"/>
          </calcext:conditional-format>
          <calcext:conditional-format calcext:target-range-address="'to-check'.C41:'to-check'.C251">
            <calcext:condition calcext:apply-style-name="Good" calcext:value="=&quot;1&quot;" calcext:base-cell-address="'to-check'.C41"/>
            <calcext:condition calcext:apply-style-name="Bad" calcext:value="contains-text(&quot;2&quot;)" calcext:base-cell-address="'to-check'.C41"/>
            <calcext:condition calcext:apply-style-name="Neutral" calcext:value="=&quot;1.5&quot;" calcext:base-cell-address="'to-check'.C41"/>
          </calcext:conditional-format>
          <calcext:conditional-format calcext:target-range-address="'to-check'.C41:'to-check'.C251">
            <calcext:condition calcext:apply-style-name="Good" calcext:value="=1" calcext:base-cell-address="'to-check'.C41"/>
            <calcext:condition calcext:apply-style-name="Neutral" calcext:value="=1.5" calcext:base-cell-address="'to-check'.C41"/>
            <calcext:condition calcext:apply-style-name="Bad" calcext:value="contains-text(2)" calcext:base-cell-address="'to-check'.C41"/>
          </calcext:conditional-format>
        </calcext:conditional-formats>
      </table:table>
      <table:table table:name="anti-CV" table:style-name="ta4">
        <table:table-column table:style-name="co14" table:default-cell-style-name="ce246"/>
        <table:table-column table:style-name="co15" table:default-cell-style-name="ce246"/>
        <table:table-column table:style-name="co16" table:default-cell-style-name="ce246"/>
        <table:table-column table:style-name="co17" table:default-cell-style-name="ce246"/>
        <table:table-column table:style-name="co18" table:default-cell-style-name="ce246"/>
        <table:table-column table:style-name="co19" table:default-cell-style-name="ce246"/>
        <table:table-column table:style-name="co12" table:number-columns-repeated="1018" table:default-cell-style-name="ce246"/>
        <table:table-row table:style-name="ro1">
          <table:table-cell table:style-name="ce323"/>
          <table:table-cell table:style-name="ce333" office:value-type="string" calcext:value-type="string">
            <text:p>site</text:p>
          </table:table-cell>
          <table:table-cell table:style-name="ce333" office:value-type="string" calcext:value-type="string">
            <text:p>status</text:p>
          </table:table-cell>
          <table:table-cell table:style-name="ce333" office:value-type="string" calcext:value-type="string">
            <text:p>filter</text:p>
          </table:table-cell>
          <table:table-cell table:style-name="ce333" office:value-type="string" calcext:value-type="string">
            <text:p>reason</text:p>
          </table:table-cell>
          <table:table-cell table:style-name="ce339" office:value-type="string" calcext:value-type="string">
            <text:p>problem</text:p>
          </table:table-cell>
          <table:table-cell table:number-columns-repeated="1018"/>
        </table:table-row>
        <table:table-row table:style-name="ro1">
          <table:table-cell table:style-name="ce324" office:value-type="float" office:value="1" calcext:value-type="float">
            <text:p>1</text:p>
          </table:table-cell>
          <table:table-cell table:style-name="ce220" office:value-type="string" calcext:value-type="string">
            <text:p>sportowefakty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sportowefakty.wp.pl#$#abort-on-property-read prebidConfig.config.bidTargets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2" calcext:value-type="float">
            <text:p>2</text:p>
          </table:table-cell>
          <table:table-cell table:style-name="ce334" office:value-type="string" calcext:value-type="string">
            <text:p>finanse.wp.pl</text:p>
          </table:table-cell>
          <table:table-cell table:style-name="ce337" office:value-type="string" calcext:value-type="string">
            <text:p>DONE</text:p>
          </table:table-cell>
          <table:table-cell table:style-name="ce334" office:value-type="string" calcext:value-type="string">
            <text:p>finanse.wp.pl#$#abort-on-property-read prebidConfig.hbA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5">
          <table:table-cell table:style-name="ce324" office:value-type="float" office:value="3" calcext:value-type="float">
            <text:p>3</text:p>
          </table:table-cell>
          <table:table-cell table:style-name="ce220" office:value-type="string" calcext:value-type="string">
            <text:p>o2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o2.pl#$#abort-on-property-read prebidConfig.hb</text:p>
          </table:table-cell>
          <table:table-cell table:style-name="ce220" office:value-type="string" calcext:value-type="string">
            <text:p>-</text:p>
          </table:table-cell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4" calcext:value-type="float">
            <text:p>4</text:p>
          </table:table-cell>
          <table:table-cell table:style-name="ce334" office:value-type="string" calcext:value-type="string">
            <text:p>o2.pl</text:p>
          </table:table-cell>
          <table:table-cell table:style-name="ce337" office:value-type="string" calcext:value-type="string">
            <text:p>TEST</text:p>
          </table:table-cell>
          <table:table-cell table:style-name="ce334" office:value-type="string" calcext:value-type="string">
            <text:p>o2.pl#$#abort-on-property-read o2App.adsFirstRefs</text:p>
          </table:table-cell>
          <table:table-cell table:style-name="ce334" office:value-type="string" calcext:value-type="string">
            <text:p>to block AdsFirstRegisterSlot</text:p>
          </table:table-cell>
          <table:table-cell table:style-name="ce341" office:value-type="string" calcext:value-type="string">
            <text:p>block function but doesn’t block ads, break sites sometimes</text:p>
          </table:table-cell>
          <table:table-cell table:number-columns-repeated="1018"/>
        </table:table-row>
        <table:table-row table:style-name="ro5">
          <table:table-cell table:style-name="ce324" office:value-type="float" office:value="5" calcext:value-type="float">
            <text:p>5</text:p>
          </table:table-cell>
          <table:table-cell table:style-name="ce220" office:value-type="string" calcext:value-type="string">
            <text:p>gwiazdy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gwiazdy.wp.pl#$#abort-on-property-read prebidConfig.hb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6" calcext:value-type="float">
            <text:p>6</text:p>
          </table:table-cell>
          <table:table-cell table:style-name="ce334" office:value-type="string" calcext:value-type="string">
            <text:p>pudelek.pl</text:p>
          </table:table-cell>
          <table:table-cell table:style-name="ce337" office:value-type="string" calcext:value-type="string">
            <text:p>PROBLEM</text:p>
          </table:table-cell>
          <table:table-cell table:style-name="ce251" office:value-type="string" calcext:value-type="string">
            <text:p>www.wp.pl#$#abort-on-property-read Object.prototype.bodies</text:p>
          </table:table-cell>
          <table:table-cell table:style-name="ce334"/>
          <table:table-cell table:style-name="ce341" office:value-type="string" calcext:value-type="string">
            <text:p>blocks photo in articles on main site</text:p>
          </table:table-cell>
          <table:table-cell table:number-columns-repeated="1018"/>
        </table:table-row>
        <table:table-row table:style-name="ro5">
          <table:table-cell table:style-name="ce324" office:value-type="float" office:value="7" calcext:value-type="float">
            <text:p>7</text:p>
          </table:table-cell>
          <table:table-cell table:style-name="ce220" office:value-type="string" calcext:value-type="string">
            <text:p>autokult.pl</text:p>
          </table:table-cell>
          <table:table-cell table:style-name="ce336" office:value-type="string" calcext:value-type="string">
            <text:p>DONE</text:p>
          </table:table-cell>
          <table:table-cell table:style-name="ce251" office:value-type="string" calcext:value-type="string">
            <text:p>autokult.pl#?#figure[class^="insert"]:-abp-has(var + script)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8" calcext:value-type="float">
            <text:p>8</text:p>
          </table:table-cell>
          <table:table-cell table:style-name="ce220" office:value-type="string" calcext:value-type="string">
            <text:p>sportowefakty.wp.pl</text:p>
          </table:table-cell>
          <table:table-cell table:style-name="ce337" office:value-type="string" calcext:value-type="string">
            <text:p>TEST</text:p>
          </table:table-cell>
          <table:table-cell table:style-name="ce251" office:value-type="string" calcext:value-type="string">
            <text:p>sportowefakty.wp.pl#$#abort-on-property-read prebidConfig.hb</text:p>
          </table:table-cell>
          <table:table-cell table:style-name="ce334" office:value-type="string" calcext:value-type="string">
            <text:p>unnecessary?</text:p>
          </table:table-cell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9" calcext:value-type="float">
            <text:p>9</text:p>
          </table:table-cell>
          <table:table-cell table:style-name="ce220" office:value-type="string" calcext:value-type="string">
            <text:p>forum.echirurgia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echirurgia.pl#$#abort-current-inline-script document.querySelector registerSlot</text:p>
          </table:table-cell>
          <table:table-cell table:style-name="ce220"/>
          <table:table-cell table:style-name="ce340"/>
          <table:table-cell table:style-name="ce220" office:value-type="string" calcext:value-type="string">
            <text:p><text:a xlink:href="https://forum.echirurgia.pl/forum/24-pluca-i-drogi-oddechowe/" xlink:type="simple">https://forum.echirurgia.pl/forum/24-pluca-i-drogi-oddechowe/</text:a></text:p>
          </table:table-cell>
          <table:table-cell table:number-columns-repeated="1017"/>
        </table:table-row>
        <table:table-row table:style-name="ro1">
          <table:table-cell table:style-name="ce325" office:value-type="float" office:value="10" calcext:value-type="float">
            <text:p>10</text:p>
          </table:table-cell>
          <table:table-cell table:style-name="ce334" office:value-type="string" calcext:value-type="string">
            <text:p>kardiolo.pl</text:p>
          </table:table-cell>
          <table:table-cell table:style-name="ce337" office:value-type="string" calcext:value-type="string">
            <text:p>DONE</text:p>
          </table:table-cell>
          <table:table-cell table:style-name="ce223" office:value-type="string" calcext:value-type="string">
            <text:p>kardiolo.pl#$#abort-on-property-write rekid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11" calcext:value-type="float">
            <text:p>11</text:p>
          </table:table-cell>
          <table:table-cell table:style-name="ce335" office:value-type="string" calcext:value-type="string">
            <text:p>wawalove.wp.pl</text:p>
          </table:table-cell>
          <table:table-cell table:style-name="ce336" office:value-type="string" calcext:value-type="string">
            <text:p>DONE</text:p>
          </table:table-cell>
          <table:table-cell table:style-name="ce223" office:value-type="string" calcext:value-type="string">
            <text:p>wawalove.wp.pl#$#abort-on-property-read prebidConfig.hb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12" calcext:value-type="float">
            <text:p>12</text:p>
          </table:table-cell>
          <table:table-cell table:style-name="ce334" office:value-type="string" calcext:value-type="string">
            <text:p>film.wp.pl</text:p>
          </table:table-cell>
          <table:table-cell table:style-name="ce337" office:value-type="string" calcext:value-type="string">
            <text:p>ACCEPT</text:p>
          </table:table-cell>
          <table:table-cell table:style-name="ce334" office:value-type="string" calcext:value-type="string">
            <text:p>film.wp.pl#?#span &gt; div:-abp-has(&gt; .container + .text_reklama)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13" calcext:value-type="float">
            <text:p>13</text:p>
          </table:table-cell>
          <table:table-cell table:style-name="ce220" office:value-type="string" calcext:value-type="string">
            <text:p>film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film.wp.pl#$#abort-on-property-read prebidConfig.hb</text:p>
          </table:table-cell>
          <table:table-cell table:style-name="ce220" office:value-type="string" calcext:value-type="string">
            <text:p>domodi widget</text:p>
          </table:table-cell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14" calcext:value-type="float">
            <text:p>14</text:p>
          </table:table-cell>
          <table:table-cell table:style-name="ce220" office:value-type="string" calcext:value-type="string">
            <text:p>teleshow.wp.pl</text:p>
          </table:table-cell>
          <table:table-cell table:style-name="ce338" office:value-type="string" calcext:value-type="string">
            <text:p>DONE</text:p>
          </table:table-cell>
          <table:table-cell table:style-name="ce220" office:value-type="string" calcext:value-type="string">
            <text:p>teleshow.wp.pl#$#abort-on-property-read prebidConfig.hb</text:p>
          </table:table-cell>
          <table:table-cell table:style-name="ce334" office:value-type="string" calcext:value-type="string">
            <text:p>https://teleshow.wp.pl/bardowscy-z-rolnik-szuka-zony-buduja-dom-anna-byla-przerazona-oknami-6537576931560160a</text:p>
          </table:table-cell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15" calcext:value-type="float">
            <text:p>15</text:p>
          </table:table-cell>
          <table:table-cell table:style-name="ce220" office:value-type="string" calcext:value-type="string">
            <text:p>teleshow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teleshow.wp.pl##.shoplovin-3P</text:p>
          </table:table-cell>
          <table:table-cell table:style-name="ce220" office:value-type="string" calcext:value-type="string">
            <text:p>https://teleshow.wp.pl/tegoroczne-nagrody-emmy-zdominowane-przez-kobiety-czy-faworyci-zgarneli-najwiecej-nagrod-6167417038682241a</text:p>
          </table:table-cell>
          <table:table-cell table:style-name="ce340" office:value-type="string" calcext:value-type="string">
            <text:p>widget</text:p>
          </table:table-cell>
          <table:table-cell table:number-columns-repeated="1018"/>
        </table:table-row>
        <table:table-row table:style-name="ro1">
          <table:table-cell table:style-name="ce325" office:value-type="float" office:value="16" calcext:value-type="float">
            <text:p>16</text:p>
          </table:table-cell>
          <table:table-cell table:style-name="ce334" office:value-type="string" calcext:value-type="string">
            <text:p>pogoda.wp.pl</text:p>
          </table:table-cell>
          <table:table-cell table:style-name="ce337" office:value-type="string" calcext:value-type="string">
            <text:p>DONE</text:p>
          </table:table-cell>
          <table:table-cell table:style-name="ce223" office:value-type="string" calcext:value-type="string">
            <text:p>pogoda.wp.pl#$#abort-on-property-read prebidConfig.config.floorprices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17" calcext:value-type="float">
            <text:p>17</text:p>
          </table:table-cell>
          <table:table-cell table:style-name="ce220" office:value-type="string" calcext:value-type="string">
            <text:p>dom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dom.wp.pl#$#abort-on-property-read rekid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6">
          <table:table-cell table:style-name="ce325" office:value-type="float" office:value="18" calcext:value-type="float">
            <text:p>18</text:p>
          </table:table-cell>
          <table:table-cell table:style-name="ce334" office:value-type="string" calcext:value-type="string">
            <text:p>dom.wp.pl</text:p>
          </table:table-cell>
          <table:table-cell table:style-name="ce337" office:value-type="string" calcext:value-type="string">
            <text:p>DONE</text:p>
          </table:table-cell>
          <table:table-cell table:style-name="ce223" office:value-type="string" calcext:value-type="string">
            <text:p>dom.wp.pl#?#.view-first:-abp-has(a[onclick*="var img = document.createElement('img');"])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19" calcext:value-type="float">
            <text:p>19</text:p>
          </table:table-cell>
          <table:table-cell table:style-name="ce220" office:value-type="string" calcext:value-type="string">
            <text:p>opinie.wp.pl</text:p>
          </table:table-cell>
          <table:table-cell table:style-name="ce336" office:value-type="string" calcext:value-type="string">
            <text:p>DONE</text:p>
          </table:table-cell>
          <table:table-cell table:style-name="ce223" office:value-type="string" calcext:value-type="string">
            <text:p>opinie.wp.pl#$#abort-on-property-read prebidConfig.hb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20" calcext:value-type="float">
            <text:p>20</text:p>
          </table:table-cell>
          <table:table-cell table:style-name="ce334" office:value-type="string" calcext:value-type="string">
            <text:p>facet.wp.pl</text:p>
          </table:table-cell>
          <table:table-cell table:style-name="ce337" office:value-type="string" calcext:value-type="string">
            <text:p>DONE</text:p>
          </table:table-cell>
          <table:table-cell table:style-name="ce334" office:value-type="string" calcext:value-type="string">
            <text:p>facet.wp.pl#?#.view-first:-abp-has(a[onclick*="var img = document.createElement('img');"])</text:p>
          </table:table-cell>
          <table:table-cell table:style-name="ce223" office:value-type="string" calcext:value-type="string">
            <text:p><text:a xlink:href="https://facet.wp.pl/garnitury-i-koszule-na-lato-lekkie-i-przewiewne-modele-6530236037990529a" xlink:type="simple">https://facet.wp.pl/garnitury-i-koszule-na-lato-lekkie-i-przewiewne-modele-6530236037990529a</text:a></text:p>
          </table:table-cell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21" calcext:value-type="float">
            <text:p>21</text:p>
          </table:table-cell>
          <table:table-cell table:style-name="ce220" office:value-type="string" calcext:value-type="string">
            <text:p>facet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facet.wp.pl#$#abort-on-property-read pbjs.bidderSettings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6" office:value-type="float" office:value="22" calcext:value-type="float">
            <text:p>22</text:p>
          </table:table-cell>
          <table:table-cell table:style-name="ce334" office:value-type="string" calcext:value-type="string">
            <text:p>autocentrum.pl</text:p>
          </table:table-cell>
          <table:table-cell table:style-name="ce337" office:value-type="string" calcext:value-type="string">
            <text:p>DONE</text:p>
          </table:table-cell>
          <table:table-cell table:style-name="ce223" office:value-type="string" calcext:value-type="string">
            <text:p>autocentrum.pl#$#abort-on-property-write rekid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7" office:value-type="float" office:value="23" calcext:value-type="float">
            <text:p>23</text:p>
          </table:table-cell>
          <table:table-cell table:style-name="ce220" office:value-type="string" calcext:value-type="string">
            <text:p>horoskop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horoskop.wp.pl#$#abort-on-property-write rekid</text:p>
          </table:table-cell>
          <table:table-cell table:style-name="ce220" office:value-type="string" calcext:value-type="string">
            <text:p><text:a xlink:href="https://horoskop.wp.pl/artykuly/wibracje-numerologiczne-na-sierpien-2020-1" xlink:type="simple">https://horoskop.wp.pl/artykuly/wibracje-numerologiczne-na-sierpien-2020-1</text:a></text:p>
          </table:table-cell>
          <table:table-cell table:style-name="ce340"/>
          <table:table-cell table:number-columns-repeated="1018"/>
        </table:table-row>
        <table:table-row table:style-name="ro1">
          <table:table-cell table:style-name="ce327" office:value-type="float" office:value="24" calcext:value-type="float">
            <text:p>24</text:p>
          </table:table-cell>
          <table:table-cell table:style-name="ce334" office:value-type="string" calcext:value-type="string">
            <text:p>ksiazki.wp.pl</text:p>
          </table:table-cell>
          <table:table-cell table:style-name="ce337" office:value-type="string" calcext:value-type="string">
            <text:p>DONE</text:p>
          </table:table-cell>
          <table:table-cell table:style-name="ce334" office:value-type="string" calcext:value-type="string">
            <text:p>ksiazki.wp.pl#$#abort-on-property-read pbjs.bidderSettings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6" office:value-type="float" office:value="25" calcext:value-type="float">
            <text:p>25</text:p>
          </table:table-cell>
          <table:table-cell table:style-name="ce220" office:value-type="string" calcext:value-type="string">
            <text:p>kuchnia.wp.pl</text:p>
          </table:table-cell>
          <table:table-cell table:style-name="ce336" office:value-type="string" calcext:value-type="string">
            <text:p>DONE</text:p>
          </table:table-cell>
          <table:table-cell table:style-name="ce220" office:value-type="string" calcext:value-type="string">
            <text:p>kuchnia.wp.pl#$#abort-on-property-read pbjs.libLoaded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8" office:value-type="float" office:value="26" calcext:value-type="float">
            <text:p>26</text:p>
          </table:table-cell>
          <table:table-cell table:style-name="ce334" office:value-type="string" calcext:value-type="string">
            <text:p>turystyka.wp.pl</text:p>
          </table:table-cell>
          <table:table-cell table:style-name="ce337" office:value-type="string" calcext:value-type="string">
            <text:p>DONE</text:p>
          </table:table-cell>
          <table:table-cell table:style-name="ce334" office:value-type="string" calcext:value-type="string">
            <text:p>turystyka.wp.pl#$#abort-on-property-read pbjsChunk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27" calcext:value-type="float">
            <text:p>27</text:p>
          </table:table-cell>
          <table:table-cell table:style-name="ce220" office:value-type="string" calcext:value-type="string">
            <text:p>wp.pl</text:p>
          </table:table-cell>
          <table:table-cell table:style-name="ce336" office:value-type="string" calcext:value-type="string">
            <text:p>ACCEPT</text:p>
          </table:table-cell>
          <table:table-cell table:style-name="ce220" office:value-type="string" calcext:value-type="string">
            <text:p>wp.pl##div[id^="Player"] &gt; .npp-container <text:s/>video:not([src^="blob:"])</text:p>
          </table:table-cell>
          <table:table-cell table:style-name="ce220" office:value-type="string" calcext:value-type="string">
            <text:p>all sites – difficult to reproduce</text:p>
          </table:table-cell>
          <table:table-cell table:style-name="ce340"/>
          <table:table-cell table:number-columns-repeated="1018"/>
        </table:table-row>
        <table:table-row table:style-name="ro1">
          <table:table-cell table:style-name="ce328" office:value-type="float" office:value="28" calcext:value-type="float">
            <text:p>28</text:p>
          </table:table-cell>
          <table:table-cell table:style-name="ce334" office:value-type="string" calcext:value-type="string">
            <text:p>tech.wp.pl</text:p>
          </table:table-cell>
          <table:table-cell table:style-name="ce337" office:value-type="string" calcext:value-type="string">
            <text:p>DONE</text:p>
          </table:table-cell>
          <table:table-cell table:style-name="ce334" office:value-type="string" calcext:value-type="string">
            <text:p>tech.wp.pl#$#abort-on-property-read pbjs.bidderSettings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9" office:value-type="float" office:value="29" calcext:value-type="float">
            <text:p>29</text:p>
          </table:table-cell>
          <table:table-cell table:style-name="ce220" office:value-type="string" calcext:value-type="string">
            <text:p>moto.wp.pl</text:p>
          </table:table-cell>
          <table:table-cell table:style-name="ce336" office:value-type="string" calcext:value-type="string">
            <text:p>DONE</text:p>
          </table:table-cell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1">
          <table:table-cell table:style-name="ce329" office:value-type="float" office:value="30" calcext:value-type="float">
            <text:p>30</text:p>
          </table:table-cell>
          <table:table-cell table:style-name="ce334" office:value-type="string" calcext:value-type="string">
            <text:p>kobieta.wp.pl</text:p>
          </table:table-cell>
          <table:table-cell table:style-name="ce337" office:value-type="string" calcext:value-type="string">
            <text:p>DONE</text:p>
          </table:table-cell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30" office:value-type="float" office:value="31" calcext:value-type="float">
            <text:p>31</text:p>
          </table:table-cell>
          <table:table-cell table:style-name="ce220" office:value-type="string" calcext:value-type="string">
            <text:p>wiadomosci.wp.pl</text:p>
          </table:table-cell>
          <table:table-cell table:style-name="ce336"/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1">
          <table:table-cell table:style-name="ce331" office:value-type="float" office:value="32" calcext:value-type="float">
            <text:p>32</text:p>
          </table:table-cell>
          <table:table-cell table:style-name="ce334" office:value-type="string" calcext:value-type="string">
            <text:p>pilot.wp.pl</text:p>
          </table:table-cell>
          <table:table-cell table:style-name="ce337"/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31" office:value-type="float" office:value="33" calcext:value-type="float">
            <text:p>33</text:p>
          </table:table-cell>
          <table:table-cell table:style-name="ce220" office:value-type="string" calcext:value-type="string">
            <text:p>tv.wp.pl</text:p>
          </table:table-cell>
          <table:table-cell table:style-name="ce336"/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1">
          <table:table-cell table:style-name="ce332" office:value-type="float" office:value="34" calcext:value-type="float">
            <text:p>34</text:p>
          </table:table-cell>
          <table:table-cell table:style-name="ce334" office:value-type="string" calcext:value-type="string">
            <text:p>video.wp.pl</text:p>
          </table:table-cell>
          <table:table-cell table:style-name="ce337"/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35" calcext:value-type="float">
            <text:p>35</text:p>
          </table:table-cell>
          <table:table-cell table:style-name="ce220" office:value-type="string" calcext:value-type="string">
            <text:p>money.pl</text:p>
          </table:table-cell>
          <table:table-cell table:style-name="ce336" office:value-type="string" calcext:value-type="string">
            <text:p>DONE</text:p>
          </table:table-cell>
          <table:table-cell table:style-name="ce223" office:value-type="string" calcext:value-type="string">
            <text:p>money.pl,moneyv.wp.pl#$#abort-on-property-read pbjs.bidderSettings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36" calcext:value-type="float">
            <text:p>36</text:p>
          </table:table-cell>
          <table:table-cell table:style-name="ce334" office:value-type="string" calcext:value-type="string">
            <text:p>moneyv.wp.pl</text:p>
          </table:table-cell>
          <table:table-cell table:style-name="ce337" office:value-type="string" calcext:value-type="string">
            <text:p>DONE</text:p>
          </table:table-cell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37" calcext:value-type="float">
            <text:p>37</text:p>
          </table:table-cell>
          <table:table-cell table:style-name="ce220" office:value-type="string" calcext:value-type="string">
            <text:p>finanse.wp.pl</text:p>
          </table:table-cell>
          <table:table-cell table:style-name="ce336" office:value-type="string" calcext:value-type="string">
            <text:p>DONE</text:p>
          </table:table-cell>
          <table:table-cell table:style-name="ce223" office:value-type="string" calcext:value-type="string">
            <text:p>moto.wp.pl,finanse.wp.pl#$#abort-on-property-read prebidConfig.hb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38" calcext:value-type="float">
            <text:p>38</text:p>
          </table:table-cell>
          <table:table-cell table:style-name="ce334" office:value-type="string" calcext:value-type="string">
            <text:p>moto.wp.pl</text:p>
          </table:table-cell>
          <table:table-cell table:style-name="ce337" office:value-type="string" calcext:value-type="string">
            <text:p>DONE</text:p>
          </table:table-cell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39" calcext:value-type="float">
            <text:p>39</text:p>
          </table:table-cell>
          <table:table-cell table:style-name="ce220" office:value-type="string" calcext:value-type="string">
            <text:p>kobieta.wp.pl</text:p>
          </table:table-cell>
          <table:table-cell table:style-name="ce336" office:value-type="string" calcext:value-type="string">
            <text:p>ACCEPT</text:p>
          </table:table-cell>
          <table:table-cell table:style-name="ce220" office:value-type="string" calcext:value-type="string">
            <text:p>gry.wp.pl,kobieta.wp.pl#$#abort-on-property-read pbjs.libLoaded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40" calcext:value-type="float">
            <text:p>40</text:p>
          </table:table-cell>
          <table:table-cell table:style-name="ce334" office:value-type="string" calcext:value-type="string">
            <text:p>gry.wp.pl</text:p>
          </table:table-cell>
          <table:table-cell table:style-name="ce337" office:value-type="string" calcext:value-type="string">
            <text:p>ACCEPT</text:p>
          </table:table-cell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41" calcext:value-type="float">
            <text:p>41</text:p>
          </table:table-cell>
          <table:table-cell table:style-name="ce220" office:value-type="string" calcext:value-type="string">
            <text:p>twojeip.wp.pl</text:p>
          </table:table-cell>
          <table:table-cell table:style-name="ce336" office:value-type="string" calcext:value-type="string">
            <text:p>DONE</text:p>
          </table:table-cell>
          <table:table-cell table:style-name="ce223" office:value-type="string" calcext:value-type="string">
            <text:p>`#$#abort-on-property-read rekid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42" calcext:value-type="float">
            <text:p>42</text:p>
          </table:table-cell>
          <table:table-cell table:style-name="ce334" office:value-type="string" calcext:value-type="string">
            <text:p>parenting.pl</text:p>
          </table:table-cell>
          <table:table-cell table:style-name="ce337" office:value-type="string" calcext:value-type="string">
            <text:p>DONE</text:p>
          </table:table-cell>
          <table:table-cell table:style-name="ce334" office:value-type="string" calcext:value-type="string">
            <text:p>parenting.pl#$#abort-on-property-read slot</text:p>
          </table:table-cell>
          <table:table-cell table:style-name="ce334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43" calcext:value-type="float">
            <text:p>43</text:p>
          </table:table-cell>
          <table:table-cell table:style-name="ce220" office:value-type="string" calcext:value-type="string">
            <text:p>wiadomosci.wp.pl</text:p>
          </table:table-cell>
          <table:table-cell table:style-name="ce336" office:value-type="string" calcext:value-type="string">
            <text:p>ACCEPT</text:p>
          </table:table-cell>
          <table:table-cell table:style-name="ce223" office:value-type="string" calcext:value-type="string">
            <text:p>wiadomosci.wp.pl#$#abort-on-property-read pbjsChunk</text:p>
          </table:table-cell>
          <table:table-cell table:style-name="ce220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44" calcext:value-type="float">
            <text:p>44</text:p>
          </table:table-cell>
          <table:table-cell table:style-name="ce334"/>
          <table:table-cell table:style-name="ce337"/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45" calcext:value-type="float">
            <text:p>45</text:p>
          </table:table-cell>
          <table:table-cell table:style-name="ce220"/>
          <table:table-cell table:style-name="ce336"/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46" calcext:value-type="float">
            <text:p>46</text:p>
          </table:table-cell>
          <table:table-cell table:style-name="ce334"/>
          <table:table-cell table:style-name="ce337"/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47" calcext:value-type="float">
            <text:p>47</text:p>
          </table:table-cell>
          <table:table-cell table:style-name="ce220"/>
          <table:table-cell table:style-name="ce336"/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48" calcext:value-type="float">
            <text:p>48</text:p>
          </table:table-cell>
          <table:table-cell table:style-name="ce334"/>
          <table:table-cell table:style-name="ce337"/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49" calcext:value-type="float">
            <text:p>49</text:p>
          </table:table-cell>
          <table:table-cell table:style-name="ce220"/>
          <table:table-cell table:style-name="ce336"/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1">
          <table:table-cell table:style-name="ce325" office:value-type="float" office:value="50" calcext:value-type="float">
            <text:p>50</text:p>
          </table:table-cell>
          <table:table-cell table:style-name="ce334"/>
          <table:table-cell table:style-name="ce337"/>
          <table:table-cell table:style-name="ce334" table:number-columns-repeated="2"/>
          <table:table-cell table:style-name="ce341"/>
          <table:table-cell table:number-columns-repeated="1018"/>
        </table:table-row>
        <table:table-row table:style-name="ro1">
          <table:table-cell table:style-name="ce324" office:value-type="float" office:value="51" calcext:value-type="float">
            <text:p>51</text:p>
          </table:table-cell>
          <table:table-cell table:style-name="ce220"/>
          <table:table-cell table:style-name="ce336"/>
          <table:table-cell table:style-name="ce220" table:number-columns-repeated="2"/>
          <table:table-cell table:style-name="ce340"/>
          <table:table-cell table:number-columns-repeated="1018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anti-CV'.C16:'anti-CV'.C52 'anti-CV'.C2:'anti-CV'.C14">
            <calcext:condition calcext:apply-style-name="Good" calcext:value="=&quot;DONE&quot;" calcext:base-cell-address="'anti-CV'.C2"/>
            <calcext:condition calcext:apply-style-name="Neutral" calcext:value="=&quot;ACCEPT&quot;" calcext:base-cell-address="'anti-CV'.C2"/>
            <calcext:condition calcext:apply-style-name="Accent 2" calcext:value="=&quot;TEST&quot;" calcext:base-cell-address="'anti-CV'.C2"/>
            <calcext:condition calcext:apply-style-name="Bad" calcext:value="=&quot;PROBLEM&quot;" calcext:base-cell-address="'anti-CV'.C2"/>
          </calcext:conditional-format>
          <calcext:conditional-format calcext:target-range-address="'anti-CV'.C15:'anti-CV'.C15">
            <calcext:condition calcext:apply-style-name="Good" calcext:value="=&quot;DONE&quot;" calcext:base-cell-address="'anti-CV'.C15"/>
            <calcext:condition calcext:apply-style-name="Neutral" calcext:value="=&quot;ACCEPT&quot;" calcext:base-cell-address="'anti-CV'.C15"/>
            <calcext:condition calcext:apply-style-name="Accent 2" calcext:value="=&quot;TEST&quot;" calcext:base-cell-address="'anti-CV'.C15"/>
            <calcext:condition calcext:apply-style-name="Bad" calcext:value="=&quot;PROBLEM&quot;" calcext:base-cell-address="'anti-CV'.C15"/>
          </calcext:conditional-format>
        </calcext:conditional-formats>
      </table:table>
      <table:table table:name="WP-group" table:style-name="ta5">
        <table:table-column table:style-name="co20" table:default-cell-style-name="ce246"/>
        <table:table-column table:style-name="co15" table:visibility="collapse" table:default-cell-style-name="ce246"/>
        <table:table-column table:style-name="co21" table:default-cell-style-name="ce246"/>
        <table:table-column table:style-name="co22" table:default-cell-style-name="ce246"/>
        <table:table-column table:style-name="co23" table:default-cell-style-name="ce246"/>
        <table:table-column table:style-name="co24" table:default-cell-style-name="ce386"/>
        <table:table-column table:style-name="co25" table:default-cell-style-name="ce246"/>
        <table:table-column table:style-name="co12" table:number-columns-repeated="1017" table:default-cell-style-name="ce246"/>
        <table:table-row table:style-name="ro1">
          <table:table-cell table:style-name="ce342"/>
          <table:table-cell table:style-name="ce347"/>
          <table:table-cell table:style-name="ce347" office:value-type="string" calcext:value-type="string">
            <text:p>site</text:p>
          </table:table-cell>
          <table:table-cell table:style-name="ce347" office:value-type="string" calcext:value-type="string">
            <text:p>status</text:p>
          </table:table-cell>
          <table:table-cell table:style-name="ce347" office:value-type="string" calcext:value-type="string">
            <text:p>filter</text:p>
          </table:table-cell>
          <table:table-cell table:style-name="ce380" office:value-type="string" calcext:value-type="string">
            <text:p>reason</text:p>
          </table:table-cell>
          <table:table-cell table:style-name="ce387" office:value-type="string" calcext:value-type="string">
            <text:p>problem</text:p>
          </table:table-cell>
          <table:table-cell table:number-columns-repeated="1017"/>
        </table:table-row>
        <table:table-row table:style-name="ro1">
          <table:table-cell table:style-name="ce343" office:value-type="float" office:value="1" calcext:value-type="float">
            <text:p>1</text:p>
          </table:table-cell>
          <table:table-cell table:style-name="ce348" table:formula="of:=RIGHT([.C2];LEN([.C2])-FIND(&quot;.&quot;;[.C2]))" office:value-type="string" office:string-value="com" calcext:value-type="string">
            <text:p>com</text:p>
          </table:table-cell>
          <table:table-cell table:style-name="ce351" office:value-type="string" calcext:value-type="string">
            <text:p>nerwica.com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2" calcext:value-type="float">
            <text:p>2</text:p>
          </table:table-cell>
          <table:table-cell table:style-name="ce349" table:formula="of:=RIGHT([.C3];LEN([.C3])-FIND(&quot;.&quot;;[.C3]))" office:value-type="string" office:string-value="fm" calcext:value-type="string">
            <text:p>fm</text:p>
          </table:table-cell>
          <table:table-cell table:style-name="ce335" office:value-type="string" calcext:value-type="string">
            <text:p>open.fm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3" calcext:value-type="float">
            <text:p>3</text:p>
          </table:table-cell>
          <table:table-cell table:style-name="ce348" table:formula="of:=RIGHT([.C4];LEN([.C4])-FIND(&quot;.&quot;;[.C4]))" office:value-type="string" office:string-value="money.pl" calcext:value-type="string">
            <text:p>money.pl</text:p>
          </table:table-cell>
          <table:table-cell table:style-name="ce351" office:value-type="string" calcext:value-type="string">
            <text:p>direct.money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4" calcext:value-type="float">
            <text:p>4</text:p>
          </table:table-cell>
          <table:table-cell table:style-name="ce349" table:formula="of:=RIGHT([.C5];LEN([.C5])-FIND(&quot;.&quot;;[.C5]))" office:value-type="string" office:string-value="money.pl" calcext:value-type="string">
            <text:p>money.pl</text:p>
          </table:table-cell>
          <table:table-cell table:style-name="ce335" office:value-type="string" calcext:value-type="string">
            <text:p>praca.money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5" calcext:value-type="float">
            <text:p>5</text:p>
          </table:table-cell>
          <table:table-cell table:style-name="ce348" table:formula="of:=RIGHT([.C6];LEN([.C6])-FIND(&quot;.&quot;;[.C6]))" office:value-type="string" office:string-value="money.pl" calcext:value-type="string">
            <text:p>money.pl</text:p>
          </table:table-cell>
          <table:table-cell table:style-name="ce351" office:value-type="string" calcext:value-type="string">
            <text:p>prawo.money.pl</text:p>
          </table:table-cell>
          <table:table-cell table:style-name="ce358" office:value-type="string" calcext:value-type="string">
            <text:p>OK</text:p>
          </table:table-cell>
          <table:table-cell table:style-name="ce351" office:value-type="string" calcext:value-type="string">
            <text:p>https://prawo.money.pl/aktualnosci/okiem-eksperta/artykul/jak-rozwiazac-problem-kredytu-po-rozwodzie,28,0,2111260.html</text:p>
          </table:table-cell>
          <table:table-cell table:style-name="ce381"/>
          <table:table-cell table:style-name="ce388" office:value-type="string" calcext:value-type="string">
            <text:p>https://www.money.pl/gospodarka/pandemia-redukuje-miejsca-pracy-polacy-traca-zatrudnienie-6547870512462528a.html</text:p>
          </table:table-cell>
          <table:table-cell table:number-columns-repeated="1017"/>
        </table:table-row>
        <table:table-row table:style-name="ro1">
          <table:table-cell table:style-name="ce345" office:value-type="float" office:value="6" calcext:value-type="float">
            <text:p>6</text:p>
          </table:table-cell>
          <table:table-cell table:style-name="ce349" table:formula="of:=RIGHT([.C7];LEN([.C7])-FIND(&quot;.&quot;;[.C7]))" office:value-type="string" office:string-value="o2.pl" calcext:value-type="string">
            <text:p>o2.pl</text:p>
          </table:table-cell>
          <table:table-cell table:style-name="ce335" office:value-type="string" calcext:value-type="string">
            <text:p>poczta.o2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7" calcext:value-type="float">
            <text:p>7</text:p>
          </table:table-cell>
          <table:table-cell table:style-name="ce348" table:formula="of:=RIGHT([.C8];LEN([.C8])-FIND(&quot;.&quot;;[.C8]))" office:value-type="string" office:string-value="pl" calcext:value-type="string">
            <text:p>pl</text:p>
          </table:table-cell>
          <table:table-cell table:style-name="ce351" office:value-type="string" calcext:value-type="string">
            <text:p>abczdrowie.pl</text:p>
          </table:table-cell>
          <table:table-cell table:style-name="ce358" office:value-type="string" calcext:value-type="string">
            <text:p>ADVERT</text:p>
          </table:table-cell>
          <table:table-cell table:style-name="ce351" office:value-type="string" calcext:value-type="string">
            <text:p>https://zywienie.abczdrowie.pl/kolendra-wlasciwosci-odzywcze-zastosowanie</text:p>
          </table:table-cell>
          <table:table-cell table:style-name="ce381" office:value-type="string" calcext:value-type="string">
            <text:p>.contentstream-bar</text:p>
          </table:table-cell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8" calcext:value-type="float">
            <text:p>8</text:p>
          </table:table-cell>
          <table:table-cell table:style-name="ce349" table:formula="of:=RIGHT([.C9];LEN([.C9])-FIND(&quot;.&quot;;[.C9]))" office:value-type="string" office:string-value="pl" calcext:value-type="string">
            <text:p>pl</text:p>
          </table:table-cell>
          <table:table-cell table:style-name="ce335" office:value-type="string" calcext:value-type="string">
            <text:p>autokult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9" calcext:value-type="float">
            <text:p>9</text:p>
          </table:table-cell>
          <table:table-cell table:style-name="ce348" table:formula="of:=RIGHT([.C10];LEN([.C10])-FIND(&quot;.&quot;;[.C10]))" office:value-type="string" office:string-value="pl" calcext:value-type="string">
            <text:p>pl</text:p>
          </table:table-cell>
          <table:table-cell table:style-name="ce351" office:value-type="string" calcext:value-type="string">
            <text:p>bloog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10" calcext:value-type="float">
            <text:p>10</text:p>
          </table:table-cell>
          <table:table-cell table:style-name="ce349" table:formula="of:=RIGHT([.C11];LEN([.C11])-FIND(&quot;.&quot;;[.C11]))" office:value-type="string" office:string-value="com" calcext:value-type="string">
            <text:p>com</text:p>
          </table:table-cell>
          <table:table-cell table:style-name="ce335" office:value-type="string" calcext:value-type="string">
            <text:p>interaktywnie.com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11" calcext:value-type="float">
            <text:p>11</text:p>
          </table:table-cell>
          <table:table-cell table:style-name="ce348" table:formula="of:=RIGHT([.C12];LEN([.C12])-FIND(&quot;.&quot;;[.C12]))" office:value-type="string" office:string-value="pl" calcext:value-type="string">
            <text:p>pl</text:p>
          </table:table-cell>
          <table:table-cell table:style-name="ce222" office:value-type="string" calcext:value-type="string">
            <text:p>docelu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12" calcext:value-type="float">
            <text:p>12</text:p>
          </table:table-cell>
          <table:table-cell table:style-name="ce349" table:formula="of:=RIGHT([.C13];LEN([.C13])-FIND(&quot;.&quot;;[.C13]))" office:value-type="string" office:string-value="pl" calcext:value-type="string">
            <text:p>pl</text:p>
          </table:table-cell>
          <table:table-cell table:style-name="ce335" office:value-type="string" calcext:value-type="string">
            <text:p>domodi.pl</text:p>
          </table:table-cell>
          <table:table-cell table:style-name="ce359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13" calcext:value-type="float">
            <text:p>13</text:p>
          </table:table-cell>
          <table:table-cell table:style-name="ce348" table:formula="of:=RIGHT([.C14];LEN([.C14])-FIND(&quot;.&quot;;[.C14]))" office:value-type="string" office:string-value="pl" calcext:value-type="string">
            <text:p>pl</text:p>
          </table:table-cell>
          <table:table-cell table:style-name="ce351" office:value-type="string" calcext:value-type="string">
            <text:p>echirurgia.pl</text:p>
          </table:table-cell>
          <table:table-cell table:style-name="ce358" office:value-type="string" calcext:value-type="string">
            <text:p>OK</text:p>
          </table:table-cell>
          <table:table-cell table:style-name="ce351" office:value-type="string" calcext:value-type="string">
            <text:p><text:a xlink:href="https://forum.echirurgia.pl/forum/9-zylaki-konczyn/" xlink:type="simple">https://forum.echirurgia.pl/forum/9-zylaki-konczyn/</text:a></text:p>
          </table:table-cell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14" calcext:value-type="float">
            <text:p>14</text:p>
          </table:table-cell>
          <table:table-cell table:style-name="ce349" table:formula="of:=RIGHT([.C15];LEN([.C15])-FIND(&quot;.&quot;;[.C15]))" office:value-type="string" office:string-value="pl" calcext:value-type="string">
            <text:p>pl</text:p>
          </table:table-cell>
          <table:table-cell table:style-name="ce335" office:value-type="string" calcext:value-type="string">
            <text:p>gadzetomania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15" calcext:value-type="float">
            <text:p>15</text:p>
          </table:table-cell>
          <table:table-cell table:style-name="ce348" table:formula="of:=RIGHT([.C16];LEN([.C16])-FIND(&quot;.&quot;;[.C16]))" office:value-type="string" office:string-value="pl" calcext:value-type="string">
            <text:p>pl</text:p>
          </table:table-cell>
          <table:table-cell table:style-name="ce351" office:value-type="string" calcext:value-type="string">
            <text:p>homebook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16" calcext:value-type="float">
            <text:p>16</text:p>
          </table:table-cell>
          <table:table-cell table:style-name="ce349" table:formula="of:=RIGHT([.C17];LEN([.C17])-FIND(&quot;.&quot;;[.C17]))" office:value-type="string" office:string-value="pl" calcext:value-type="string">
            <text:p>pl</text:p>
          </table:table-cell>
          <table:table-cell table:style-name="ce335" office:value-type="string" calcext:value-type="string">
            <text:p>kafeteria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17" calcext:value-type="float">
            <text:p>17</text:p>
          </table:table-cell>
          <table:table-cell table:style-name="ce348" table:formula="of:=RIGHT([.C18];LEN([.C18])-FIND(&quot;.&quot;;[.C18]))" office:value-type="string" office:string-value="kafeteria.pl" calcext:value-type="string">
            <text:p>kafeteria.pl</text:p>
          </table:table-cell>
          <table:table-cell table:style-name="ce351" office:value-type="string" calcext:value-type="string">
            <text:p>forum.kafeteria.pl</text:p>
          </table:table-cell>
          <table:table-cell table:style-name="ce360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18" calcext:value-type="float">
            <text:p>18</text:p>
          </table:table-cell>
          <table:table-cell table:style-name="ce349" table:formula="of:=RIGHT([.C19];LEN([.C19])-FIND(&quot;.&quot;;[.C19]))" office:value-type="string" office:string-value="pl" calcext:value-type="string">
            <text:p>pl</text:p>
          </table:table-cell>
          <table:table-cell table:style-name="ce335" office:value-type="string" calcext:value-type="string">
            <text:p>kardiolo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19" calcext:value-type="float">
            <text:p>19</text:p>
          </table:table-cell>
          <table:table-cell table:style-name="ce348" table:formula="of:=RIGHT([.C20];LEN([.C20])-FIND(&quot;.&quot;;[.C20]))" office:value-type="string" office:string-value="pl" calcext:value-type="string">
            <text:p>pl</text:p>
          </table:table-cell>
          <table:table-cell table:style-name="ce351" office:value-type="string" calcext:value-type="string">
            <text:p>komorkomania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20" calcext:value-type="float">
            <text:p>20</text:p>
          </table:table-cell>
          <table:table-cell table:style-name="ce349" table:formula="of:=RIGHT([.C21];LEN([.C21])-FIND(&quot;.&quot;;[.C21]))" office:value-type="string" office:string-value="pl" calcext:value-type="string">
            <text:p>pl</text:p>
          </table:table-cell>
          <table:table-cell table:style-name="ce335" office:value-type="string" calcext:value-type="string">
            <text:p>kowbojki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21" calcext:value-type="float">
            <text:p>21</text:p>
          </table:table-cell>
          <table:table-cell table:style-name="ce348" table:formula="of:=RIGHT([.C22];LEN([.C22])-FIND(&quot;.&quot;;[.C22]))" office:value-type="string" office:string-value="pl" calcext:value-type="string">
            <text:p>pl</text:p>
          </table:table-cell>
          <table:table-cell table:style-name="ce351" office:value-type="string" calcext:value-type="string">
            <text:p>luxlux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22" calcext:value-type="float">
            <text:p>22</text:p>
          </table:table-cell>
          <table:table-cell table:style-name="ce349" table:formula="of:=RIGHT([.C23];LEN([.C23])-FIND(&quot;.&quot;;[.C23]))" office:value-type="string" office:string-value="pl" calcext:value-type="string">
            <text:p>pl</text:p>
          </table:table-cell>
          <table:table-cell table:style-name="ce335" office:value-type="string" calcext:value-type="string">
            <text:p>medycyna24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23" calcext:value-type="float">
            <text:p>23</text:p>
          </table:table-cell>
          <table:table-cell table:style-name="ce348" table:formula="of:=RIGHT([.C24];LEN([.C24])-FIND(&quot;.&quot;;[.C24]))" office:value-type="string" office:string-value="pl" calcext:value-type="string">
            <text:p>pl</text:p>
          </table:table-cell>
          <table:table-cell table:style-name="ce351" office:value-type="string" calcext:value-type="string">
            <text:p>o2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24" calcext:value-type="float">
            <text:p>24</text:p>
          </table:table-cell>
          <table:table-cell table:style-name="ce349" table:formula="of:=RIGHT([.C25];LEN([.C25])-FIND(&quot;.&quot;;[.C25]))" office:value-type="string" office:string-value="pl" calcext:value-type="string">
            <text:p>pl</text:p>
          </table:table-cell>
          <table:table-cell table:style-name="ce335" office:value-type="string" calcext:value-type="string">
            <text:p>parenting.pl</text:p>
          </table:table-cell>
          <table:table-cell table:style-name="ce359" office:value-type="string" calcext:value-type="string">
            <text:p>TO SUBMIT</text:p>
          </table:table-cell>
          <table:table-cell table:style-name="ce335" office:value-type="string" calcext:value-type="string">
            <text:p>https://parenting.pl/baby-blues-nie-boj-sie-prosic-o-wsparcie</text:p>
          </table:table-cell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25" calcext:value-type="float">
            <text:p>25</text:p>
          </table:table-cell>
          <table:table-cell table:style-name="ce348" table:formula="of:=RIGHT([.C26];LEN([.C26])-FIND(&quot;.&quot;;[.C26]))" office:value-type="string" office:string-value="pl" calcext:value-type="string">
            <text:p>pl</text:p>
          </table:table-cell>
          <table:table-cell table:style-name="ce351" office:value-type="string" calcext:value-type="string">
            <text:p>pinger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26" calcext:value-type="float">
            <text:p>26</text:p>
          </table:table-cell>
          <table:table-cell table:style-name="ce349" table:formula="of:=RIGHT([.C27];LEN([.C27])-FIND(&quot;.&quot;;[.C27]))" office:value-type="string" office:string-value="pl" calcext:value-type="string">
            <text:p>pl</text:p>
          </table:table-cell>
          <table:table-cell table:style-name="ce335" office:value-type="string" calcext:value-type="string">
            <text:p>pogodnie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27" calcext:value-type="float">
            <text:p>27</text:p>
          </table:table-cell>
          <table:table-cell table:style-name="ce348" table:formula="of:=RIGHT([.C28];LEN([.C28])-FIND(&quot;.&quot;;[.C28]))" office:value-type="string" office:string-value="pl" calcext:value-type="string">
            <text:p>pl</text:p>
          </table:table-cell>
          <table:table-cell table:style-name="ce351" office:value-type="string" calcext:value-type="string">
            <text:p>pudelek.pl</text:p>
          </table:table-cell>
          <table:table-cell table:style-name="ce358" office:value-type="string" calcext:value-type="string">
            <text:p>ADVERT</text:p>
          </table:table-cell>
          <table:table-cell table:style-name="ce351"/>
          <table:table-cell table:style-name="ce381" office:value-type="string" calcext:value-type="string">
            <text:p>broken</text:p>
          </table:table-cell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28" calcext:value-type="float">
            <text:p>28</text:p>
          </table:table-cell>
          <table:table-cell table:style-name="ce349" table:formula="of:=RIGHT([.C29];LEN([.C29])-FIND(&quot;.&quot;;[.C29]))" office:value-type="string" office:string-value="pl" calcext:value-type="string">
            <text:p>pl</text:p>
          </table:table-cell>
          <table:table-cell table:style-name="ce335" office:value-type="string" calcext:value-type="string">
            <text:p>samosia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29" calcext:value-type="float">
            <text:p>29</text:p>
          </table:table-cell>
          <table:table-cell table:style-name="ce348" table:formula="of:=RIGHT([.C30];LEN([.C30])-FIND(&quot;.&quot;;[.C30]))" office:value-type="string" office:string-value="pl" calcext:value-type="string">
            <text:p>pl</text:p>
          </table:table-cell>
          <table:table-cell table:style-name="ce351" office:value-type="string" calcext:value-type="string">
            <text:p>smaczneblogi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30" calcext:value-type="float">
            <text:p>30</text:p>
          </table:table-cell>
          <table:table-cell table:style-name="ce349" table:formula="of:=RIGHT([.C31];LEN([.C31])-FIND(&quot;.&quot;;[.C31]))" office:value-type="string" office:string-value="pl" calcext:value-type="string">
            <text:p>pl</text:p>
          </table:table-cell>
          <table:table-cell table:style-name="ce335" office:value-type="string" calcext:value-type="string">
            <text:p>smog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31" calcext:value-type="float">
            <text:p>31</text:p>
          </table:table-cell>
          <table:table-cell table:style-name="ce348" table:formula="of:=RIGHT([.C32];LEN([.C32])-FIND(&quot;.&quot;;[.C32]))" office:value-type="string" office:string-value="pl" calcext:value-type="string">
            <text:p>pl</text:p>
          </table:table-cell>
          <table:table-cell table:style-name="ce351" office:value-type="string" calcext:value-type="string">
            <text:p>snobka.pl</text:p>
          </table:table-cell>
          <table:table-cell table:style-name="ce358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32" calcext:value-type="float">
            <text:p>32</text:p>
          </table:table-cell>
          <table:table-cell table:style-name="ce349" table:formula="of:=RIGHT([.C33];LEN([.C33])-FIND(&quot;.&quot;;[.C33]))" office:value-type="string" office:string-value="pl" calcext:value-type="string">
            <text:p>pl</text:p>
          </table:table-cell>
          <table:table-cell table:style-name="ce335" office:value-type="string" calcext:value-type="string">
            <text:p>testwiedzy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33" calcext:value-type="float">
            <text:p>33</text:p>
          </table:table-cell>
          <table:table-cell table:style-name="ce348" table:formula="of:=RIGHT([.C34];LEN([.C34])-FIND(&quot;.&quot;;[.C34]))" office:value-type="string" office:string-value="pl" calcext:value-type="string">
            <text:p>pl</text:p>
          </table:table-cell>
          <table:table-cell table:style-name="ce353" office:value-type="string" calcext:value-type="string">
            <text:p>wakacje.pl</text:p>
          </table:table-cell>
          <table:table-cell table:style-name="ce361" office:value-type="string" calcext:value-type="string">
            <text:p>NO ADS BY DEFAULT</text:p>
          </table:table-cell>
          <table:table-cell table:style-name="ce353"/>
          <table:table-cell table:style-name="ce383"/>
          <table:table-cell table:style-name="ce390"/>
          <table:table-cell table:number-columns-repeated="1017"/>
        </table:table-row>
        <table:table-row table:style-name="ro1">
          <table:table-cell table:style-name="ce345" office:value-type="float" office:value="34" calcext:value-type="float">
            <text:p>34</text:p>
          </table:table-cell>
          <table:table-cell table:style-name="ce349" table:formula="of:=RIGHT([.C35];LEN([.C35])-FIND(&quot;.&quot;;[.C35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bilety24.wp.pl</text:p>
          </table:table-cell>
          <table:table-cell table:style-name="ce362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35" calcext:value-type="float">
            <text:p>35</text:p>
          </table:table-cell>
          <table:table-cell table:style-name="ce348" table:formula="of:=RIGHT([.C36];LEN([.C36])-FIND(&quot;.&quot;;[.C36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centralagier.wp.pl</text:p>
          </table:table-cell>
          <table:table-cell table:style-name="ce363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36" calcext:value-type="float">
            <text:p>36</text:p>
          </table:table-cell>
          <table:table-cell table:style-name="ce349" table:formula="of:=RIGHT([.C37];LEN([.C37])-FIND(&quot;.&quot;;[.C37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diety.wp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37" calcext:value-type="float">
            <text:p>37</text:p>
          </table:table-cell>
          <table:table-cell table:style-name="ce348" table:formula="of:=RIGHT([.C38];LEN([.C38])-FIND(&quot;.&quot;;[.C38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dlaprasy.wp.pl</text:p>
          </table:table-cell>
          <table:table-cell table:style-name="ce364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38" calcext:value-type="float">
            <text:p>38</text:p>
          </table:table-cell>
          <table:table-cell table:style-name="ce349" table:formula="of:=RIGHT([.C39];LEN([.C39])-FIND(&quot;.&quot;;[.C39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dlugi.wp.pl</text:p>
          </table:table-cell>
          <table:table-cell table:style-name="ce365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39" calcext:value-type="float">
            <text:p>39</text:p>
          </table:table-cell>
          <table:table-cell table:style-name="ce348" table:formula="of:=RIGHT([.C40];LEN([.C40])-FIND(&quot;.&quot;;[.C40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dom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40" calcext:value-type="float">
            <text:p>40</text:p>
          </table:table-cell>
          <table:table-cell table:style-name="ce349" table:formula="of:=RIGHT([.C41];LEN([.C41])-FIND(&quot;.&quot;;[.C41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dziejesie.wp.pl</text:p>
          </table:table-cell>
          <table:table-cell table:style-name="ce359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41" calcext:value-type="float">
            <text:p>41</text:p>
          </table:table-cell>
          <table:table-cell table:style-name="ce348" table:formula="of:=RIGHT([.C42];LEN([.C42])-FIND(&quot;.&quot;;[.C42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facet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42" calcext:value-type="float">
            <text:p>42</text:p>
          </table:table-cell>
          <table:table-cell table:style-name="ce349" table:formula="of:=RIGHT([.C43];LEN([.C43])-FIND(&quot;.&quot;;[.C43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film.wp.pl</text:p>
          </table:table-cell>
          <table:table-cell table:style-name="ce366" office:value-type="string" calcext:value-type="string">
            <text:p>ADVER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43" calcext:value-type="float">
            <text:p>43</text:p>
          </table:table-cell>
          <table:table-cell table:style-name="ce348" table:formula="of:=RIGHT([.C44];LEN([.C44])-FIND(&quot;.&quot;;[.C44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finanse.wp.pl</text:p>
          </table:table-cell>
          <table:table-cell table:style-name="ce367" office:value-type="string" calcext:value-type="string">
            <text:p>TO SUBMIT</text:p>
          </table:table-cell>
          <table:table-cell table:style-name="ce351" office:value-type="string" calcext:value-type="string">
            <text:p>FIX AGAIN</text:p>
          </table:table-cell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44" calcext:value-type="float">
            <text:p>44</text:p>
          </table:table-cell>
          <table:table-cell table:style-name="ce349" table:formula="of:=RIGHT([.C45];LEN([.C45])-FIND(&quot;.&quot;;[.C45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gry.wp.pl</text:p>
          </table:table-cell>
          <table:table-cell table:style-name="ce368" office:value-type="string" calcext:value-type="string">
            <text:p>TO SUBMI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45" calcext:value-type="float">
            <text:p>45</text:p>
          </table:table-cell>
          <table:table-cell table:style-name="ce348" table:formula="of:=RIGHT([.C46];LEN([.C46])-FIND(&quot;.&quot;;[.C46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gryonline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46" calcext:value-type="float">
            <text:p>46</text:p>
          </table:table-cell>
          <table:table-cell table:style-name="ce349" table:formula="of:=RIGHT([.C47];LEN([.C47])-FIND(&quot;.&quot;;[.C47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gwiazdy.wp.pl</text:p>
          </table:table-cell>
          <table:table-cell table:style-name="ce369" office:value-type="string" calcext:value-type="string">
            <text:p>ADVERT</text:p>
          </table:table-cell>
          <table:table-cell table:style-name="ce335" office:value-type="string" calcext:value-type="string">
            <text:p>https://gwiazdy.wp.pl/renata-kaczoruk-znowu-zaskakuje-pokazala-odwazne-zdjecia-6547894606838400a</text:p>
          </table:table-cell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47" calcext:value-type="float">
            <text:p>47</text:p>
          </table:table-cell>
          <table:table-cell table:style-name="ce348" table:formula="of:=RIGHT([.C48];LEN([.C48])-FIND(&quot;.&quot;;[.C48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holding.wp.pl</text:p>
          </table:table-cell>
          <table:table-cell table:style-name="ce358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48" calcext:value-type="float">
            <text:p>48</text:p>
          </table:table-cell>
          <table:table-cell table:style-name="ce349" table:formula="of:=RIGHT([.C49];LEN([.C49])-FIND(&quot;.&quot;;[.C49]))" office:value-type="string" office:string-value="wp.pl" calcext:value-type="string">
            <text:p>wp.pl</text:p>
          </table:table-cell>
          <table:table-cell table:style-name="ce354" office:value-type="string" calcext:value-type="string">
            <text:p>horoskop.wp.pl</text:p>
          </table:table-cell>
          <table:table-cell table:style-name="ce370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49" calcext:value-type="float">
            <text:p>49</text:p>
          </table:table-cell>
          <table:table-cell table:style-name="ce348" table:formula="of:=RIGHT([.C50];LEN([.C50])-FIND(&quot;.&quot;;[.C50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kobieta.wp.pl</text:p>
          </table:table-cell>
          <table:table-cell table:style-name="ce358" office:value-type="string" calcext:value-type="string">
            <text:p>TO SUBMI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50" calcext:value-type="float">
            <text:p>50</text:p>
          </table:table-cell>
          <table:table-cell table:style-name="ce349" table:formula="of:=RIGHT([.C51];LEN([.C51])-FIND(&quot;.&quot;;[.C51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ksiazki.wp.pl</text:p>
          </table:table-cell>
          <table:table-cell table:style-name="ce371" office:value-type="string" calcext:value-type="string">
            <text:p>ADVER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51" calcext:value-type="float">
            <text:p>51</text:p>
          </table:table-cell>
          <table:table-cell table:style-name="ce348" table:formula="of:=RIGHT([.C52];LEN([.C52])-FIND(&quot;.&quot;;[.C52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kuchnia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52" calcext:value-type="float">
            <text:p>52</text:p>
          </table:table-cell>
          <table:table-cell table:style-name="ce349" table:formula="of:=RIGHT([.C53];LEN([.C53])-FIND(&quot;.&quot;;[.C53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magazyn.wp.pl</text:p>
          </table:table-cell>
          <table:table-cell table:style-name="ce372" office:value-type="string" calcext:value-type="string">
            <text:p>Anti-adblock 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53" calcext:value-type="float">
            <text:p>53</text:p>
          </table:table-cell>
          <table:table-cell table:style-name="ce348" table:formula="of:=RIGHT([.C54];LEN([.C54])-FIND(&quot;.&quot;;[.C54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morizon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54" calcext:value-type="float">
            <text:p>54</text:p>
          </table:table-cell>
          <table:table-cell table:style-name="ce349" table:formula="of:=RIGHT([.C55];LEN([.C55])-FIND(&quot;.&quot;;[.C55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moto.wp.pl</text:p>
          </table:table-cell>
          <table:table-cell table:style-name="ce359" office:value-type="string" calcext:value-type="string">
            <text:p>TO SUBMIT</text:p>
          </table:table-cell>
          <table:table-cell table:style-name="ce335" office:value-type="string" calcext:value-type="string">
            <text:p>FIX AGAIN</text:p>
          </table:table-cell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55" calcext:value-type="float">
            <text:p>55</text:p>
          </table:table-cell>
          <table:table-cell table:style-name="ce348" table:formula="of:=RIGHT([.C56];LEN([.C56])-FIND(&quot;.&quot;;[.C56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nocowanie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56" calcext:value-type="float">
            <text:p>56</text:p>
          </table:table-cell>
          <table:table-cell table:style-name="ce349" table:formula="of:=RIGHT([.C57];LEN([.C57])-FIND(&quot;.&quot;;[.C57]))" office:value-type="string" office:string-value="wp.pl" calcext:value-type="string">
            <text:p>wp.pl</text:p>
          </table:table-cell>
          <table:table-cell table:style-name="ce354" office:value-type="string" calcext:value-type="string">
            <text:p>opinie.wp.pl</text:p>
          </table:table-cell>
          <table:table-cell table:style-name="ce359" office:value-type="string" calcext:value-type="string">
            <text:p>ADVERT</text:p>
          </table:table-cell>
          <table:table-cell table:style-name="ce335" office:value-type="string" calcext:value-type="string">
            <text:p>https://opinie.wp.pl/makowski-rekonstrukcja-scentralizuje-zarzadzanie-ministerstwami-po-raz-pierwszy-w-takiej-skali-opinia-6546925882837121a</text:p>
          </table:table-cell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57" calcext:value-type="float">
            <text:p>57</text:p>
          </table:table-cell>
          <table:table-cell table:style-name="ce348" table:formula="of:=RIGHT([.C58];LEN([.C58])-FIND(&quot;.&quot;;[.C58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pilot.wp.pl</text:p>
          </table:table-cell>
          <table:table-cell table:style-name="ce358" office:value-type="string" calcext:value-type="string">
            <text:p>ADVER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58" calcext:value-type="float">
            <text:p>58</text:p>
          </table:table-cell>
          <table:table-cell table:style-name="ce349" table:formula="of:=RIGHT([.C59];LEN([.C59])-FIND(&quot;.&quot;;[.C59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poczta.wp.pl</text:p>
          </table:table-cell>
          <table:table-cell table:style-name="ce373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59" calcext:value-type="float">
            <text:p>59</text:p>
          </table:table-cell>
          <table:table-cell table:style-name="ce348" table:formula="of:=RIGHT([.C60];LEN([.C60])-FIND(&quot;.&quot;;[.C60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pogoda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60" calcext:value-type="float">
            <text:p>60</text:p>
          </table:table-cell>
          <table:table-cell table:style-name="ce349" table:formula="of:=RIGHT([.C61];LEN([.C61])-FIND(&quot;.&quot;;[.C61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profil.wp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61" calcext:value-type="float">
            <text:p>61</text:p>
          </table:table-cell>
          <table:table-cell table:style-name="ce348" table:formula="of:=RIGHT([.C62];LEN([.C62])-FIND(&quot;.&quot;;[.C62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radar.wp.pl</text:p>
          </table:table-cell>
          <table:table-cell table:style-name="ce358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62" calcext:value-type="float">
            <text:p>62</text:p>
          </table:table-cell>
          <table:table-cell table:style-name="ce349" table:formula="of:=RIGHT([.C63];LEN([.C63])-FIND(&quot;.&quot;;[.C63]))" office:value-type="string" office:string-value="wp.pl" calcext:value-type="string">
            <text:p>wp.pl</text:p>
          </table:table-cell>
          <table:table-cell table:style-name="ce355" office:value-type="string" calcext:value-type="string">
            <text:p>reklama.wp.pl</text:p>
          </table:table-cell>
          <table:table-cell table:style-name="ce359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63" calcext:value-type="float">
            <text:p>63</text:p>
          </table:table-cell>
          <table:table-cell table:style-name="ce348" table:formula="of:=RIGHT([.C64];LEN([.C64])-FIND(&quot;.&quot;;[.C64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rekrutacja.wp.pl</text:p>
          </table:table-cell>
          <table:table-cell table:style-name="ce358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64" calcext:value-type="float">
            <text:p>64</text:p>
          </table:table-cell>
          <table:table-cell table:style-name="ce349" table:formula="of:=RIGHT([.C65];LEN([.C65])-FIND(&quot;.&quot;;[.C65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sportowefakty.wp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65" calcext:value-type="float">
            <text:p>65</text:p>
          </table:table-cell>
          <table:table-cell table:style-name="ce348" table:formula="of:=RIGHT([.C66];LEN([.C66])-FIND(&quot;.&quot;;[.C66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targinamedal.wp.pl</text:p>
          </table:table-cell>
          <table:table-cell table:style-name="ce358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66" calcext:value-type="float">
            <text:p>66</text:p>
          </table:table-cell>
          <table:table-cell table:style-name="ce349" table:formula="of:=RIGHT([.C67];LEN([.C67])-FIND(&quot;.&quot;;[.C67]))" office:value-type="string" office:string-value="wp.pl" calcext:value-type="string">
            <text:p>wp.pl</text:p>
          </table:table-cell>
          <table:table-cell table:style-name="ce354" office:value-type="string" calcext:value-type="string">
            <text:p>tech.wp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67" calcext:value-type="float">
            <text:p>67</text:p>
          </table:table-cell>
          <table:table-cell table:style-name="ce348" table:formula="of:=RIGHT([.C68];LEN([.C68])-FIND(&quot;.&quot;;[.C68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teleshow.wp.pl</text:p>
          </table:table-cell>
          <table:table-cell table:style-name="ce358" office:value-type="string" calcext:value-type="string">
            <text:p>ADVER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68" calcext:value-type="float">
            <text:p>68</text:p>
          </table:table-cell>
          <table:table-cell table:style-name="ce349" table:formula="of:=RIGHT([.C69];LEN([.C69])-FIND(&quot;.&quot;;[.C69]))" office:value-type="string" office:string-value="wp.pl" calcext:value-type="string">
            <text:p>wp.pl</text:p>
          </table:table-cell>
          <table:table-cell table:style-name="ce354" office:value-type="string" calcext:value-type="string">
            <text:p>telewizja.wp.pl</text:p>
          </table:table-cell>
          <table:table-cell table:style-name="ce359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69" calcext:value-type="float">
            <text:p>69</text:p>
          </table:table-cell>
          <table:table-cell table:style-name="ce348" table:formula="of:=RIGHT([.C70];LEN([.C70])-FIND(&quot;.&quot;;[.C70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turystyka.wp.pl</text:p>
          </table:table-cell>
          <table:table-cell table:style-name="ce374" office:value-type="string" calcext:value-type="string">
            <text:p>ADVERT</text:p>
          </table:table-cell>
          <table:table-cell table:style-name="ce351" office:value-type="string" calcext:value-type="string">
            <text:p>https://turystyka.wp.pl/kruszyniany-zobacz-jak-wyglada-najbardziej-tatarska-wies-w-polsce-6547891877926529v</text:p>
          </table:table-cell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70" calcext:value-type="float">
            <text:p>70</text:p>
          </table:table-cell>
          <table:table-cell table:style-name="ce349" table:formula="of:=RIGHT([.C71];LEN([.C71])-FIND(&quot;.&quot;;[.C71]))" office:value-type="string" office:string-value="wp.pl" calcext:value-type="string">
            <text:p>wp.pl</text:p>
          </table:table-cell>
          <table:table-cell table:style-name="ce354" office:value-type="string" calcext:value-type="string">
            <text:p>tv.wp.pl</text:p>
          </table:table-cell>
          <table:table-cell table:style-name="ce359" office:value-type="string" calcext:value-type="string">
            <text:p>ADVER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71" calcext:value-type="float">
            <text:p>71</text:p>
          </table:table-cell>
          <table:table-cell table:style-name="ce348" table:formula="of:=RIGHT([.C72];LEN([.C72])-FIND(&quot;.&quot;;[.C72]))" office:value-type="string" office:string-value="wp.pl" calcext:value-type="string">
            <text:p>wp.pl</text:p>
          </table:table-cell>
          <table:table-cell table:style-name="ce351" office:value-type="string" calcext:value-type="string">
            <text:p>twojeip.wp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72" calcext:value-type="float">
            <text:p>72</text:p>
          </table:table-cell>
          <table:table-cell table:style-name="ce349" table:formula="of:=RIGHT([.C73];LEN([.C73])-FIND(&quot;.&quot;;[.C73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typer.wp.pl</text:p>
          </table:table-cell>
          <table:table-cell table:style-name="ce359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73" calcext:value-type="float">
            <text:p>73</text:p>
          </table:table-cell>
          <table:table-cell table:style-name="ce348" table:formula="of:=RIGHT([.C74];LEN([.C74])-FIND(&quot;.&quot;;[.C74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video.wp.pl</text:p>
          </table:table-cell>
          <table:table-cell table:style-name="ce358" office:value-type="string" calcext:value-type="string">
            <text:p>ADVER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74" calcext:value-type="float">
            <text:p>74</text:p>
          </table:table-cell>
          <table:table-cell table:style-name="ce349" table:formula="of:=RIGHT([.C75];LEN([.C75])-FIND(&quot;.&quot;;[.C75]))" office:value-type="string" office:string-value="wp.pl" calcext:value-type="string">
            <text:p>wp.pl</text:p>
          </table:table-cell>
          <table:table-cell table:style-name="ce335" office:value-type="string" calcext:value-type="string">
            <text:p>wawalove.wp.pl</text:p>
          </table:table-cell>
          <table:table-cell table:style-name="ce359" office:value-type="string" calcext:value-type="string">
            <text:p>ADVER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75" calcext:value-type="float">
            <text:p>75</text:p>
          </table:table-cell>
          <table:table-cell table:style-name="ce348" table:formula="of:=RIGHT([.C76];LEN([.C76])-FIND(&quot;.&quot;;[.C76]))" office:value-type="string" office:string-value="wp.pl" calcext:value-type="string">
            <text:p>wp.pl</text:p>
          </table:table-cell>
          <table:table-cell table:style-name="ce222" office:value-type="string" calcext:value-type="string">
            <text:p>wiadomosci.wp.pl</text:p>
          </table:table-cell>
          <table:table-cell table:style-name="ce358" office:value-type="string" calcext:value-type="string">
            <text:p>ADVER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76" calcext:value-type="float">
            <text:p>76</text:p>
          </table:table-cell>
          <table:table-cell table:style-name="ce349" table:formula="of:=RIGHT([.C77];LEN([.C77])-FIND(&quot;.&quot;;[.C77]))" office:value-type="string" office:string-value="wp.pl" calcext:value-type="string">
            <text:p>wp.pl</text:p>
          </table:table-cell>
          <table:table-cell table:style-name="ce356" office:value-type="string" calcext:value-type="string">
            <text:p>www.wp.pl</text:p>
          </table:table-cell>
          <table:table-cell table:style-name="ce375" office:value-type="string" calcext:value-type="string">
            <text:p>OK</text:p>
          </table:table-cell>
          <table:table-cell table:style-name="ce356"/>
          <table:table-cell table:style-name="ce384"/>
          <table:table-cell table:style-name="ce391"/>
          <table:table-cell table:number-columns-repeated="1017"/>
        </table:table-row>
        <table:table-row table:style-name="ro1">
          <table:table-cell table:style-name="ce343" office:value-type="float" office:value="77" calcext:value-type="float">
            <text:p>77</text:p>
          </table:table-cell>
          <table:table-cell table:style-name="ce351"/>
          <table:table-cell table:style-name="ce222" office:value-type="string" calcext:value-type="string">
            <text:p>autocentrum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78" calcext:value-type="float">
            <text:p>78</text:p>
          </table:table-cell>
          <table:table-cell table:style-name="ce335"/>
          <table:table-cell table:style-name="ce335" office:value-type="string" calcext:value-type="string">
            <text:p>easygo.pl</text:p>
          </table:table-cell>
          <table:table-cell table:style-name="ce376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79" calcext:value-type="float">
            <text:p>79</text:p>
          </table:table-cell>
          <table:table-cell table:style-name="ce351"/>
          <table:table-cell table:style-name="ce222" office:value-type="string" calcext:value-type="string">
            <text:p>hotmoney.pl</text:p>
          </table:table-cell>
          <table:table-cell table:style-name="ce358" office:value-type="string" calcext:value-type="string">
            <text:p>NO ADS BY DEFAULT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80" calcext:value-type="float">
            <text:p>80</text:p>
          </table:table-cell>
          <table:table-cell table:style-name="ce335"/>
          <table:table-cell table:style-name="ce335" office:value-type="string" calcext:value-type="string">
            <text:p>interaktywnie.com</text:p>
          </table:table-cell>
          <table:table-cell table:style-name="ce359" office:value-type="string" calcext:value-type="string">
            <text:p>NO ADS BY DEFAULT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81" calcext:value-type="float">
            <text:p>81</text:p>
          </table:table-cell>
          <table:table-cell table:style-name="ce351"/>
          <table:table-cell table:style-name="ce222" office:value-type="string" calcext:value-type="string">
            <text:p>inwestycje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82" calcext:value-type="float">
            <text:p>82</text:p>
          </table:table-cell>
          <table:table-cell table:style-name="ce335"/>
          <table:table-cell table:style-name="ce335" office:value-type="string" calcext:value-type="string">
            <text:p>kantory.pl</text:p>
          </table:table-cell>
          <table:table-cell table:style-name="ce359" office:value-type="string" calcext:value-type="string">
            <text:p>NO ADS BY DEFAULT</text:p>
          </table:table-cell>
          <table:table-cell table:style-name="ce335" office:value-type="string" calcext:value-type="string">
            <text:p>has connected sites</text:p>
          </table:table-cell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83" calcext:value-type="float">
            <text:p>83</text:p>
          </table:table-cell>
          <table:table-cell table:style-name="ce335"/>
          <table:table-cell table:style-name="ce222" office:value-type="string" calcext:value-type="string">
            <text:p>komediowo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84" calcext:value-type="float">
            <text:p>84</text:p>
          </table:table-cell>
          <table:table-cell table:style-name="ce335"/>
          <table:table-cell table:style-name="ce335" office:value-type="string" calcext:value-type="string">
            <text:p>mojeauto.pl</text:p>
          </table:table-cell>
          <table:table-cell table:style-name="ce359" office:value-type="string" calcext:value-type="string">
            <text:p>OK</text:p>
          </table:table-cell>
          <table:table-cell table:style-name="ce335" office:value-type="string" calcext:value-type="string">
            <text:p>has connected sites</text:p>
          </table:table-cell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85" calcext:value-type="float">
            <text:p>85</text:p>
          </table:table-cell>
          <table:table-cell table:style-name="ce335"/>
          <table:table-cell table:style-name="ce222" office:value-type="string" calcext:value-type="string">
            <text:p>nasygnale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86" calcext:value-type="float">
            <text:p>86</text:p>
          </table:table-cell>
          <table:table-cell table:style-name="ce335"/>
          <table:table-cell table:style-name="ce335" office:value-type="string" calcext:value-type="string">
            <text:p>niewiarygodne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87" calcext:value-type="float">
            <text:p>87</text:p>
          </table:table-cell>
          <table:table-cell table:style-name="ce335"/>
          <table:table-cell table:style-name="ce335" office:value-type="string" calcext:value-type="string">
            <text:p>odkrywcy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88" calcext:value-type="float">
            <text:p>88</text:p>
          </table:table-cell>
          <table:table-cell table:style-name="ce335"/>
          <table:table-cell table:style-name="ce222" office:value-type="string" calcext:value-type="string">
            <text:p>sfora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89" calcext:value-type="float">
            <text:p>89</text:p>
          </table:table-cell>
          <table:table-cell table:style-name="ce335"/>
          <table:table-cell table:style-name="ce222" office:value-type="string" calcext:value-type="string">
            <text:p>fotoblogia.pl</text:p>
          </table:table-cell>
          <table:table-cell table:style-name="ce358" office:value-type="string" calcext:value-type="string">
            <text:p>OK</text:p>
          </table:table-cell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90" calcext:value-type="float">
            <text:p>90</text:p>
          </table:table-cell>
          <table:table-cell table:style-name="ce335"/>
          <table:table-cell table:style-name="ce335" office:value-type="string" calcext:value-type="string">
            <text:p>moneyv.wp.pl</text:p>
          </table:table-cell>
          <table:table-cell table:style-name="ce359" office:value-type="string" calcext:value-type="string">
            <text:p>OK</text:p>
          </table:table-cell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91" calcext:value-type="float">
            <text:p>91</text:p>
          </table:table-cell>
          <table:table-cell table:style-name="ce335"/>
          <table:table-cell table:style-name="ce222"/>
          <table:table-cell table:style-name="ce358"/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92" calcext:value-type="float">
            <text:p>92</text:p>
          </table:table-cell>
          <table:table-cell table:style-name="ce351"/>
          <table:table-cell table:style-name="ce335"/>
          <table:table-cell table:style-name="ce359"/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93" calcext:value-type="float">
            <text:p>93</text:p>
          </table:table-cell>
          <table:table-cell table:style-name="ce335"/>
          <table:table-cell table:style-name="ce222"/>
          <table:table-cell table:style-name="ce358"/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94" calcext:value-type="float">
            <text:p>94</text:p>
          </table:table-cell>
          <table:table-cell table:style-name="ce335" table:number-columns-repeated="2"/>
          <table:table-cell table:style-name="ce359"/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95" calcext:value-type="float">
            <text:p>95</text:p>
          </table:table-cell>
          <table:table-cell table:style-name="ce335"/>
          <table:table-cell table:style-name="ce222"/>
          <table:table-cell table:style-name="ce358"/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96" calcext:value-type="float">
            <text:p>96</text:p>
          </table:table-cell>
          <table:table-cell table:style-name="ce335" table:number-columns-repeated="2"/>
          <table:table-cell table:style-name="ce359"/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97" calcext:value-type="float">
            <text:p>97</text:p>
          </table:table-cell>
          <table:table-cell table:style-name="ce335"/>
          <table:table-cell table:style-name="ce222"/>
          <table:table-cell table:style-name="ce358"/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 office:value-type="float" office:value="98" calcext:value-type="float">
            <text:p>98</text:p>
          </table:table-cell>
          <table:table-cell table:style-name="ce335" table:number-columns-repeated="2"/>
          <table:table-cell table:style-name="ce359"/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3" office:value-type="float" office:value="99" calcext:value-type="float">
            <text:p>99</text:p>
          </table:table-cell>
          <table:table-cell table:style-name="ce335"/>
          <table:table-cell table:style-name="ce222"/>
          <table:table-cell table:style-name="ce358"/>
          <table:table-cell table:style-name="ce351"/>
          <table:table-cell table:style-name="ce381"/>
          <table:table-cell table:style-name="ce388"/>
          <table:table-cell table:number-columns-repeated="1017"/>
        </table:table-row>
        <table:table-row table:style-name="ro1">
          <table:table-cell table:style-name="ce345"/>
          <table:table-cell table:style-name="ce335" table:number-columns-repeated="2"/>
          <table:table-cell table:style-name="ce359"/>
          <table:table-cell table:style-name="ce335"/>
          <table:table-cell table:style-name="ce382"/>
          <table:table-cell table:style-name="ce389"/>
          <table:table-cell table:number-columns-repeated="1017"/>
        </table:table-row>
        <table:table-row table:style-name="ro1">
          <table:table-cell table:style-name="ce346"/>
          <table:table-cell table:style-name="ce352"/>
          <table:table-cell table:style-name="ce357" office:value-type="string" calcext:value-type="string">
            <text:p>COVER </text:p>
          </table:table-cell>
          <table:table-cell table:style-name="ce377" table:formula="of:=(COUNTIF([.D2:.D101];&quot;OK&quot;)+COUNTIF([.D2:.D101];&quot;NO ADS BY DEFAULT&quot;))/COUNTIF([.D2:.D101];&quot;*&quot;)" office:value-type="percentage" office:value="0.788888888888889" calcext:value-type="percentage">
            <text:p>78.89%</text:p>
          </table:table-cell>
          <table:table-cell table:style-name="ce379"/>
          <table:table-cell table:style-name="ce385" office:value-type="string" calcext:value-type="string">
            <text:p><text:s/>CONFIRMED ADS </text:p>
          </table:table-cell>
          <table:table-cell table:style-name="ce392" table:formula="of:=(COUNTIF([.D2:.D101];&quot;ADVERT&quot;)+COUNTIF([.D2:.D101];&quot;Anti-adblock&quot;))/COUNTIF([.D2:.D101];&quot;*&quot;)" office:value-type="percentage" office:value="0.144444444444444" calcext:value-type="percentage">
            <text:p>14.44%</text:p>
          </table:table-cell>
          <table:table-cell table:number-columns-repeated="1017"/>
        </table:table-row>
        <table:table-row table:style-name="ro2" table:number-rows-repeated="114">
          <table:table-cell table:number-columns-repeated="3"/>
          <table:table-cell table:style-name="ce378"/>
          <table:table-cell table:number-columns-repeated="1020"/>
        </table:table-row>
        <table:table-row table:style-name="ro2" table:number-rows-repeated="104835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WP-group'.D2:'WP-group'.D17 'WP-group'.D19:'WP-group'.D33 'WP-group'.D46:'WP-group'.D46 'WP-group'.D48:'WP-group'.D48 'WP-group'.D50:'WP-group'.D50 'WP-group'.D52:'WP-group'.D58 'WP-group'.D71:'WP-group'.D78 'WP-group'.D37:'WP-group'.D37 'WP-group'.D40:'WP-group'.D42 'WP-group'.D60:'WP-group'.D69 'WP-group'.D80:'WP-group'.D216">
            <calcext:condition calcext:apply-style-name="Good" calcext:value="=&quot;OK&quot;" calcext:base-cell-address="'WP-group'.D2"/>
            <calcext:condition calcext:apply-style-name="Neutral" calcext:value="=&quot;TO SUBMIT&quot;" calcext:base-cell-address="'WP-group'.D2"/>
            <calcext:condition calcext:apply-style-name="Error" calcext:value="=&quot;ADVERT&quot;" calcext:base-cell-address="'WP-group'.D2"/>
            <calcext:condition calcext:apply-style-name="Accent 2" calcext:value="=&quot;NO ADS BY DEFAULT&quot;" calcext:base-cell-address="'WP-group'.D2"/>
          </calcext:conditional-format>
          <calcext:conditional-format calcext:target-range-address="'WP-group'.D18:'WP-group'.D18">
            <calcext:condition calcext:apply-style-name="Good" calcext:value="=&quot;OK&quot;" calcext:base-cell-address="'WP-group'.D18"/>
            <calcext:condition calcext:apply-style-name="Neutral" calcext:value="=&quot;TO SUBMIT&quot;" calcext:base-cell-address="'WP-group'.D18"/>
            <calcext:condition calcext:apply-style-name="Error" calcext:value="=&quot;ADVERT&quot;" calcext:base-cell-address="'WP-group'.D18"/>
            <calcext:condition calcext:apply-style-name="Accent 2" calcext:value="=&quot;NO ADS BY DEFAULT&quot;" calcext:base-cell-address="'WP-group'.D18"/>
          </calcext:conditional-format>
          <calcext:conditional-format calcext:target-range-address="'WP-group'.D34:'WP-group'.D34">
            <calcext:condition calcext:apply-style-name="Good" calcext:value="=&quot;OK&quot;" calcext:base-cell-address="'WP-group'.D34"/>
            <calcext:condition calcext:apply-style-name="Neutral" calcext:value="=&quot;TO SUBMIT&quot;" calcext:base-cell-address="'WP-group'.D34"/>
            <calcext:condition calcext:apply-style-name="Error" calcext:value="=&quot;ADVERT&quot;" calcext:base-cell-address="'WP-group'.D34"/>
            <calcext:condition calcext:apply-style-name="Accent 2" calcext:value="=&quot;NO ADS BY DEFAULT&quot;" calcext:base-cell-address="'WP-group'.D34"/>
          </calcext:conditional-format>
          <calcext:conditional-format calcext:target-range-address="'WP-group'.D35:'WP-group'.D35">
            <calcext:condition calcext:apply-style-name="Good" calcext:value="=&quot;OK&quot;" calcext:base-cell-address="'WP-group'.D35"/>
            <calcext:condition calcext:apply-style-name="Neutral" calcext:value="=&quot;TO SUBMIT&quot;" calcext:base-cell-address="'WP-group'.D35"/>
            <calcext:condition calcext:apply-style-name="Error" calcext:value="=&quot;ADVERT&quot;" calcext:base-cell-address="'WP-group'.D35"/>
            <calcext:condition calcext:apply-style-name="Accent 2" calcext:value="=&quot;NO ADS BY DEFAULT&quot;" calcext:base-cell-address="'WP-group'.D35"/>
          </calcext:conditional-format>
          <calcext:conditional-format calcext:target-range-address="'WP-group'.D45:'WP-group'.D45">
            <calcext:condition calcext:apply-style-name="Good" calcext:value="=&quot;OK&quot;" calcext:base-cell-address="'WP-group'.D45"/>
            <calcext:condition calcext:apply-style-name="Neutral" calcext:value="=&quot;TO SUBMIT&quot;" calcext:base-cell-address="'WP-group'.D45"/>
            <calcext:condition calcext:apply-style-name="Error" calcext:value="=&quot;ADVERT&quot;" calcext:base-cell-address="'WP-group'.D45"/>
            <calcext:condition calcext:apply-style-name="Accent 2" calcext:value="=&quot;NO ADS BY DEFAULT&quot;" calcext:base-cell-address="'WP-group'.D45"/>
          </calcext:conditional-format>
          <calcext:conditional-format calcext:target-range-address="'WP-group'.D47:'WP-group'.D47">
            <calcext:condition calcext:apply-style-name="Good" calcext:value="=&quot;OK&quot;" calcext:base-cell-address="'WP-group'.D47"/>
            <calcext:condition calcext:apply-style-name="Neutral" calcext:value="=&quot;TO SUBMIT&quot;" calcext:base-cell-address="'WP-group'.D47"/>
            <calcext:condition calcext:apply-style-name="Error" calcext:value="=&quot;ADVERT&quot;" calcext:base-cell-address="'WP-group'.D47"/>
            <calcext:condition calcext:apply-style-name="Accent 2" calcext:value="=&quot;NO ADS BY DEFAULT&quot;" calcext:base-cell-address="'WP-group'.D47"/>
          </calcext:conditional-format>
          <calcext:conditional-format calcext:target-range-address="'WP-group'.D49:'WP-group'.D49">
            <calcext:condition calcext:apply-style-name="Good" calcext:value="=&quot;OK&quot;" calcext:base-cell-address="'WP-group'.D49"/>
            <calcext:condition calcext:apply-style-name="Neutral" calcext:value="=&quot;TO SUBMIT&quot;" calcext:base-cell-address="'WP-group'.D49"/>
            <calcext:condition calcext:apply-style-name="Error" calcext:value="=&quot;ADVERT&quot;" calcext:base-cell-address="'WP-group'.D49"/>
            <calcext:condition calcext:apply-style-name="Accent 2" calcext:value="=&quot;NO ADS BY DEFAULT&quot;" calcext:base-cell-address="'WP-group'.D49"/>
          </calcext:conditional-format>
          <calcext:conditional-format calcext:target-range-address="'WP-group'.D51:'WP-group'.D51">
            <calcext:condition calcext:apply-style-name="Good" calcext:value="=&quot;OK&quot;" calcext:base-cell-address="'WP-group'.D51"/>
            <calcext:condition calcext:apply-style-name="Neutral" calcext:value="=&quot;TO SUBMIT&quot;" calcext:base-cell-address="'WP-group'.D51"/>
            <calcext:condition calcext:apply-style-name="Error" calcext:value="=&quot;ADVERT&quot;" calcext:base-cell-address="'WP-group'.D51"/>
            <calcext:condition calcext:apply-style-name="Accent 2" calcext:value="=&quot;NO ADS BY DEFAULT&quot;" calcext:base-cell-address="'WP-group'.D51"/>
          </calcext:conditional-format>
          <calcext:conditional-format calcext:target-range-address="'WP-group'.D59:'WP-group'.D59">
            <calcext:condition calcext:apply-style-name="Good" calcext:value="=&quot;OK&quot;" calcext:base-cell-address="'WP-group'.D59"/>
            <calcext:condition calcext:apply-style-name="Neutral" calcext:value="=&quot;TO SUBMIT&quot;" calcext:base-cell-address="'WP-group'.D59"/>
            <calcext:condition calcext:apply-style-name="Error" calcext:value="=&quot;ADVERT&quot;" calcext:base-cell-address="'WP-group'.D59"/>
            <calcext:condition calcext:apply-style-name="Accent 2" calcext:value="=&quot;NO ADS BY DEFAULT&quot;" calcext:base-cell-address="'WP-group'.D59"/>
          </calcext:conditional-format>
          <calcext:conditional-format calcext:target-range-address="'WP-group'.D79:'WP-group'.D79">
            <calcext:condition calcext:apply-style-name="Good" calcext:value="=&quot;OK&quot;" calcext:base-cell-address="'WP-group'.D79"/>
            <calcext:condition calcext:apply-style-name="Neutral" calcext:value="=&quot;TO SUBMIT&quot;" calcext:base-cell-address="'WP-group'.D79"/>
            <calcext:condition calcext:apply-style-name="Error" calcext:value="=&quot;ADVERT&quot;" calcext:base-cell-address="'WP-group'.D79"/>
            <calcext:condition calcext:apply-style-name="Accent 2" calcext:value="=&quot;NO ADS BY DEFAULT&quot;" calcext:base-cell-address="'WP-group'.D79"/>
          </calcext:conditional-format>
          <calcext:conditional-format calcext:target-range-address="'WP-group'.D38:'WP-group'.D39">
            <calcext:condition calcext:apply-style-name="Good" calcext:value="=&quot;OK&quot;" calcext:base-cell-address="'WP-group'.D38"/>
            <calcext:condition calcext:apply-style-name="Neutral" calcext:value="=&quot;TO SUBMIT&quot;" calcext:base-cell-address="'WP-group'.D38"/>
            <calcext:condition calcext:apply-style-name="Error" calcext:value="=&quot;ADVERT&quot;" calcext:base-cell-address="'WP-group'.D38"/>
            <calcext:condition calcext:apply-style-name="Accent 2" calcext:value="=&quot;NO ADS BY DEFAULT&quot;" calcext:base-cell-address="'WP-group'.D38"/>
          </calcext:conditional-format>
          <calcext:conditional-format calcext:target-range-address="'WP-group'.D36:'WP-group'.D36">
            <calcext:condition calcext:apply-style-name="Good" calcext:value="=&quot;OK&quot;" calcext:base-cell-address="'WP-group'.D36"/>
            <calcext:condition calcext:apply-style-name="Neutral" calcext:value="=&quot;TO SUBMIT&quot;" calcext:base-cell-address="'WP-group'.D36"/>
            <calcext:condition calcext:apply-style-name="Error" calcext:value="=&quot;ADVERT&quot;" calcext:base-cell-address="'WP-group'.D36"/>
            <calcext:condition calcext:apply-style-name="Accent 2" calcext:value="=&quot;NO ADS BY DEFAULT&quot;" calcext:base-cell-address="'WP-group'.D36"/>
          </calcext:conditional-format>
          <calcext:conditional-format calcext:target-range-address="'WP-group'.D43:'WP-group'.D43">
            <calcext:condition calcext:apply-style-name="Good" calcext:value="=&quot;OK&quot;" calcext:base-cell-address="'WP-group'.D43"/>
            <calcext:condition calcext:apply-style-name="Neutral" calcext:value="=&quot;TO SUBMIT&quot;" calcext:base-cell-address="'WP-group'.D43"/>
            <calcext:condition calcext:apply-style-name="Error" calcext:value="=&quot;ADVERT&quot;" calcext:base-cell-address="'WP-group'.D43"/>
            <calcext:condition calcext:apply-style-name="Accent 2" calcext:value="=&quot;NO ADS BY DEFAULT&quot;" calcext:base-cell-address="'WP-group'.D43"/>
          </calcext:conditional-format>
          <calcext:conditional-format calcext:target-range-address="'WP-group'.D44:'WP-group'.D44">
            <calcext:condition calcext:apply-style-name="Good" calcext:value="=&quot;OK&quot;" calcext:base-cell-address="'WP-group'.D44"/>
            <calcext:condition calcext:apply-style-name="Neutral" calcext:value="=&quot;TO SUBMIT&quot;" calcext:base-cell-address="'WP-group'.D44"/>
            <calcext:condition calcext:apply-style-name="Error" calcext:value="=&quot;ADVERT&quot;" calcext:base-cell-address="'WP-group'.D44"/>
            <calcext:condition calcext:apply-style-name="Accent 2" calcext:value="=&quot;NO ADS BY DEFAULT&quot;" calcext:base-cell-address="'WP-group'.D44"/>
          </calcext:conditional-format>
          <calcext:conditional-format calcext:target-range-address="'WP-group'.D70:'WP-group'.D70">
            <calcext:condition calcext:apply-style-name="Good" calcext:value="=&quot;OK&quot;" calcext:base-cell-address="'WP-group'.D70"/>
            <calcext:condition calcext:apply-style-name="Neutral" calcext:value="=&quot;TO SUBMIT&quot;" calcext:base-cell-address="'WP-group'.D70"/>
            <calcext:condition calcext:apply-style-name="Error" calcext:value="=&quot;ADVERT&quot;" calcext:base-cell-address="'WP-group'.D70"/>
            <calcext:condition calcext:apply-style-name="Accent 2" calcext:value="=&quot;NO ADS BY DEFAULT&quot;" calcext:base-cell-address="'WP-group'.D70"/>
          </calcext:conditional-format>
        </calcext:conditional-formats>
      </table:table>
      <table:named-expressions/>
      <table:database-ranges>
        <table:database-range table:name="Tabela2" table:target-range-address="filters.A1:filters.M672" table:display-filter-buttons="true" table:orientation="column"/>
        <table:database-range table:name="__Anonymous_Sheet_DB__4" table:target-range-address="'WP-group'.C78:'WP-group'.E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2" style:display-name="ConditionalStyle_2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3" style:display-name="ConditionalStyle_3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/00/0000</text:date>, <text:time style:data-style-name="N2" text:time-value="15:14:05.7952648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w_5f_sites" style:display-name="PageStyle_new_si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sites" style:display-name="PageStyle_websi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ti-CV" style:display-name="PageStyle_anti-CV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mains" style:display-name="PageStyle_domai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P-group" style:display-name="PageStyle_WP-group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lters" style:display-name="PageStyle_fil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7:07:30</meta:creation-date>
    <meta:initial-creator>Bartosz Sobkowiak</meta:initial-creator>
    <dc:language>en-US</dc:language>
    <dc:date>2020-09-20T15:15:01.207454854</dc:date>
    <meta:editing-cycles>144</meta:editing-cycles>
    <meta:editing-duration>P1DT1H40M7S</meta:editing-duration>
    <meta:generator>LibreOffice/6.0.7.3$Linux_X86_64 LibreOffice_project/00m0$Build-3</meta:generator>
    <meta:document-statistic meta:table-count="5" meta:cell-count="710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heets-banding" meta:value-type="string"/>
    <meta:user-defined meta:name="sheets-original-selection" meta:value-type="string"/>
  </office:meta>
</office:document-meta>
</file>